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hybrid</text:p>
          </table:table-cell>
          <table:table-cell table:number-columns-repeated="2"/>
          <table:table-cell office:value-type="string">
            <text:p>shared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2"/>
          <table:table-cell office:value-type="string">
            <text:p>prefixsum</text:p>
          </table:table-cell>
          <table:table-cell table:number-columns-repeated="8"/>
        </table:table-row>
        <table:table-row table:style-name="ro1">
          <table:table-cell office:value-type="string">
            <text:p>fram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5.325">
            <text:p>255,325</text:p>
          </table:table-cell>
          <table:table-cell office:value-type="float" office:value="209.232">
            <text:p>209,232</text:p>
          </table:table-cell>
          <table:table-cell office:value-type="float" office:value="349.423">
            <text:p>349,423</text:p>
          </table:table-cell>
          <table:table-cell office:value-type="float" office:value="340.033">
            <text:p>340,033</text:p>
          </table:table-cell>
          <table:table-cell office:value-type="float" office:value="205.487">
            <text:p>205,487</text:p>
          </table:table-cell>
          <table:table-cell office:value-type="float" office:value="651.034">
            <text:p>651,034</text:p>
          </table:table-cell>
          <table:table-cell office:value-type="float" office:value="175.47">
            <text:p>175,47</text:p>
          </table:table-cell>
          <table:table-cell office:value-type="float" office:value="150.068">
            <text:p>150,068</text:p>
          </table:table-cell>
          <table:table-cell office:value-type="float" office:value="203.068">
            <text:p>203,068</text:p>
          </table:table-cell>
          <table:table-cell office:value-type="float" office:value="740.8">
            <text:p>740,8</text:p>
          </table:table-cell>
          <table:table-cell office:value-type="float" office:value="647.808">
            <text:p>647,808</text:p>
          </table:table-cell>
          <table:table-cell office:value-type="float" office:value="1263.51">
            <text:p>1263,5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.454">
            <text:p>256,454</text:p>
          </table:table-cell>
          <table:table-cell office:value-type="float" office:value="211.394">
            <text:p>211,394</text:p>
          </table:table-cell>
          <table:table-cell office:value-type="float" office:value="351.254">
            <text:p>351,254</text:p>
          </table:table-cell>
          <table:table-cell office:value-type="float" office:value="343.246">
            <text:p>343,246</text:p>
          </table:table-cell>
          <table:table-cell office:value-type="float" office:value="206.257">
            <text:p>206,257</text:p>
          </table:table-cell>
          <table:table-cell office:value-type="float" office:value="650.841">
            <text:p>650,841</text:p>
          </table:table-cell>
          <table:table-cell office:value-type="float" office:value="177.002">
            <text:p>177,002</text:p>
          </table:table-cell>
          <table:table-cell office:value-type="float" office:value="152.19">
            <text:p>152,19</text:p>
          </table:table-cell>
          <table:table-cell office:value-type="float" office:value="205.399">
            <text:p>205,399</text:p>
          </table:table-cell>
          <table:table-cell office:value-type="float" office:value="742.463">
            <text:p>742,463</text:p>
          </table:table-cell>
          <table:table-cell office:value-type="float" office:value="649.252">
            <text:p>649,252</text:p>
          </table:table-cell>
          <table:table-cell office:value-type="float" office:value="1282.21">
            <text:p>1282,2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433">
            <text:p>256,433</text:p>
          </table:table-cell>
          <table:table-cell office:value-type="float" office:value="210.094">
            <text:p>210,094</text:p>
          </table:table-cell>
          <table:table-cell office:value-type="float" office:value="347.699">
            <text:p>347,699</text:p>
          </table:table-cell>
          <table:table-cell office:value-type="float" office:value="340.357">
            <text:p>340,357</text:p>
          </table:table-cell>
          <table:table-cell office:value-type="float" office:value="205.382">
            <text:p>205,382</text:p>
          </table:table-cell>
          <table:table-cell office:value-type="float" office:value="646.891">
            <text:p>646,891</text:p>
          </table:table-cell>
          <table:table-cell office:value-type="float" office:value="176.553">
            <text:p>176,553</text:p>
          </table:table-cell>
          <table:table-cell office:value-type="float" office:value="150.424">
            <text:p>150,424</text:p>
          </table:table-cell>
          <table:table-cell office:value-type="float" office:value="205.377">
            <text:p>205,377</text:p>
          </table:table-cell>
          <table:table-cell office:value-type="float" office:value="742.152">
            <text:p>742,152</text:p>
          </table:table-cell>
          <table:table-cell office:value-type="float" office:value="648.742">
            <text:p>648,742</text:p>
          </table:table-cell>
          <table:table-cell office:value-type="float" office:value="1278.78">
            <text:p>1278,7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.177">
            <text:p>257,177</text:p>
          </table:table-cell>
          <table:table-cell office:value-type="float" office:value="211.731">
            <text:p>211,731</text:p>
          </table:table-cell>
          <table:table-cell office:value-type="float" office:value="352.369">
            <text:p>352,369</text:p>
          </table:table-cell>
          <table:table-cell office:value-type="float" office:value="346.605">
            <text:p>346,605</text:p>
          </table:table-cell>
          <table:table-cell office:value-type="float" office:value="206.972">
            <text:p>206,972</text:p>
          </table:table-cell>
          <table:table-cell office:value-type="float" office:value="650.051">
            <text:p>650,051</text:p>
          </table:table-cell>
          <table:table-cell office:value-type="float" office:value="177.649">
            <text:p>177,649</text:p>
          </table:table-cell>
          <table:table-cell office:value-type="float" office:value="154.375">
            <text:p>154,375</text:p>
          </table:table-cell>
          <table:table-cell office:value-type="float" office:value="206.602">
            <text:p>206,602</text:p>
          </table:table-cell>
          <table:table-cell office:value-type="float" office:value="743.338">
            <text:p>743,338</text:p>
          </table:table-cell>
          <table:table-cell office:value-type="float" office:value="649.838">
            <text:p>649,838</text:p>
          </table:table-cell>
          <table:table-cell office:value-type="float" office:value="1263.82">
            <text:p>1263,8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.392">
            <text:p>258,392</text:p>
          </table:table-cell>
          <table:table-cell office:value-type="float" office:value="213.917">
            <text:p>213,917</text:p>
          </table:table-cell>
          <table:table-cell office:value-type="float" office:value="354.578">
            <text:p>354,578</text:p>
          </table:table-cell>
          <table:table-cell office:value-type="float" office:value="346.852">
            <text:p>346,852</text:p>
          </table:table-cell>
          <table:table-cell office:value-type="float" office:value="207.779">
            <text:p>207,779</text:p>
          </table:table-cell>
          <table:table-cell office:value-type="float" office:value="651.517">
            <text:p>651,517</text:p>
          </table:table-cell>
          <table:table-cell office:value-type="float" office:value="178.501">
            <text:p>178,501</text:p>
          </table:table-cell>
          <table:table-cell office:value-type="float" office:value="154.316">
            <text:p>154,316</text:p>
          </table:table-cell>
          <table:table-cell office:value-type="float" office:value="209.767">
            <text:p>209,767</text:p>
          </table:table-cell>
          <table:table-cell office:value-type="float" office:value="744.533">
            <text:p>744,533</text:p>
          </table:table-cell>
          <table:table-cell office:value-type="float" office:value="651.297">
            <text:p>651,297</text:p>
          </table:table-cell>
          <table:table-cell office:value-type="float" office:value="1278.37">
            <text:p>1278,3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.282">
            <text:p>256,282</text:p>
          </table:table-cell>
          <table:table-cell office:value-type="float" office:value="210.829">
            <text:p>210,829</text:p>
          </table:table-cell>
          <table:table-cell office:value-type="float" office:value="353.645">
            <text:p>353,645</text:p>
          </table:table-cell>
          <table:table-cell office:value-type="float" office:value="340.885">
            <text:p>340,885</text:p>
          </table:table-cell>
          <table:table-cell office:value-type="float" office:value="204.462">
            <text:p>204,462</text:p>
          </table:table-cell>
          <table:table-cell office:value-type="float" office:value="645.569">
            <text:p>645,569</text:p>
          </table:table-cell>
          <table:table-cell office:value-type="float" office:value="176.788">
            <text:p>176,788</text:p>
          </table:table-cell>
          <table:table-cell office:value-type="float" office:value="151.893">
            <text:p>151,893</text:p>
          </table:table-cell>
          <table:table-cell office:value-type="float" office:value="206.594">
            <text:p>206,594</text:p>
          </table:table-cell>
          <table:table-cell office:value-type="float" office:value="742.641">
            <text:p>742,641</text:p>
          </table:table-cell>
          <table:table-cell office:value-type="float" office:value="649.508">
            <text:p>649,508</text:p>
          </table:table-cell>
          <table:table-cell office:value-type="float" office:value="1284.22">
            <text:p>1284,2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.845">
            <text:p>256,845</text:p>
          </table:table-cell>
          <table:table-cell office:value-type="float" office:value="211.417">
            <text:p>211,417</text:p>
          </table:table-cell>
          <table:table-cell office:value-type="float" office:value="354.279">
            <text:p>354,279</text:p>
          </table:table-cell>
          <table:table-cell office:value-type="float" office:value="345.697">
            <text:p>345,697</text:p>
          </table:table-cell>
          <table:table-cell office:value-type="float" office:value="207.402">
            <text:p>207,402</text:p>
          </table:table-cell>
          <table:table-cell office:value-type="float" office:value="651.008">
            <text:p>651,008</text:p>
          </table:table-cell>
          <table:table-cell office:value-type="float" office:value="176.933">
            <text:p>176,933</text:p>
          </table:table-cell>
          <table:table-cell office:value-type="float" office:value="153.672">
            <text:p>153,672</text:p>
          </table:table-cell>
          <table:table-cell office:value-type="float" office:value="206.021">
            <text:p>206,021</text:p>
          </table:table-cell>
          <table:table-cell office:value-type="float" office:value="743.015">
            <text:p>743,015</text:p>
          </table:table-cell>
          <table:table-cell office:value-type="float" office:value="649.219">
            <text:p>649,219</text:p>
          </table:table-cell>
          <table:table-cell office:value-type="float" office:value="1284.87">
            <text:p>1284,8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.286">
            <text:p>255,286</text:p>
          </table:table-cell>
          <table:table-cell office:value-type="float" office:value="211.501">
            <text:p>211,501</text:p>
          </table:table-cell>
          <table:table-cell office:value-type="float" office:value="348.119">
            <text:p>348,119</text:p>
          </table:table-cell>
          <table:table-cell office:value-type="float" office:value="347.008">
            <text:p>347,008</text:p>
          </table:table-cell>
          <table:table-cell office:value-type="float" office:value="208.86">
            <text:p>208,86</text:p>
          </table:table-cell>
          <table:table-cell office:value-type="float" office:value="650.32">
            <text:p>650,32</text:p>
          </table:table-cell>
          <table:table-cell office:value-type="float" office:value="175.923">
            <text:p>175,923</text:p>
          </table:table-cell>
          <table:table-cell office:value-type="float" office:value="155.003">
            <text:p>155,003</text:p>
          </table:table-cell>
          <table:table-cell office:value-type="float" office:value="203.51">
            <text:p>203,51</text:p>
          </table:table-cell>
          <table:table-cell office:value-type="float" office:value="741.608">
            <text:p>741,608</text:p>
          </table:table-cell>
          <table:table-cell office:value-type="float" office:value="648.753">
            <text:p>648,753</text:p>
          </table:table-cell>
          <table:table-cell office:value-type="float" office:value="1274.52">
            <text:p>1274,5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.959">
            <text:p>255,959</text:p>
          </table:table-cell>
          <table:table-cell office:value-type="float" office:value="211.153">
            <text:p>211,153</text:p>
          </table:table-cell>
          <table:table-cell office:value-type="float" office:value="350.846">
            <text:p>350,846</text:p>
          </table:table-cell>
          <table:table-cell office:value-type="float" office:value="345.902">
            <text:p>345,902</text:p>
          </table:table-cell>
          <table:table-cell office:value-type="float" office:value="207.595">
            <text:p>207,595</text:p>
          </table:table-cell>
          <table:table-cell office:value-type="float" office:value="649.024">
            <text:p>649,024</text:p>
          </table:table-cell>
          <table:table-cell office:value-type="float" office:value="176.15">
            <text:p>176,15</text:p>
          </table:table-cell>
          <table:table-cell office:value-type="float" office:value="152.324">
            <text:p>152,324</text:p>
          </table:table-cell>
          <table:table-cell office:value-type="float" office:value="203.847">
            <text:p>203,847</text:p>
          </table:table-cell>
          <table:table-cell office:value-type="float" office:value="742.057">
            <text:p>742,057</text:p>
          </table:table-cell>
          <table:table-cell office:value-type="float" office:value="648.729">
            <text:p>648,729</text:p>
          </table:table-cell>
          <table:table-cell office:value-type="float" office:value="1276.57">
            <text:p>1276,5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.51">
            <text:p>254,51</text:p>
          </table:table-cell>
          <table:table-cell office:value-type="float" office:value="208.933">
            <text:p>208,933</text:p>
          </table:table-cell>
          <table:table-cell office:value-type="float" office:value="351.788">
            <text:p>351,788</text:p>
          </table:table-cell>
          <table:table-cell office:value-type="float" office:value="338.502">
            <text:p>338,502</text:p>
          </table:table-cell>
          <table:table-cell office:value-type="float" office:value="204.075">
            <text:p>204,075</text:p>
          </table:table-cell>
          <table:table-cell office:value-type="float" office:value="641.474">
            <text:p>641,474</text:p>
          </table:table-cell>
          <table:table-cell office:value-type="float" office:value="175.06">
            <text:p>175,06</text:p>
          </table:table-cell>
          <table:table-cell office:value-type="float" office:value="150.121">
            <text:p>150,121</text:p>
          </table:table-cell>
          <table:table-cell office:value-type="float" office:value="203.275">
            <text:p>203,275</text:p>
          </table:table-cell>
          <table:table-cell office:value-type="float" office:value="740.977">
            <text:p>740,977</text:p>
          </table:table-cell>
          <table:table-cell office:value-type="float" office:value="647.553">
            <text:p>647,553</text:p>
          </table:table-cell>
          <table:table-cell office:value-type="float" office:value="1279.19">
            <text:p>1279,1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.83">
            <text:p>256,83</text:p>
          </table:table-cell>
          <table:table-cell office:value-type="float" office:value="212.806">
            <text:p>212,806</text:p>
          </table:table-cell>
          <table:table-cell office:value-type="float" office:value="352.033">
            <text:p>352,033</text:p>
          </table:table-cell>
          <table:table-cell office:value-type="float" office:value="349.015">
            <text:p>349,015</text:p>
          </table:table-cell>
          <table:table-cell office:value-type="float" office:value="209.856">
            <text:p>209,856</text:p>
          </table:table-cell>
          <table:table-cell office:value-type="float" office:value="661.848">
            <text:p>661,848</text:p>
          </table:table-cell>
          <table:table-cell office:value-type="float" office:value="177.438">
            <text:p>177,438</text:p>
          </table:table-cell>
          <table:table-cell office:value-type="float" office:value="154.633">
            <text:p>154,633</text:p>
          </table:table-cell>
          <table:table-cell office:value-type="float" office:value="206.441">
            <text:p>206,441</text:p>
          </table:table-cell>
          <table:table-cell office:value-type="float" office:value="742.645">
            <text:p>742,645</text:p>
          </table:table-cell>
          <table:table-cell office:value-type="float" office:value="649.825">
            <text:p>649,825</text:p>
          </table:table-cell>
          <table:table-cell office:value-type="float" office:value="1280.19">
            <text:p>1280,19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7.77">
            <text:p>257,77</text:p>
          </table:table-cell>
          <table:table-cell office:value-type="float" office:value="213.728">
            <text:p>213,728</text:p>
          </table:table-cell>
          <table:table-cell office:value-type="float" office:value="353.762">
            <text:p>353,762</text:p>
          </table:table-cell>
          <table:table-cell office:value-type="float" office:value="352.914">
            <text:p>352,914</text:p>
          </table:table-cell>
          <table:table-cell office:value-type="float" office:value="210.818">
            <text:p>210,818</text:p>
          </table:table-cell>
          <table:table-cell office:value-type="float" office:value="658.989">
            <text:p>658,989</text:p>
          </table:table-cell>
          <table:table-cell office:value-type="float" office:value="177.988">
            <text:p>177,988</text:p>
          </table:table-cell>
          <table:table-cell office:value-type="float" office:value="155.572">
            <text:p>155,572</text:p>
          </table:table-cell>
          <table:table-cell office:value-type="float" office:value="206.121">
            <text:p>206,121</text:p>
          </table:table-cell>
          <table:table-cell office:value-type="float" office:value="742.956">
            <text:p>742,956</text:p>
          </table:table-cell>
          <table:table-cell office:value-type="float" office:value="650.794">
            <text:p>650,794</text:p>
          </table:table-cell>
          <table:table-cell office:value-type="float" office:value="1275.85">
            <text:p>1275,8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57.106">
            <text:p>257,106</text:p>
          </table:table-cell>
          <table:table-cell office:value-type="float" office:value="212.48">
            <text:p>212,48</text:p>
          </table:table-cell>
          <table:table-cell office:value-type="float" office:value="351.796">
            <text:p>351,796</text:p>
          </table:table-cell>
          <table:table-cell office:value-type="float" office:value="347.966">
            <text:p>347,966</text:p>
          </table:table-cell>
          <table:table-cell office:value-type="float" office:value="209.879">
            <text:p>209,879</text:p>
          </table:table-cell>
          <table:table-cell office:value-type="float" office:value="664.884">
            <text:p>664,884</text:p>
          </table:table-cell>
          <table:table-cell office:value-type="float" office:value="177.105">
            <text:p>177,105</text:p>
          </table:table-cell>
          <table:table-cell office:value-type="float" office:value="152.782">
            <text:p>152,782</text:p>
          </table:table-cell>
          <table:table-cell office:value-type="float" office:value="205.284">
            <text:p>205,284</text:p>
          </table:table-cell>
          <table:table-cell office:value-type="float" office:value="742.396">
            <text:p>742,396</text:p>
          </table:table-cell>
          <table:table-cell office:value-type="float" office:value="649.701">
            <text:p>649,701</text:p>
          </table:table-cell>
          <table:table-cell office:value-type="float" office:value="1263.97">
            <text:p>1263,9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6.234">
            <text:p>256,234</text:p>
          </table:table-cell>
          <table:table-cell office:value-type="float" office:value="212.751">
            <text:p>212,751</text:p>
          </table:table-cell>
          <table:table-cell office:value-type="float" office:value="356.244">
            <text:p>356,244</text:p>
          </table:table-cell>
          <table:table-cell office:value-type="float" office:value="350.365">
            <text:p>350,365</text:p>
          </table:table-cell>
          <table:table-cell office:value-type="float" office:value="211.131">
            <text:p>211,131</text:p>
          </table:table-cell>
          <table:table-cell office:value-type="float" office:value="663.856">
            <text:p>663,856</text:p>
          </table:table-cell>
          <table:table-cell office:value-type="float" office:value="176.537">
            <text:p>176,537</text:p>
          </table:table-cell>
          <table:table-cell office:value-type="float" office:value="153.082">
            <text:p>153,082</text:p>
          </table:table-cell>
          <table:table-cell office:value-type="float" office:value="204.922">
            <text:p>204,922</text:p>
          </table:table-cell>
          <table:table-cell office:value-type="float" office:value="741.632">
            <text:p>741,632</text:p>
          </table:table-cell>
          <table:table-cell office:value-type="float" office:value="649.577">
            <text:p>649,577</text:p>
          </table:table-cell>
          <table:table-cell office:value-type="float" office:value="1280.2">
            <text:p>1280,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7.138">
            <text:p>257,138</text:p>
          </table:table-cell>
          <table:table-cell office:value-type="float" office:value="212.778">
            <text:p>212,778</text:p>
          </table:table-cell>
          <table:table-cell office:value-type="float" office:value="353.75">
            <text:p>353,75</text:p>
          </table:table-cell>
          <table:table-cell office:value-type="float" office:value="350.352">
            <text:p>350,352</text:p>
          </table:table-cell>
          <table:table-cell office:value-type="float" office:value="211.539">
            <text:p>211,539</text:p>
          </table:table-cell>
          <table:table-cell office:value-type="float" office:value="669.619">
            <text:p>669,619</text:p>
          </table:table-cell>
          <table:table-cell office:value-type="float" office:value="177.165">
            <text:p>177,165</text:p>
          </table:table-cell>
          <table:table-cell office:value-type="float" office:value="154.046">
            <text:p>154,046</text:p>
          </table:table-cell>
          <table:table-cell office:value-type="float" office:value="205.28">
            <text:p>205,28</text:p>
          </table:table-cell>
          <table:table-cell office:value-type="float" office:value="742.263">
            <text:p>742,263</text:p>
          </table:table-cell>
          <table:table-cell office:value-type="float" office:value="650.42">
            <text:p>650,42</text:p>
          </table:table-cell>
          <table:table-cell office:value-type="float" office:value="1267.72">
            <text:p>1267,7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9.867">
            <text:p>259,867</text:p>
          </table:table-cell>
          <table:table-cell office:value-type="float" office:value="216.738">
            <text:p>216,738</text:p>
          </table:table-cell>
          <table:table-cell office:value-type="float" office:value="357.316">
            <text:p>357,316</text:p>
          </table:table-cell>
          <table:table-cell office:value-type="float" office:value="360.789">
            <text:p>360,789</text:p>
          </table:table-cell>
          <table:table-cell office:value-type="float" office:value="217.919">
            <text:p>217,919</text:p>
          </table:table-cell>
          <table:table-cell office:value-type="float" office:value="696.989">
            <text:p>696,989</text:p>
          </table:table-cell>
          <table:table-cell office:value-type="float" office:value="179.903">
            <text:p>179,903</text:p>
          </table:table-cell>
          <table:table-cell office:value-type="float" office:value="159.738">
            <text:p>159,738</text:p>
          </table:table-cell>
          <table:table-cell office:value-type="float" office:value="210.973">
            <text:p>210,973</text:p>
          </table:table-cell>
          <table:table-cell office:value-type="float" office:value="745.03">
            <text:p>745,03</text:p>
          </table:table-cell>
          <table:table-cell office:value-type="float" office:value="652.915">
            <text:p>652,915</text:p>
          </table:table-cell>
          <table:table-cell office:value-type="float" office:value="1270.71">
            <text:p>1270,7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8.055">
            <text:p>258,055</text:p>
          </table:table-cell>
          <table:table-cell office:value-type="float" office:value="213.647">
            <text:p>213,647</text:p>
          </table:table-cell>
          <table:table-cell office:value-type="float" office:value="354.613">
            <text:p>354,613</text:p>
          </table:table-cell>
          <table:table-cell office:value-type="float" office:value="351.022">
            <text:p>351,022</text:p>
          </table:table-cell>
          <table:table-cell office:value-type="float" office:value="213.084">
            <text:p>213,084</text:p>
          </table:table-cell>
          <table:table-cell office:value-type="float" office:value="683.018">
            <text:p>683,018</text:p>
          </table:table-cell>
          <table:table-cell office:value-type="float" office:value="178.128">
            <text:p>178,128</text:p>
          </table:table-cell>
          <table:table-cell office:value-type="float" office:value="153.558">
            <text:p>153,558</text:p>
          </table:table-cell>
          <table:table-cell office:value-type="float" office:value="207.829">
            <text:p>207,829</text:p>
          </table:table-cell>
          <table:table-cell office:value-type="float" office:value="743.876">
            <text:p>743,876</text:p>
          </table:table-cell>
          <table:table-cell office:value-type="float" office:value="650.917">
            <text:p>650,917</text:p>
          </table:table-cell>
          <table:table-cell office:value-type="float" office:value="1264.45">
            <text:p>1264,4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9.062">
            <text:p>259,062</text:p>
          </table:table-cell>
          <table:table-cell office:value-type="float" office:value="214.626">
            <text:p>214,626</text:p>
          </table:table-cell>
          <table:table-cell office:value-type="float" office:value="356.634">
            <text:p>356,634</text:p>
          </table:table-cell>
          <table:table-cell office:value-type="float" office:value="355.133">
            <text:p>355,133</text:p>
          </table:table-cell>
          <table:table-cell office:value-type="float" office:value="214.709">
            <text:p>214,709</text:p>
          </table:table-cell>
          <table:table-cell office:value-type="float" office:value="686.576">
            <text:p>686,576</text:p>
          </table:table-cell>
          <table:table-cell office:value-type="float" office:value="178.972">
            <text:p>178,972</text:p>
          </table:table-cell>
          <table:table-cell office:value-type="float" office:value="155.673">
            <text:p>155,673</text:p>
          </table:table-cell>
          <table:table-cell office:value-type="float" office:value="209.524">
            <text:p>209,524</text:p>
          </table:table-cell>
          <table:table-cell office:value-type="float" office:value="744.224">
            <text:p>744,224</text:p>
          </table:table-cell>
          <table:table-cell office:value-type="float" office:value="651.661">
            <text:p>651,661</text:p>
          </table:table-cell>
          <table:table-cell office:value-type="float" office:value="1282.12">
            <text:p>1282,1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56.924">
            <text:p>256,924</text:p>
          </table:table-cell>
          <table:table-cell office:value-type="float" office:value="212.915">
            <text:p>212,915</text:p>
          </table:table-cell>
          <table:table-cell office:value-type="float" office:value="350.468">
            <text:p>350,468</text:p>
          </table:table-cell>
          <table:table-cell office:value-type="float" office:value="353.717">
            <text:p>353,717</text:p>
          </table:table-cell>
          <table:table-cell office:value-type="float" office:value="212.446">
            <text:p>212,446</text:p>
          </table:table-cell>
          <table:table-cell office:value-type="float" office:value="675.233">
            <text:p>675,233</text:p>
          </table:table-cell>
          <table:table-cell office:value-type="float" office:value="176.948">
            <text:p>176,948</text:p>
          </table:table-cell>
          <table:table-cell office:value-type="float" office:value="154.976">
            <text:p>154,976</text:p>
          </table:table-cell>
          <table:table-cell office:value-type="float" office:value="205.808">
            <text:p>205,808</text:p>
          </table:table-cell>
          <table:table-cell office:value-type="float" office:value="742.384">
            <text:p>742,384</text:p>
          </table:table-cell>
          <table:table-cell office:value-type="float" office:value="649.86">
            <text:p>649,86</text:p>
          </table:table-cell>
          <table:table-cell office:value-type="float" office:value="1284.08">
            <text:p>1284,0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0.217">
            <text:p>260,217</text:p>
          </table:table-cell>
          <table:table-cell office:value-type="float" office:value="217.096">
            <text:p>217,096</text:p>
          </table:table-cell>
          <table:table-cell office:value-type="float" office:value="361.94">
            <text:p>361,94</text:p>
          </table:table-cell>
          <table:table-cell office:value-type="float" office:value="361.738">
            <text:p>361,738</text:p>
          </table:table-cell>
          <table:table-cell office:value-type="float" office:value="219.347">
            <text:p>219,347</text:p>
          </table:table-cell>
          <table:table-cell office:value-type="float" office:value="680.783">
            <text:p>680,783</text:p>
          </table:table-cell>
          <table:table-cell office:value-type="float" office:value="180.402">
            <text:p>180,402</text:p>
          </table:table-cell>
          <table:table-cell office:value-type="float" office:value="159.089">
            <text:p>159,089</text:p>
          </table:table-cell>
          <table:table-cell office:value-type="float" office:value="210.56">
            <text:p>210,56</text:p>
          </table:table-cell>
          <table:table-cell office:value-type="float" office:value="745.124">
            <text:p>745,124</text:p>
          </table:table-cell>
          <table:table-cell office:value-type="float" office:value="653.196">
            <text:p>653,196</text:p>
          </table:table-cell>
          <table:table-cell office:value-type="float" office:value="1283.54">
            <text:p>1283,5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.058">
            <text:p>260,058</text:p>
          </table:table-cell>
          <table:table-cell office:value-type="float" office:value="216.905">
            <text:p>216,905</text:p>
          </table:table-cell>
          <table:table-cell office:value-type="float" office:value="366.889">
            <text:p>366,889</text:p>
          </table:table-cell>
          <table:table-cell office:value-type="float" office:value="360.055">
            <text:p>360,055</text:p>
          </table:table-cell>
          <table:table-cell office:value-type="float" office:value="217.416">
            <text:p>217,416</text:p>
          </table:table-cell>
          <table:table-cell office:value-type="float" office:value="680.937">
            <text:p>680,937</text:p>
          </table:table-cell>
          <table:table-cell office:value-type="float" office:value="180.237">
            <text:p>180,237</text:p>
          </table:table-cell>
          <table:table-cell office:value-type="float" office:value="157.699">
            <text:p>157,699</text:p>
          </table:table-cell>
          <table:table-cell office:value-type="float" office:value="211.083">
            <text:p>211,083</text:p>
          </table:table-cell>
          <table:table-cell office:value-type="float" office:value="745.031">
            <text:p>745,031</text:p>
          </table:table-cell>
          <table:table-cell office:value-type="float" office:value="652.776">
            <text:p>652,776</text:p>
          </table:table-cell>
          <table:table-cell office:value-type="float" office:value="1288.53">
            <text:p>1288,53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.484">
            <text:p>260,484</text:p>
          </table:table-cell>
          <table:table-cell office:value-type="float" office:value="218.626">
            <text:p>218,626</text:p>
          </table:table-cell>
          <table:table-cell office:value-type="float" office:value="363.259">
            <text:p>363,259</text:p>
          </table:table-cell>
          <table:table-cell office:value-type="float" office:value="364.183">
            <text:p>364,183</text:p>
          </table:table-cell>
          <table:table-cell office:value-type="float" office:value="219.589">
            <text:p>219,589</text:p>
          </table:table-cell>
          <table:table-cell office:value-type="float" office:value="691.198">
            <text:p>691,198</text:p>
          </table:table-cell>
          <table:table-cell office:value-type="float" office:value="180.803">
            <text:p>180,803</text:p>
          </table:table-cell>
          <table:table-cell office:value-type="float" office:value="160.019">
            <text:p>160,019</text:p>
          </table:table-cell>
          <table:table-cell office:value-type="float" office:value="212.534">
            <text:p>212,534</text:p>
          </table:table-cell>
          <table:table-cell office:value-type="float" office:value="745.622">
            <text:p>745,622</text:p>
          </table:table-cell>
          <table:table-cell office:value-type="float" office:value="654.365">
            <text:p>654,365</text:p>
          </table:table-cell>
          <table:table-cell office:value-type="float" office:value="1289.14">
            <text:p>1289,14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3.787">
            <text:p>243,787</text:p>
          </table:table-cell>
          <table:table-cell office:value-type="float" office:value="197.914">
            <text:p>197,914</text:p>
          </table:table-cell>
          <table:table-cell office:value-type="float" office:value="322.738">
            <text:p>322,738</text:p>
          </table:table-cell>
          <table:table-cell office:value-type="float" office:value="308.877">
            <text:p>308,877</text:p>
          </table:table-cell>
          <table:table-cell office:value-type="float" office:value="181.855">
            <text:p>181,855</text:p>
          </table:table-cell>
          <table:table-cell office:value-type="float" office:value="537.218">
            <text:p>537,218</text:p>
          </table:table-cell>
          <table:table-cell office:value-type="float" office:value="162.92">
            <text:p>162,92</text:p>
          </table:table-cell>
          <table:table-cell office:value-type="float" office:value="142.346">
            <text:p>142,346</text:p>
          </table:table-cell>
          <table:table-cell office:value-type="float" office:value="179.295">
            <text:p>179,295</text:p>
          </table:table-cell>
          <table:table-cell office:value-type="float" office:value="729.944">
            <text:p>729,944</text:p>
          </table:table-cell>
          <table:table-cell office:value-type="float" office:value="635.724">
            <text:p>635,724</text:p>
          </table:table-cell>
          <table:table-cell office:value-type="float" office:value="1253.37">
            <text:p>1253,37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3.813">
            <text:p>243,813</text:p>
          </table:table-cell>
          <table:table-cell office:value-type="float" office:value="197.225">
            <text:p>197,225</text:p>
          </table:table-cell>
          <table:table-cell office:value-type="float" office:value="324.909">
            <text:p>324,909</text:p>
          </table:table-cell>
          <table:table-cell office:value-type="float" office:value="306.285">
            <text:p>306,285</text:p>
          </table:table-cell>
          <table:table-cell office:value-type="float" office:value="180.181">
            <text:p>180,181</text:p>
          </table:table-cell>
          <table:table-cell office:value-type="float" office:value="533.532">
            <text:p>533,532</text:p>
          </table:table-cell>
          <table:table-cell office:value-type="float" office:value="163.257">
            <text:p>163,257</text:p>
          </table:table-cell>
          <table:table-cell office:value-type="float" office:value="141.101">
            <text:p>141,101</text:p>
          </table:table-cell>
          <table:table-cell office:value-type="float" office:value="178.985">
            <text:p>178,985</text:p>
          </table:table-cell>
          <table:table-cell office:value-type="float" office:value="730.157">
            <text:p>730,157</text:p>
          </table:table-cell>
          <table:table-cell office:value-type="float" office:value="635.187">
            <text:p>635,187</text:p>
          </table:table-cell>
          <table:table-cell office:value-type="float" office:value="1249.38">
            <text:p>1249,38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4.749">
            <text:p>244,749</text:p>
          </table:table-cell>
          <table:table-cell office:value-type="float" office:value="199.053">
            <text:p>199,053</text:p>
          </table:table-cell>
          <table:table-cell office:value-type="float" office:value="329.351">
            <text:p>329,351</text:p>
          </table:table-cell>
          <table:table-cell office:value-type="float" office:value="308.103">
            <text:p>308,103</text:p>
          </table:table-cell>
          <table:table-cell office:value-type="float" office:value="181.497">
            <text:p>181,497</text:p>
          </table:table-cell>
          <table:table-cell office:value-type="float" office:value="535.419">
            <text:p>535,419</text:p>
          </table:table-cell>
          <table:table-cell office:value-type="float" office:value="164.01">
            <text:p>164,01</text:p>
          </table:table-cell>
          <table:table-cell office:value-type="float" office:value="142.233">
            <text:p>142,233</text:p>
          </table:table-cell>
          <table:table-cell office:value-type="float" office:value="180.714">
            <text:p>180,714</text:p>
          </table:table-cell>
          <table:table-cell office:value-type="float" office:value="730.583">
            <text:p>730,583</text:p>
          </table:table-cell>
          <table:table-cell office:value-type="float" office:value="636.33">
            <text:p>636,33</text:p>
          </table:table-cell>
          <table:table-cell office:value-type="float" office:value="1239.29">
            <text:p>1239,2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5.317">
            <text:p>245,317</text:p>
          </table:table-cell>
          <table:table-cell office:value-type="float" office:value="200.491">
            <text:p>200,491</text:p>
          </table:table-cell>
          <table:table-cell office:value-type="float" office:value="333.054">
            <text:p>333,054</text:p>
          </table:table-cell>
          <table:table-cell office:value-type="float" office:value="311.998">
            <text:p>311,998</text:p>
          </table:table-cell>
          <table:table-cell office:value-type="float" office:value="183.423">
            <text:p>183,423</text:p>
          </table:table-cell>
          <table:table-cell office:value-type="float" office:value="540.569">
            <text:p>540,569</text:p>
          </table:table-cell>
          <table:table-cell office:value-type="float" office:value="164.423">
            <text:p>164,423</text:p>
          </table:table-cell>
          <table:table-cell office:value-type="float" office:value="142.584">
            <text:p>142,584</text:p>
          </table:table-cell>
          <table:table-cell office:value-type="float" office:value="180.857">
            <text:p>180,857</text:p>
          </table:table-cell>
          <table:table-cell office:value-type="float" office:value="731.088">
            <text:p>731,088</text:p>
          </table:table-cell>
          <table:table-cell office:value-type="float" office:value="637.225">
            <text:p>637,225</text:p>
          </table:table-cell>
          <table:table-cell office:value-type="float" office:value="1260.56">
            <text:p>1260,56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3.679">
            <text:p>243,679</text:p>
          </table:table-cell>
          <table:table-cell office:value-type="float" office:value="197.639">
            <text:p>197,639</text:p>
          </table:table-cell>
          <table:table-cell office:value-type="float" office:value="332.688">
            <text:p>332,688</text:p>
          </table:table-cell>
          <table:table-cell office:value-type="float" office:value="303.079">
            <text:p>303,079</text:p>
          </table:table-cell>
          <table:table-cell office:value-type="float" office:value="178.226">
            <text:p>178,226</text:p>
          </table:table-cell>
          <table:table-cell office:value-type="float" office:value="527.309">
            <text:p>527,309</text:p>
          </table:table-cell>
          <table:table-cell office:value-type="float" office:value="163.037">
            <text:p>163,037</text:p>
          </table:table-cell>
          <table:table-cell office:value-type="float" office:value="140.807">
            <text:p>140,807</text:p>
          </table:table-cell>
          <table:table-cell office:value-type="float" office:value="178.945">
            <text:p>178,945</text:p>
          </table:table-cell>
          <table:table-cell office:value-type="float" office:value="729.875">
            <text:p>729,875</text:p>
          </table:table-cell>
          <table:table-cell office:value-type="float" office:value="635.403">
            <text:p>635,403</text:p>
          </table:table-cell>
          <table:table-cell office:value-type="float" office:value="1258.52">
            <text:p>1258,52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4.118">
            <text:p>244,118</text:p>
          </table:table-cell>
          <table:table-cell office:value-type="float" office:value="197.625">
            <text:p>197,625</text:p>
          </table:table-cell>
          <table:table-cell office:value-type="float" office:value="329.295">
            <text:p>329,295</text:p>
          </table:table-cell>
          <table:table-cell office:value-type="float" office:value="304.538">
            <text:p>304,538</text:p>
          </table:table-cell>
          <table:table-cell office:value-type="float" office:value="178.857">
            <text:p>178,857</text:p>
          </table:table-cell>
          <table:table-cell office:value-type="float" office:value="532.784">
            <text:p>532,784</text:p>
          </table:table-cell>
          <table:table-cell office:value-type="float" office:value="163.523">
            <text:p>163,523</text:p>
          </table:table-cell>
          <table:table-cell office:value-type="float" office:value="140.971">
            <text:p>140,971</text:p>
          </table:table-cell>
          <table:table-cell office:value-type="float" office:value="180.355">
            <text:p>180,355</text:p>
          </table:table-cell>
          <table:table-cell office:value-type="float" office:value="729.919">
            <text:p>729,919</text:p>
          </table:table-cell>
          <table:table-cell office:value-type="float" office:value="635.343">
            <text:p>635,343</text:p>
          </table:table-cell>
          <table:table-cell office:value-type="float" office:value="1254.79">
            <text:p>1254,7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3.989">
            <text:p>243,989</text:p>
          </table:table-cell>
          <table:table-cell office:value-type="float" office:value="197.933">
            <text:p>197,933</text:p>
          </table:table-cell>
          <table:table-cell office:value-type="float" office:value="326.233">
            <text:p>326,233</text:p>
          </table:table-cell>
          <table:table-cell office:value-type="float" office:value="303.554">
            <text:p>303,554</text:p>
          </table:table-cell>
          <table:table-cell office:value-type="float" office:value="178.4">
            <text:p>178,4</text:p>
          </table:table-cell>
          <table:table-cell office:value-type="float" office:value="526.29">
            <text:p>526,29</text:p>
          </table:table-cell>
          <table:table-cell office:value-type="float" office:value="162.852">
            <text:p>162,852</text:p>
          </table:table-cell>
          <table:table-cell office:value-type="float" office:value="141.757">
            <text:p>141,757</text:p>
          </table:table-cell>
          <table:table-cell office:value-type="float" office:value="179.094">
            <text:p>179,094</text:p>
          </table:table-cell>
          <table:table-cell office:value-type="float" office:value="729.663">
            <text:p>729,663</text:p>
          </table:table-cell>
          <table:table-cell office:value-type="float" office:value="635.182">
            <text:p>635,182</text:p>
          </table:table-cell>
          <table:table-cell office:value-type="float" office:value="1253.69">
            <text:p>1253,69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43.683">
            <text:p>243,683</text:p>
          </table:table-cell>
          <table:table-cell office:value-type="float" office:value="197.489">
            <text:p>197,489</text:p>
          </table:table-cell>
          <table:table-cell office:value-type="float" office:value="328.227">
            <text:p>328,227</text:p>
          </table:table-cell>
          <table:table-cell office:value-type="float" office:value="301.474">
            <text:p>301,474</text:p>
          </table:table-cell>
          <table:table-cell office:value-type="float" office:value="178.106">
            <text:p>178,106</text:p>
          </table:table-cell>
          <table:table-cell office:value-type="float" office:value="529.249">
            <text:p>529,249</text:p>
          </table:table-cell>
          <table:table-cell office:value-type="float" office:value="162.705">
            <text:p>162,705</text:p>
          </table:table-cell>
          <table:table-cell office:value-type="float" office:value="139.965">
            <text:p>139,965</text:p>
          </table:table-cell>
          <table:table-cell office:value-type="float" office:value="179.434">
            <text:p>179,434</text:p>
          </table:table-cell>
          <table:table-cell office:value-type="float" office:value="729.615">
            <text:p>729,615</text:p>
          </table:table-cell>
          <table:table-cell office:value-type="float" office:value="635.7">
            <text:p>635,7</text:p>
          </table:table-cell>
          <table:table-cell office:value-type="float" office:value="1258.17">
            <text:p>1258,1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44.387">
            <text:p>244,387</text:p>
          </table:table-cell>
          <table:table-cell office:value-type="float" office:value="197.883">
            <text:p>197,883</text:p>
          </table:table-cell>
          <table:table-cell office:value-type="float" office:value="328.719">
            <text:p>328,719</text:p>
          </table:table-cell>
          <table:table-cell office:value-type="float" office:value="303.692">
            <text:p>303,692</text:p>
          </table:table-cell>
          <table:table-cell office:value-type="float" office:value="179.072">
            <text:p>179,072</text:p>
          </table:table-cell>
          <table:table-cell office:value-type="float" office:value="530.336">
            <text:p>530,336</text:p>
          </table:table-cell>
          <table:table-cell office:value-type="float" office:value="163.273">
            <text:p>163,273</text:p>
          </table:table-cell>
          <table:table-cell office:value-type="float" office:value="140.681">
            <text:p>140,681</text:p>
          </table:table-cell>
          <table:table-cell office:value-type="float" office:value="179.291">
            <text:p>179,291</text:p>
          </table:table-cell>
          <table:table-cell office:value-type="float" office:value="730.137">
            <text:p>730,137</text:p>
          </table:table-cell>
          <table:table-cell office:value-type="float" office:value="635.363">
            <text:p>635,363</text:p>
          </table:table-cell>
          <table:table-cell office:value-type="float" office:value="1260.76">
            <text:p>1260,7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3.369">
            <text:p>243,369</text:p>
          </table:table-cell>
          <table:table-cell office:value-type="float" office:value="197.126">
            <text:p>197,126</text:p>
          </table:table-cell>
          <table:table-cell office:value-type="float" office:value="331.578">
            <text:p>331,578</text:p>
          </table:table-cell>
          <table:table-cell office:value-type="float" office:value="303.389">
            <text:p>303,389</text:p>
          </table:table-cell>
          <table:table-cell office:value-type="float" office:value="178.173">
            <text:p>178,173</text:p>
          </table:table-cell>
          <table:table-cell office:value-type="float" office:value="527.231">
            <text:p>527,231</text:p>
          </table:table-cell>
          <table:table-cell office:value-type="float" office:value="162.451">
            <text:p>162,451</text:p>
          </table:table-cell>
          <table:table-cell office:value-type="float" office:value="139.981">
            <text:p>139,981</text:p>
          </table:table-cell>
          <table:table-cell office:value-type="float" office:value="178.924">
            <text:p>178,924</text:p>
          </table:table-cell>
          <table:table-cell office:value-type="float" office:value="729.688">
            <text:p>729,688</text:p>
          </table:table-cell>
          <table:table-cell office:value-type="float" office:value="634.749">
            <text:p>634,749</text:p>
          </table:table-cell>
          <table:table-cell office:value-type="float" office:value="1257.19">
            <text:p>1257,19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4.277">
            <text:p>244,277</text:p>
          </table:table-cell>
          <table:table-cell office:value-type="float" office:value="198.198">
            <text:p>198,198</text:p>
          </table:table-cell>
          <table:table-cell office:value-type="float" office:value="329.533">
            <text:p>329,533</text:p>
          </table:table-cell>
          <table:table-cell office:value-type="float" office:value="303.729">
            <text:p>303,729</text:p>
          </table:table-cell>
          <table:table-cell office:value-type="float" office:value="179.001">
            <text:p>179,001</text:p>
          </table:table-cell>
          <table:table-cell office:value-type="float" office:value="532.19">
            <text:p>532,19</text:p>
          </table:table-cell>
          <table:table-cell office:value-type="float" office:value="163.144">
            <text:p>163,144</text:p>
          </table:table-cell>
          <table:table-cell office:value-type="float" office:value="141.214">
            <text:p>141,214</text:p>
          </table:table-cell>
          <table:table-cell office:value-type="float" office:value="179.531">
            <text:p>179,531</text:p>
          </table:table-cell>
          <table:table-cell office:value-type="float" office:value="729.533">
            <text:p>729,533</text:p>
          </table:table-cell>
          <table:table-cell office:value-type="float" office:value="635.297">
            <text:p>635,297</text:p>
          </table:table-cell>
          <table:table-cell office:value-type="float" office:value="1260.24">
            <text:p>1260,24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4.08">
            <text:p>244,08</text:p>
          </table:table-cell>
          <table:table-cell office:value-type="float" office:value="198.534">
            <text:p>198,534</text:p>
          </table:table-cell>
          <table:table-cell office:value-type="float" office:value="324.289">
            <text:p>324,289</text:p>
          </table:table-cell>
          <table:table-cell office:value-type="float" office:value="305.601">
            <text:p>305,601</text:p>
          </table:table-cell>
          <table:table-cell office:value-type="float" office:value="179.557">
            <text:p>179,557</text:p>
          </table:table-cell>
          <table:table-cell office:value-type="float" office:value="530.256">
            <text:p>530,256</text:p>
          </table:table-cell>
          <table:table-cell office:value-type="float" office:value="162.786">
            <text:p>162,786</text:p>
          </table:table-cell>
          <table:table-cell office:value-type="float" office:value="142.664">
            <text:p>142,664</text:p>
          </table:table-cell>
          <table:table-cell office:value-type="float" office:value="179.579">
            <text:p>179,579</text:p>
          </table:table-cell>
          <table:table-cell office:value-type="float" office:value="729.505">
            <text:p>729,505</text:p>
          </table:table-cell>
          <table:table-cell office:value-type="float" office:value="635.689">
            <text:p>635,689</text:p>
          </table:table-cell>
          <table:table-cell office:value-type="float" office:value="1260.33">
            <text:p>1260,33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4.055">
            <text:p>244,055</text:p>
          </table:table-cell>
          <table:table-cell office:value-type="float" office:value="197.984">
            <text:p>197,984</text:p>
          </table:table-cell>
          <table:table-cell office:value-type="float" office:value="331.237">
            <text:p>331,237</text:p>
          </table:table-cell>
          <table:table-cell office:value-type="float" office:value="306.63">
            <text:p>306,63</text:p>
          </table:table-cell>
          <table:table-cell office:value-type="float" office:value="180.922">
            <text:p>180,922</text:p>
          </table:table-cell>
          <table:table-cell office:value-type="float" office:value="538.598">
            <text:p>538,598</text:p>
          </table:table-cell>
          <table:table-cell office:value-type="float" office:value="163.037">
            <text:p>163,037</text:p>
          </table:table-cell>
          <table:table-cell office:value-type="float" office:value="140.692">
            <text:p>140,692</text:p>
          </table:table-cell>
          <table:table-cell office:value-type="float" office:value="179.746">
            <text:p>179,746</text:p>
          </table:table-cell>
          <table:table-cell office:value-type="float" office:value="729.643">
            <text:p>729,643</text:p>
          </table:table-cell>
          <table:table-cell office:value-type="float" office:value="635.924">
            <text:p>635,924</text:p>
          </table:table-cell>
          <table:table-cell office:value-type="float" office:value="1249">
            <text:p>124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3.642">
            <text:p>243,642</text:p>
          </table:table-cell>
          <table:table-cell office:value-type="float" office:value="197.831">
            <text:p>197,831</text:p>
          </table:table-cell>
          <table:table-cell office:value-type="float" office:value="326.749">
            <text:p>326,749</text:p>
          </table:table-cell>
          <table:table-cell office:value-type="float" office:value="305.509">
            <text:p>305,509</text:p>
          </table:table-cell>
          <table:table-cell office:value-type="float" office:value="180.599">
            <text:p>180,599</text:p>
          </table:table-cell>
          <table:table-cell office:value-type="float" office:value="537.635">
            <text:p>537,635</text:p>
          </table:table-cell>
          <table:table-cell office:value-type="float" office:value="163.053">
            <text:p>163,053</text:p>
          </table:table-cell>
          <table:table-cell office:value-type="float" office:value="141.725">
            <text:p>141,725</text:p>
          </table:table-cell>
          <table:table-cell office:value-type="float" office:value="179.335">
            <text:p>179,335</text:p>
          </table:table-cell>
          <table:table-cell office:value-type="float" office:value="729.438">
            <text:p>729,438</text:p>
          </table:table-cell>
          <table:table-cell office:value-type="float" office:value="635.883">
            <text:p>635,883</text:p>
          </table:table-cell>
          <table:table-cell office:value-type="float" office:value="1255.05">
            <text:p>1255,0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3.444">
            <text:p>243,444</text:p>
          </table:table-cell>
          <table:table-cell office:value-type="float" office:value="198.475">
            <text:p>198,475</text:p>
          </table:table-cell>
          <table:table-cell office:value-type="float" office:value="327.738">
            <text:p>327,738</text:p>
          </table:table-cell>
          <table:table-cell office:value-type="float" office:value="304.164">
            <text:p>304,164</text:p>
          </table:table-cell>
          <table:table-cell office:value-type="float" office:value="179.222">
            <text:p>179,222</text:p>
          </table:table-cell>
          <table:table-cell office:value-type="float" office:value="530.417">
            <text:p>530,417</text:p>
          </table:table-cell>
          <table:table-cell office:value-type="float" office:value="162.504">
            <text:p>162,504</text:p>
          </table:table-cell>
          <table:table-cell office:value-type="float" office:value="142.282">
            <text:p>142,282</text:p>
          </table:table-cell>
          <table:table-cell office:value-type="float" office:value="179.3">
            <text:p>179,3</text:p>
          </table:table-cell>
          <table:table-cell office:value-type="float" office:value="729.386">
            <text:p>729,386</text:p>
          </table:table-cell>
          <table:table-cell office:value-type="float" office:value="635.34">
            <text:p>635,34</text:p>
          </table:table-cell>
          <table:table-cell office:value-type="float" office:value="1252.63">
            <text:p>1252,63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3.495">
            <text:p>243,495</text:p>
          </table:table-cell>
          <table:table-cell office:value-type="float" office:value="198.067">
            <text:p>198,067</text:p>
          </table:table-cell>
          <table:table-cell office:value-type="float" office:value="325.62">
            <text:p>325,62</text:p>
          </table:table-cell>
          <table:table-cell office:value-type="float" office:value="305.147">
            <text:p>305,147</text:p>
          </table:table-cell>
          <table:table-cell office:value-type="float" office:value="179.83">
            <text:p>179,83</text:p>
          </table:table-cell>
          <table:table-cell office:value-type="float" office:value="530.718">
            <text:p>530,718</text:p>
          </table:table-cell>
          <table:table-cell office:value-type="float" office:value="162.419">
            <text:p>162,419</text:p>
          </table:table-cell>
          <table:table-cell office:value-type="float" office:value="141.144">
            <text:p>141,144</text:p>
          </table:table-cell>
          <table:table-cell office:value-type="float" office:value="179.029">
            <text:p>179,029</text:p>
          </table:table-cell>
          <table:table-cell office:value-type="float" office:value="729.315">
            <text:p>729,315</text:p>
          </table:table-cell>
          <table:table-cell office:value-type="float" office:value="635.614">
            <text:p>635,614</text:p>
          </table:table-cell>
          <table:table-cell office:value-type="float" office:value="1254.71">
            <text:p>1254,71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2.262">
            <text:p>242,262</text:p>
          </table:table-cell>
          <table:table-cell office:value-type="float" office:value="196.696">
            <text:p>196,696</text:p>
          </table:table-cell>
          <table:table-cell office:value-type="float" office:value="324.188">
            <text:p>324,188</text:p>
          </table:table-cell>
          <table:table-cell office:value-type="float" office:value="302.066">
            <text:p>302,066</text:p>
          </table:table-cell>
          <table:table-cell office:value-type="float" office:value="178.099">
            <text:p>178,099</text:p>
          </table:table-cell>
          <table:table-cell office:value-type="float" office:value="526.79">
            <text:p>526,79</text:p>
          </table:table-cell>
          <table:table-cell office:value-type="float" office:value="162.024">
            <text:p>162,024</text:p>
          </table:table-cell>
          <table:table-cell office:value-type="float" office:value="141.342">
            <text:p>141,342</text:p>
          </table:table-cell>
          <table:table-cell office:value-type="float" office:value="178.785">
            <text:p>178,785</text:p>
          </table:table-cell>
          <table:table-cell office:value-type="float" office:value="728.645">
            <text:p>728,645</text:p>
          </table:table-cell>
          <table:table-cell office:value-type="float" office:value="634.918">
            <text:p>634,918</text:p>
          </table:table-cell>
          <table:table-cell office:value-type="float" office:value="1252.79">
            <text:p>1252,7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2.467">
            <text:p>242,467</text:p>
          </table:table-cell>
          <table:table-cell office:value-type="float" office:value="196.81">
            <text:p>196,81</text:p>
          </table:table-cell>
          <table:table-cell office:value-type="float" office:value="329.407">
            <text:p>329,407</text:p>
          </table:table-cell>
          <table:table-cell office:value-type="float" office:value="301.667">
            <text:p>301,667</text:p>
          </table:table-cell>
          <table:table-cell office:value-type="float" office:value="177.455">
            <text:p>177,455</text:p>
          </table:table-cell>
          <table:table-cell office:value-type="float" office:value="523.668">
            <text:p>523,668</text:p>
          </table:table-cell>
          <table:table-cell office:value-type="float" office:value="162.035">
            <text:p>162,035</text:p>
          </table:table-cell>
          <table:table-cell office:value-type="float" office:value="141.128">
            <text:p>141,128</text:p>
          </table:table-cell>
          <table:table-cell office:value-type="float" office:value="179.317">
            <text:p>179,317</text:p>
          </table:table-cell>
          <table:table-cell office:value-type="float" office:value="729.166">
            <text:p>729,166</text:p>
          </table:table-cell>
          <table:table-cell office:value-type="float" office:value="635.424">
            <text:p>635,424</text:p>
          </table:table-cell>
          <table:table-cell office:value-type="float" office:value="1258.8">
            <text:p>1258,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3.125">
            <text:p>243,125</text:p>
          </table:table-cell>
          <table:table-cell office:value-type="float" office:value="197.571">
            <text:p>197,571</text:p>
          </table:table-cell>
          <table:table-cell office:value-type="float" office:value="325.348">
            <text:p>325,348</text:p>
          </table:table-cell>
          <table:table-cell office:value-type="float" office:value="304.028">
            <text:p>304,028</text:p>
          </table:table-cell>
          <table:table-cell office:value-type="float" office:value="178.65">
            <text:p>178,65</text:p>
          </table:table-cell>
          <table:table-cell office:value-type="float" office:value="527.233">
            <text:p>527,233</text:p>
          </table:table-cell>
          <table:table-cell office:value-type="float" office:value="162.593">
            <text:p>162,593</text:p>
          </table:table-cell>
          <table:table-cell office:value-type="float" office:value="141.313">
            <text:p>141,313</text:p>
          </table:table-cell>
          <table:table-cell office:value-type="float" office:value="179.398">
            <text:p>179,398</text:p>
          </table:table-cell>
          <table:table-cell office:value-type="float" office:value="729.436">
            <text:p>729,436</text:p>
          </table:table-cell>
          <table:table-cell office:value-type="float" office:value="635.624">
            <text:p>635,624</text:p>
          </table:table-cell>
          <table:table-cell office:value-type="float" office:value="1253.71">
            <text:p>1253,71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4.609">
            <text:p>244,609</text:p>
          </table:table-cell>
          <table:table-cell office:value-type="float" office:value="199.855">
            <text:p>199,855</text:p>
          </table:table-cell>
          <table:table-cell office:value-type="float" office:value="330.732">
            <text:p>330,732</text:p>
          </table:table-cell>
          <table:table-cell office:value-type="float" office:value="310.571">
            <text:p>310,571</text:p>
          </table:table-cell>
          <table:table-cell office:value-type="float" office:value="181.196">
            <text:p>181,196</text:p>
          </table:table-cell>
          <table:table-cell office:value-type="float" office:value="537.371">
            <text:p>537,371</text:p>
          </table:table-cell>
          <table:table-cell office:value-type="float" office:value="163.811">
            <text:p>163,811</text:p>
          </table:table-cell>
          <table:table-cell office:value-type="float" office:value="143.53">
            <text:p>143,53</text:p>
          </table:table-cell>
          <table:table-cell office:value-type="float" office:value="182.902">
            <text:p>182,902</text:p>
          </table:table-cell>
          <table:table-cell office:value-type="float" office:value="730.662">
            <text:p>730,662</text:p>
          </table:table-cell>
          <table:table-cell office:value-type="float" office:value="637.109">
            <text:p>637,109</text:p>
          </table:table-cell>
          <table:table-cell office:value-type="float" office:value="1258.98">
            <text:p>1258,98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43.712">
            <text:p>243,712</text:p>
          </table:table-cell>
          <table:table-cell office:value-type="float" office:value="199.172">
            <text:p>199,172</text:p>
          </table:table-cell>
          <table:table-cell office:value-type="float" office:value="324.203">
            <text:p>324,203</text:p>
          </table:table-cell>
          <table:table-cell office:value-type="float" office:value="310.919">
            <text:p>310,919</text:p>
          </table:table-cell>
          <table:table-cell office:value-type="float" office:value="182.094">
            <text:p>182,094</text:p>
          </table:table-cell>
          <table:table-cell office:value-type="float" office:value="541.343">
            <text:p>541,343</text:p>
          </table:table-cell>
          <table:table-cell office:value-type="float" office:value="163.598">
            <text:p>163,598</text:p>
          </table:table-cell>
          <table:table-cell office:value-type="float" office:value="142.241">
            <text:p>142,241</text:p>
          </table:table-cell>
          <table:table-cell office:value-type="float" office:value="181.639">
            <text:p>181,639</text:p>
          </table:table-cell>
          <table:table-cell office:value-type="float" office:value="730.345">
            <text:p>730,345</text:p>
          </table:table-cell>
          <table:table-cell office:value-type="float" office:value="636.611">
            <text:p>636,611</text:p>
          </table:table-cell>
          <table:table-cell office:value-type="float" office:value="1256.06">
            <text:p>1256,06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4.652">
            <text:p>244,652</text:p>
          </table:table-cell>
          <table:table-cell office:value-type="float" office:value="199.877">
            <text:p>199,877</text:p>
          </table:table-cell>
          <table:table-cell office:value-type="float" office:value="331.468">
            <text:p>331,468</text:p>
          </table:table-cell>
          <table:table-cell office:value-type="float" office:value="311.921">
            <text:p>311,921</text:p>
          </table:table-cell>
          <table:table-cell office:value-type="float" office:value="181.924">
            <text:p>181,924</text:p>
          </table:table-cell>
          <table:table-cell office:value-type="float" office:value="539.615">
            <text:p>539,615</text:p>
          </table:table-cell>
          <table:table-cell office:value-type="float" office:value="164.382">
            <text:p>164,382</text:p>
          </table:table-cell>
          <table:table-cell office:value-type="float" office:value="144.057">
            <text:p>144,057</text:p>
          </table:table-cell>
          <table:table-cell office:value-type="float" office:value="182.877">
            <text:p>182,877</text:p>
          </table:table-cell>
          <table:table-cell office:value-type="float" office:value="730.707">
            <text:p>730,707</text:p>
          </table:table-cell>
          <table:table-cell office:value-type="float" office:value="637.424">
            <text:p>637,424</text:p>
          </table:table-cell>
          <table:table-cell office:value-type="float" office:value="1257.07">
            <text:p>1257,07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5.351">
            <text:p>245,351</text:p>
          </table:table-cell>
          <table:table-cell office:value-type="float" office:value="200.841">
            <text:p>200,841</text:p>
          </table:table-cell>
          <table:table-cell office:value-type="float" office:value="328.143">
            <text:p>328,143</text:p>
          </table:table-cell>
          <table:table-cell office:value-type="float" office:value="313.901">
            <text:p>313,901</text:p>
          </table:table-cell>
          <table:table-cell office:value-type="float" office:value="184.202">
            <text:p>184,202</text:p>
          </table:table-cell>
          <table:table-cell office:value-type="float" office:value="553.251">
            <text:p>553,251</text:p>
          </table:table-cell>
          <table:table-cell office:value-type="float" office:value="165.254">
            <text:p>165,254</text:p>
          </table:table-cell>
          <table:table-cell office:value-type="float" office:value="145.18">
            <text:p>145,18</text:p>
          </table:table-cell>
          <table:table-cell office:value-type="float" office:value="183.814">
            <text:p>183,814</text:p>
          </table:table-cell>
          <table:table-cell office:value-type="float" office:value="731.593">
            <text:p>731,593</text:p>
          </table:table-cell>
          <table:table-cell office:value-type="float" office:value="638.036">
            <text:p>638,036</text:p>
          </table:table-cell>
          <table:table-cell office:value-type="float" office:value="1258.08">
            <text:p>1258,0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5.104">
            <text:p>245,104</text:p>
          </table:table-cell>
          <table:table-cell office:value-type="float" office:value="201.743">
            <text:p>201,743</text:p>
          </table:table-cell>
          <table:table-cell office:value-type="float" office:value="331.924">
            <text:p>331,924</text:p>
          </table:table-cell>
          <table:table-cell office:value-type="float" office:value="316.508">
            <text:p>316,508</text:p>
          </table:table-cell>
          <table:table-cell office:value-type="float" office:value="184.779">
            <text:p>184,779</text:p>
          </table:table-cell>
          <table:table-cell office:value-type="float" office:value="548.809">
            <text:p>548,809</text:p>
          </table:table-cell>
          <table:table-cell office:value-type="float" office:value="164.874">
            <text:p>164,874</text:p>
          </table:table-cell>
          <table:table-cell office:value-type="float" office:value="145.368">
            <text:p>145,368</text:p>
          </table:table-cell>
          <table:table-cell office:value-type="float" office:value="184.829">
            <text:p>184,829</text:p>
          </table:table-cell>
          <table:table-cell office:value-type="float" office:value="731.047">
            <text:p>731,047</text:p>
          </table:table-cell>
          <table:table-cell office:value-type="float" office:value="638.295">
            <text:p>638,295</text:p>
          </table:table-cell>
          <table:table-cell office:value-type="float" office:value="1251.12">
            <text:p>1251,12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45.582">
            <text:p>245,582</text:p>
          </table:table-cell>
          <table:table-cell office:value-type="float" office:value="201.593">
            <text:p>201,593</text:p>
          </table:table-cell>
          <table:table-cell office:value-type="float" office:value="328.596">
            <text:p>328,596</text:p>
          </table:table-cell>
          <table:table-cell office:value-type="float" office:value="316.036">
            <text:p>316,036</text:p>
          </table:table-cell>
          <table:table-cell office:value-type="float" office:value="185.223">
            <text:p>185,223</text:p>
          </table:table-cell>
          <table:table-cell office:value-type="float" office:value="552.307">
            <text:p>552,307</text:p>
          </table:table-cell>
          <table:table-cell office:value-type="float" office:value="165.305">
            <text:p>165,305</text:p>
          </table:table-cell>
          <table:table-cell office:value-type="float" office:value="146.052">
            <text:p>146,052</text:p>
          </table:table-cell>
          <table:table-cell office:value-type="float" office:value="184.006">
            <text:p>184,006</text:p>
          </table:table-cell>
          <table:table-cell office:value-type="float" office:value="731.316">
            <text:p>731,316</text:p>
          </table:table-cell>
          <table:table-cell office:value-type="float" office:value="638.463">
            <text:p>638,463</text:p>
          </table:table-cell>
          <table:table-cell office:value-type="float" office:value="1258.42">
            <text:p>1258,42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4.816">
            <text:p>244,816</text:p>
          </table:table-cell>
          <table:table-cell office:value-type="float" office:value="200.919">
            <text:p>200,919</text:p>
          </table:table-cell>
          <table:table-cell office:value-type="float" office:value="334.815">
            <text:p>334,815</text:p>
          </table:table-cell>
          <table:table-cell office:value-type="float" office:value="314.313">
            <text:p>314,313</text:p>
          </table:table-cell>
          <table:table-cell office:value-type="float" office:value="184.32">
            <text:p>184,32</text:p>
          </table:table-cell>
          <table:table-cell office:value-type="float" office:value="546.224">
            <text:p>546,224</text:p>
          </table:table-cell>
          <table:table-cell office:value-type="float" office:value="164.842">
            <text:p>164,842</text:p>
          </table:table-cell>
          <table:table-cell office:value-type="float" office:value="145.224">
            <text:p>145,224</text:p>
          </table:table-cell>
          <table:table-cell office:value-type="float" office:value="183.849">
            <text:p>183,849</text:p>
          </table:table-cell>
          <table:table-cell office:value-type="float" office:value="731.23">
            <text:p>731,23</text:p>
          </table:table-cell>
          <table:table-cell office:value-type="float" office:value="638.426">
            <text:p>638,426</text:p>
          </table:table-cell>
          <table:table-cell office:value-type="float" office:value="1261.98">
            <text:p>1261,98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5.577">
            <text:p>245,577</text:p>
          </table:table-cell>
          <table:table-cell office:value-type="float" office:value="202.251">
            <text:p>202,251</text:p>
          </table:table-cell>
          <table:table-cell office:value-type="float" office:value="328.348">
            <text:p>328,348</text:p>
          </table:table-cell>
          <table:table-cell office:value-type="float" office:value="315.272">
            <text:p>315,272</text:p>
          </table:table-cell>
          <table:table-cell office:value-type="float" office:value="183.985">
            <text:p>183,985</text:p>
          </table:table-cell>
          <table:table-cell office:value-type="float" office:value="542.392">
            <text:p>542,392</text:p>
          </table:table-cell>
          <table:table-cell office:value-type="float" office:value="165.402">
            <text:p>165,402</text:p>
          </table:table-cell>
          <table:table-cell office:value-type="float" office:value="146.625">
            <text:p>146,625</text:p>
          </table:table-cell>
          <table:table-cell office:value-type="float" office:value="184.107">
            <text:p>184,107</text:p>
          </table:table-cell>
          <table:table-cell office:value-type="float" office:value="731.456">
            <text:p>731,456</text:p>
          </table:table-cell>
          <table:table-cell office:value-type="float" office:value="638.776">
            <text:p>638,776</text:p>
          </table:table-cell>
          <table:table-cell office:value-type="float" office:value="1252.81">
            <text:p>1252,8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5.07">
            <text:p>245,07</text:p>
          </table:table-cell>
          <table:table-cell office:value-type="float" office:value="201.751">
            <text:p>201,751</text:p>
          </table:table-cell>
          <table:table-cell office:value-type="float" office:value="330.681">
            <text:p>330,681</text:p>
          </table:table-cell>
          <table:table-cell office:value-type="float" office:value="314.132">
            <text:p>314,132</text:p>
          </table:table-cell>
          <table:table-cell office:value-type="float" office:value="183.436">
            <text:p>183,436</text:p>
          </table:table-cell>
          <table:table-cell office:value-type="float" office:value="540.708">
            <text:p>540,708</text:p>
          </table:table-cell>
          <table:table-cell office:value-type="float" office:value="165.09">
            <text:p>165,09</text:p>
          </table:table-cell>
          <table:table-cell office:value-type="float" office:value="144.915">
            <text:p>144,915</text:p>
          </table:table-cell>
          <table:table-cell office:value-type="float" office:value="184.513">
            <text:p>184,513</text:p>
          </table:table-cell>
          <table:table-cell office:value-type="float" office:value="731.314">
            <text:p>731,314</text:p>
          </table:table-cell>
          <table:table-cell office:value-type="float" office:value="638.728">
            <text:p>638,728</text:p>
          </table:table-cell>
          <table:table-cell office:value-type="float" office:value="1262.48">
            <text:p>1262,4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5.808">
            <text:p>245,808</text:p>
          </table:table-cell>
          <table:table-cell office:value-type="float" office:value="202.083">
            <text:p>202,083</text:p>
          </table:table-cell>
          <table:table-cell office:value-type="float" office:value="333.988">
            <text:p>333,988</text:p>
          </table:table-cell>
          <table:table-cell office:value-type="float" office:value="315.903">
            <text:p>315,903</text:p>
          </table:table-cell>
          <table:table-cell office:value-type="float" office:value="184.187">
            <text:p>184,187</text:p>
          </table:table-cell>
          <table:table-cell office:value-type="float" office:value="543.738">
            <text:p>543,738</text:p>
          </table:table-cell>
          <table:table-cell office:value-type="float" office:value="165.274">
            <text:p>165,274</text:p>
          </table:table-cell>
          <table:table-cell office:value-type="float" office:value="145.784">
            <text:p>145,784</text:p>
          </table:table-cell>
          <table:table-cell office:value-type="float" office:value="184.391">
            <text:p>184,391</text:p>
          </table:table-cell>
          <table:table-cell office:value-type="float" office:value="731.47">
            <text:p>731,47</text:p>
          </table:table-cell>
          <table:table-cell office:value-type="float" office:value="638.554">
            <text:p>638,554</text:p>
          </table:table-cell>
          <table:table-cell office:value-type="float" office:value="1260.8">
            <text:p>1260,8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45.398">
            <text:p>245,398</text:p>
          </table:table-cell>
          <table:table-cell office:value-type="float" office:value="202.088">
            <text:p>202,088</text:p>
          </table:table-cell>
          <table:table-cell office:value-type="float" office:value="326.7">
            <text:p>326,7</text:p>
          </table:table-cell>
          <table:table-cell office:value-type="float" office:value="314.812">
            <text:p>314,812</text:p>
          </table:table-cell>
          <table:table-cell office:value-type="float" office:value="184.436">
            <text:p>184,436</text:p>
          </table:table-cell>
          <table:table-cell office:value-type="float" office:value="543.845">
            <text:p>543,845</text:p>
          </table:table-cell>
          <table:table-cell office:value-type="float" office:value="165.258">
            <text:p>165,258</text:p>
          </table:table-cell>
          <table:table-cell office:value-type="float" office:value="145.433">
            <text:p>145,433</text:p>
          </table:table-cell>
          <table:table-cell office:value-type="float" office:value="185.179">
            <text:p>185,179</text:p>
          </table:table-cell>
          <table:table-cell office:value-type="float" office:value="731.223">
            <text:p>731,223</text:p>
          </table:table-cell>
          <table:table-cell office:value-type="float" office:value="638.499">
            <text:p>638,499</text:p>
          </table:table-cell>
          <table:table-cell office:value-type="float" office:value="1258.13">
            <text:p>1258,13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45.838">
            <text:p>245,838</text:p>
          </table:table-cell>
          <table:table-cell office:value-type="float" office:value="202.425">
            <text:p>202,425</text:p>
          </table:table-cell>
          <table:table-cell office:value-type="float" office:value="328.901">
            <text:p>328,901</text:p>
          </table:table-cell>
          <table:table-cell office:value-type="float" office:value="314.739">
            <text:p>314,739</text:p>
          </table:table-cell>
          <table:table-cell office:value-type="float" office:value="184.141">
            <text:p>184,141</text:p>
          </table:table-cell>
          <table:table-cell office:value-type="float" office:value="541.885">
            <text:p>541,885</text:p>
          </table:table-cell>
          <table:table-cell office:value-type="float" office:value="165.312">
            <text:p>165,312</text:p>
          </table:table-cell>
          <table:table-cell office:value-type="float" office:value="146.306">
            <text:p>146,306</text:p>
          </table:table-cell>
          <table:table-cell office:value-type="float" office:value="184.497">
            <text:p>184,497</text:p>
          </table:table-cell>
          <table:table-cell office:value-type="float" office:value="731.472">
            <text:p>731,472</text:p>
          </table:table-cell>
          <table:table-cell office:value-type="float" office:value="638.794">
            <text:p>638,794</text:p>
          </table:table-cell>
          <table:table-cell office:value-type="float" office:value="1252.09">
            <text:p>1252,09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6.391">
            <text:p>246,391</text:p>
          </table:table-cell>
          <table:table-cell office:value-type="float" office:value="203.363">
            <text:p>203,363</text:p>
          </table:table-cell>
          <table:table-cell office:value-type="float" office:value="330.024">
            <text:p>330,024</text:p>
          </table:table-cell>
          <table:table-cell office:value-type="float" office:value="316.784">
            <text:p>316,784</text:p>
          </table:table-cell>
          <table:table-cell office:value-type="float" office:value="184.977">
            <text:p>184,977</text:p>
          </table:table-cell>
          <table:table-cell office:value-type="float" office:value="543.048">
            <text:p>543,048</text:p>
          </table:table-cell>
          <table:table-cell office:value-type="float" office:value="166.074">
            <text:p>166,074</text:p>
          </table:table-cell>
          <table:table-cell office:value-type="float" office:value="146.84">
            <text:p>146,84</text:p>
          </table:table-cell>
          <table:table-cell office:value-type="float" office:value="185.772">
            <text:p>185,772</text:p>
          </table:table-cell>
          <table:table-cell office:value-type="float" office:value="731.648">
            <text:p>731,648</text:p>
          </table:table-cell>
          <table:table-cell office:value-type="float" office:value="639.428">
            <text:p>639,428</text:p>
          </table:table-cell>
          <table:table-cell office:value-type="float" office:value="1250.09">
            <text:p>1250,09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46.436">
            <text:p>246,436</text:p>
          </table:table-cell>
          <table:table-cell office:value-type="float" office:value="203.682">
            <text:p>203,682</text:p>
          </table:table-cell>
          <table:table-cell office:value-type="float" office:value="331.261">
            <text:p>331,261</text:p>
          </table:table-cell>
          <table:table-cell office:value-type="float" office:value="316.262">
            <text:p>316,262</text:p>
          </table:table-cell>
          <table:table-cell office:value-type="float" office:value="185.269">
            <text:p>185,269</text:p>
          </table:table-cell>
          <table:table-cell office:value-type="float" office:value="542.994">
            <text:p>542,994</text:p>
          </table:table-cell>
          <table:table-cell office:value-type="float" office:value="166.004">
            <text:p>166,004</text:p>
          </table:table-cell>
          <table:table-cell office:value-type="float" office:value="146.446">
            <text:p>146,446</text:p>
          </table:table-cell>
          <table:table-cell office:value-type="float" office:value="185.258">
            <text:p>185,258</text:p>
          </table:table-cell>
          <table:table-cell office:value-type="float" office:value="731.408">
            <text:p>731,408</text:p>
          </table:table-cell>
          <table:table-cell office:value-type="float" office:value="639.605">
            <text:p>639,605</text:p>
          </table:table-cell>
          <table:table-cell office:value-type="float" office:value="1256.51">
            <text:p>1256,5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5.173">
            <text:p>245,173</text:p>
          </table:table-cell>
          <table:table-cell office:value-type="float" office:value="202.092">
            <text:p>202,092</text:p>
          </table:table-cell>
          <table:table-cell office:value-type="float" office:value="332.188">
            <text:p>332,188</text:p>
          </table:table-cell>
          <table:table-cell office:value-type="float" office:value="313.759">
            <text:p>313,759</text:p>
          </table:table-cell>
          <table:table-cell office:value-type="float" office:value="183.103">
            <text:p>183,103</text:p>
          </table:table-cell>
          <table:table-cell office:value-type="float" office:value="533.01">
            <text:p>533,01</text:p>
          </table:table-cell>
          <table:table-cell office:value-type="float" office:value="164.793">
            <text:p>164,793</text:p>
          </table:table-cell>
          <table:table-cell office:value-type="float" office:value="144.703">
            <text:p>144,703</text:p>
          </table:table-cell>
          <table:table-cell office:value-type="float" office:value="183.348">
            <text:p>183,348</text:p>
          </table:table-cell>
          <table:table-cell office:value-type="float" office:value="730.973">
            <text:p>730,973</text:p>
          </table:table-cell>
          <table:table-cell office:value-type="float" office:value="638.636">
            <text:p>638,636</text:p>
          </table:table-cell>
          <table:table-cell office:value-type="float" office:value="1261.78">
            <text:p>1261,78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46.317">
            <text:p>246,317</text:p>
          </table:table-cell>
          <table:table-cell office:value-type="float" office:value="202.936">
            <text:p>202,936</text:p>
          </table:table-cell>
          <table:table-cell office:value-type="float" office:value="336.575">
            <text:p>336,575</text:p>
          </table:table-cell>
          <table:table-cell office:value-type="float" office:value="316.211">
            <text:p>316,211</text:p>
          </table:table-cell>
          <table:table-cell office:value-type="float" office:value="185.389">
            <text:p>185,389</text:p>
          </table:table-cell>
          <table:table-cell office:value-type="float" office:value="544.919">
            <text:p>544,919</text:p>
          </table:table-cell>
          <table:table-cell office:value-type="float" office:value="165.497">
            <text:p>165,497</text:p>
          </table:table-cell>
          <table:table-cell office:value-type="float" office:value="146.769">
            <text:p>146,769</text:p>
          </table:table-cell>
          <table:table-cell office:value-type="float" office:value="183.814">
            <text:p>183,814</text:p>
          </table:table-cell>
          <table:table-cell office:value-type="float" office:value="731.61">
            <text:p>731,61</text:p>
          </table:table-cell>
          <table:table-cell office:value-type="float" office:value="639.209">
            <text:p>639,209</text:p>
          </table:table-cell>
          <table:table-cell office:value-type="float" office:value="1256.85">
            <text:p>1256,85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46.438">
            <text:p>246,438</text:p>
          </table:table-cell>
          <table:table-cell office:value-type="float" office:value="204.226">
            <text:p>204,226</text:p>
          </table:table-cell>
          <table:table-cell office:value-type="float" office:value="338.352">
            <text:p>338,352</text:p>
          </table:table-cell>
          <table:table-cell office:value-type="float" office:value="319.174">
            <text:p>319,174</text:p>
          </table:table-cell>
          <table:table-cell office:value-type="float" office:value="186.518">
            <text:p>186,518</text:p>
          </table:table-cell>
          <table:table-cell office:value-type="float" office:value="548.462">
            <text:p>548,462</text:p>
          </table:table-cell>
          <table:table-cell office:value-type="float" office:value="166.303">
            <text:p>166,303</text:p>
          </table:table-cell>
          <table:table-cell office:value-type="float" office:value="147.686">
            <text:p>147,686</text:p>
          </table:table-cell>
          <table:table-cell office:value-type="float" office:value="184.448">
            <text:p>184,448</text:p>
          </table:table-cell>
          <table:table-cell office:value-type="float" office:value="732.133">
            <text:p>732,133</text:p>
          </table:table-cell>
          <table:table-cell office:value-type="float" office:value="639.905">
            <text:p>639,905</text:p>
          </table:table-cell>
          <table:table-cell office:value-type="float" office:value="1263.41">
            <text:p>1263,4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46.274">
            <text:p>246,274</text:p>
          </table:table-cell>
          <table:table-cell office:value-type="float" office:value="202.812">
            <text:p>202,812</text:p>
          </table:table-cell>
          <table:table-cell office:value-type="float" office:value="332.327">
            <text:p>332,327</text:p>
          </table:table-cell>
          <table:table-cell office:value-type="float" office:value="315.809">
            <text:p>315,809</text:p>
          </table:table-cell>
          <table:table-cell office:value-type="float" office:value="185.123">
            <text:p>185,123</text:p>
          </table:table-cell>
          <table:table-cell office:value-type="float" office:value="545.664">
            <text:p>545,664</text:p>
          </table:table-cell>
          <table:table-cell office:value-type="float" office:value="165.747">
            <text:p>165,747</text:p>
          </table:table-cell>
          <table:table-cell office:value-type="float" office:value="145.541">
            <text:p>145,541</text:p>
          </table:table-cell>
          <table:table-cell office:value-type="float" office:value="184.126">
            <text:p>184,126</text:p>
          </table:table-cell>
          <table:table-cell office:value-type="float" office:value="731.767">
            <text:p>731,767</text:p>
          </table:table-cell>
          <table:table-cell office:value-type="float" office:value="639.063">
            <text:p>639,063</text:p>
          </table:table-cell>
          <table:table-cell office:value-type="float" office:value="1258.68">
            <text:p>1258,68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45.868">
            <text:p>245,868</text:p>
          </table:table-cell>
          <table:table-cell office:value-type="float" office:value="202.513">
            <text:p>202,513</text:p>
          </table:table-cell>
          <table:table-cell office:value-type="float" office:value="331.406">
            <text:p>331,406</text:p>
          </table:table-cell>
          <table:table-cell office:value-type="float" office:value="314.046">
            <text:p>314,046</text:p>
          </table:table-cell>
          <table:table-cell office:value-type="float" office:value="184.065">
            <text:p>184,065</text:p>
          </table:table-cell>
          <table:table-cell office:value-type="float" office:value="540.629">
            <text:p>540,629</text:p>
          </table:table-cell>
          <table:table-cell office:value-type="float" office:value="165.302">
            <text:p>165,302</text:p>
          </table:table-cell>
          <table:table-cell office:value-type="float" office:value="145.926">
            <text:p>145,926</text:p>
          </table:table-cell>
          <table:table-cell office:value-type="float" office:value="183.503">
            <text:p>183,503</text:p>
          </table:table-cell>
          <table:table-cell office:value-type="float" office:value="731.114">
            <text:p>731,114</text:p>
          </table:table-cell>
          <table:table-cell office:value-type="float" office:value="638.859">
            <text:p>638,859</text:p>
          </table:table-cell>
          <table:table-cell office:value-type="float" office:value="1259.06">
            <text:p>1259,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5.77">
            <text:p>245,77</text:p>
          </table:table-cell>
          <table:table-cell office:value-type="float" office:value="202.645">
            <text:p>202,645</text:p>
          </table:table-cell>
          <table:table-cell office:value-type="float" office:value="327.912">
            <text:p>327,912</text:p>
          </table:table-cell>
          <table:table-cell office:value-type="float" office:value="313.102">
            <text:p>313,102</text:p>
          </table:table-cell>
          <table:table-cell office:value-type="float" office:value="183.447">
            <text:p>183,447</text:p>
          </table:table-cell>
          <table:table-cell office:value-type="float" office:value="541.253">
            <text:p>541,253</text:p>
          </table:table-cell>
          <table:table-cell office:value-type="float" office:value="165.287">
            <text:p>165,287</text:p>
          </table:table-cell>
          <table:table-cell office:value-type="float" office:value="144.967">
            <text:p>144,967</text:p>
          </table:table-cell>
          <table:table-cell office:value-type="float" office:value="184.434">
            <text:p>184,434</text:p>
          </table:table-cell>
          <table:table-cell office:value-type="float" office:value="731.19">
            <text:p>731,19</text:p>
          </table:table-cell>
          <table:table-cell office:value-type="float" office:value="638.562">
            <text:p>638,562</text:p>
          </table:table-cell>
          <table:table-cell office:value-type="float" office:value="1261.48">
            <text:p>1261,48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6.282">
            <text:p>246,282</text:p>
          </table:table-cell>
          <table:table-cell office:value-type="float" office:value="203.356">
            <text:p>203,356</text:p>
          </table:table-cell>
          <table:table-cell office:value-type="float" office:value="338.193">
            <text:p>338,193</text:p>
          </table:table-cell>
          <table:table-cell office:value-type="float" office:value="315.789">
            <text:p>315,789</text:p>
          </table:table-cell>
          <table:table-cell office:value-type="float" office:value="184.573">
            <text:p>184,573</text:p>
          </table:table-cell>
          <table:table-cell office:value-type="float" office:value="540.74">
            <text:p>540,74</text:p>
          </table:table-cell>
          <table:table-cell office:value-type="float" office:value="165.963">
            <text:p>165,963</text:p>
          </table:table-cell>
          <table:table-cell office:value-type="float" office:value="146.056">
            <text:p>146,056</text:p>
          </table:table-cell>
          <table:table-cell office:value-type="float" office:value="184.414">
            <text:p>184,414</text:p>
          </table:table-cell>
          <table:table-cell office:value-type="float" office:value="731.335">
            <text:p>731,335</text:p>
          </table:table-cell>
          <table:table-cell office:value-type="float" office:value="639.104">
            <text:p>639,104</text:p>
          </table:table-cell>
          <table:table-cell office:value-type="float" office:value="1250.76">
            <text:p>1250,76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45.001">
            <text:p>245,001</text:p>
          </table:table-cell>
          <table:table-cell office:value-type="float" office:value="201.065">
            <text:p>201,065</text:p>
          </table:table-cell>
          <table:table-cell office:value-type="float" office:value="333.168">
            <text:p>333,168</text:p>
          </table:table-cell>
          <table:table-cell office:value-type="float" office:value="311.415">
            <text:p>311,415</text:p>
          </table:table-cell>
          <table:table-cell office:value-type="float" office:value="182.653">
            <text:p>182,653</text:p>
          </table:table-cell>
          <table:table-cell office:value-type="float" office:value="537.327">
            <text:p>537,327</text:p>
          </table:table-cell>
          <table:table-cell office:value-type="float" office:value="164.342">
            <text:p>164,342</text:p>
          </table:table-cell>
          <table:table-cell office:value-type="float" office:value="144.273">
            <text:p>144,273</text:p>
          </table:table-cell>
          <table:table-cell office:value-type="float" office:value="182.815">
            <text:p>182,815</text:p>
          </table:table-cell>
          <table:table-cell office:value-type="float" office:value="730.742">
            <text:p>730,742</text:p>
          </table:table-cell>
          <table:table-cell office:value-type="float" office:value="637.803">
            <text:p>637,803</text:p>
          </table:table-cell>
          <table:table-cell office:value-type="float" office:value="1258.36">
            <text:p>1258,36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45.554">
            <text:p>245,554</text:p>
          </table:table-cell>
          <table:table-cell office:value-type="float" office:value="201.349">
            <text:p>201,349</text:p>
          </table:table-cell>
          <table:table-cell office:value-type="float" office:value="335.784">
            <text:p>335,784</text:p>
          </table:table-cell>
          <table:table-cell office:value-type="float" office:value="312.08">
            <text:p>312,08</text:p>
          </table:table-cell>
          <table:table-cell office:value-type="float" office:value="183.258">
            <text:p>183,258</text:p>
          </table:table-cell>
          <table:table-cell office:value-type="float" office:value="540.921">
            <text:p>540,921</text:p>
          </table:table-cell>
          <table:table-cell office:value-type="float" office:value="164.716">
            <text:p>164,716</text:p>
          </table:table-cell>
          <table:table-cell office:value-type="float" office:value="145.054">
            <text:p>145,054</text:p>
          </table:table-cell>
          <table:table-cell office:value-type="float" office:value="183.644">
            <text:p>183,644</text:p>
          </table:table-cell>
          <table:table-cell office:value-type="float" office:value="730.774">
            <text:p>730,774</text:p>
          </table:table-cell>
          <table:table-cell office:value-type="float" office:value="638.152">
            <text:p>638,152</text:p>
          </table:table-cell>
          <table:table-cell office:value-type="float" office:value="1251.23">
            <text:p>1251,23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44.964">
            <text:p>244,964</text:p>
          </table:table-cell>
          <table:table-cell office:value-type="float" office:value="201.023">
            <text:p>201,023</text:p>
          </table:table-cell>
          <table:table-cell office:value-type="float" office:value="337.363">
            <text:p>337,363</text:p>
          </table:table-cell>
          <table:table-cell office:value-type="float" office:value="311.887">
            <text:p>311,887</text:p>
          </table:table-cell>
          <table:table-cell office:value-type="float" office:value="183.076">
            <text:p>183,076</text:p>
          </table:table-cell>
          <table:table-cell office:value-type="float" office:value="541.707">
            <text:p>541,707</text:p>
          </table:table-cell>
          <table:table-cell office:value-type="float" office:value="164.139">
            <text:p>164,139</text:p>
          </table:table-cell>
          <table:table-cell office:value-type="float" office:value="144.608">
            <text:p>144,608</text:p>
          </table:table-cell>
          <table:table-cell office:value-type="float" office:value="182.225">
            <text:p>182,225</text:p>
          </table:table-cell>
          <table:table-cell office:value-type="float" office:value="730.466">
            <text:p>730,466</text:p>
          </table:table-cell>
          <table:table-cell office:value-type="float" office:value="637.775">
            <text:p>637,775</text:p>
          </table:table-cell>
          <table:table-cell office:value-type="float" office:value="1256.32">
            <text:p>1256,32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5.785">
            <text:p>245,785</text:p>
          </table:table-cell>
          <table:table-cell office:value-type="float" office:value="201.927">
            <text:p>201,927</text:p>
          </table:table-cell>
          <table:table-cell office:value-type="float" office:value="331.373">
            <text:p>331,373</text:p>
          </table:table-cell>
          <table:table-cell office:value-type="float" office:value="314.735">
            <text:p>314,735</text:p>
          </table:table-cell>
          <table:table-cell office:value-type="float" office:value="185.069">
            <text:p>185,069</text:p>
          </table:table-cell>
          <table:table-cell office:value-type="float" office:value="547.591">
            <text:p>547,591</text:p>
          </table:table-cell>
          <table:table-cell office:value-type="float" office:value="164.968">
            <text:p>164,968</text:p>
          </table:table-cell>
          <table:table-cell office:value-type="float" office:value="145.338">
            <text:p>145,338</text:p>
          </table:table-cell>
          <table:table-cell office:value-type="float" office:value="183.433">
            <text:p>183,433</text:p>
          </table:table-cell>
          <table:table-cell office:value-type="float" office:value="731.389">
            <text:p>731,389</text:p>
          </table:table-cell>
          <table:table-cell office:value-type="float" office:value="638.854">
            <text:p>638,854</text:p>
          </table:table-cell>
          <table:table-cell office:value-type="float" office:value="1262.9">
            <text:p>1262,9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45.184">
            <text:p>245,184</text:p>
          </table:table-cell>
          <table:table-cell office:value-type="float" office:value="201.154">
            <text:p>201,154</text:p>
          </table:table-cell>
          <table:table-cell office:value-type="float" office:value="332.835">
            <text:p>332,835</text:p>
          </table:table-cell>
          <table:table-cell office:value-type="float" office:value="312.092">
            <text:p>312,092</text:p>
          </table:table-cell>
          <table:table-cell office:value-type="float" office:value="183.833">
            <text:p>183,833</text:p>
          </table:table-cell>
          <table:table-cell office:value-type="float" office:value="549.844">
            <text:p>549,844</text:p>
          </table:table-cell>
          <table:table-cell office:value-type="float" office:value="164.665">
            <text:p>164,665</text:p>
          </table:table-cell>
          <table:table-cell office:value-type="float" office:value="144.745">
            <text:p>144,745</text:p>
          </table:table-cell>
          <table:table-cell office:value-type="float" office:value="182.745">
            <text:p>182,745</text:p>
          </table:table-cell>
          <table:table-cell office:value-type="float" office:value="730.969">
            <text:p>730,969</text:p>
          </table:table-cell>
          <table:table-cell office:value-type="float" office:value="637.898">
            <text:p>637,898</text:p>
          </table:table-cell>
          <table:table-cell office:value-type="float" office:value="1256.52">
            <text:p>1256,52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5.91">
            <text:p>245,91</text:p>
          </table:table-cell>
          <table:table-cell office:value-type="float" office:value="201.759">
            <text:p>201,759</text:p>
          </table:table-cell>
          <table:table-cell office:value-type="float" office:value="333.639">
            <text:p>333,639</text:p>
          </table:table-cell>
          <table:table-cell office:value-type="float" office:value="313.713">
            <text:p>313,713</text:p>
          </table:table-cell>
          <table:table-cell office:value-type="float" office:value="184.546">
            <text:p>184,546</text:p>
          </table:table-cell>
          <table:table-cell office:value-type="float" office:value="548.673">
            <text:p>548,673</text:p>
          </table:table-cell>
          <table:table-cell office:value-type="float" office:value="165.345">
            <text:p>165,345</text:p>
          </table:table-cell>
          <table:table-cell office:value-type="float" office:value="145.859">
            <text:p>145,859</text:p>
          </table:table-cell>
          <table:table-cell office:value-type="float" office:value="183.466">
            <text:p>183,466</text:p>
          </table:table-cell>
          <table:table-cell office:value-type="float" office:value="731.443">
            <text:p>731,443</text:p>
          </table:table-cell>
          <table:table-cell office:value-type="float" office:value="638.457">
            <text:p>638,457</text:p>
          </table:table-cell>
          <table:table-cell office:value-type="float" office:value="1252.16">
            <text:p>1252,16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46.192">
            <text:p>246,192</text:p>
          </table:table-cell>
          <table:table-cell office:value-type="float" office:value="201.836">
            <text:p>201,836</text:p>
          </table:table-cell>
          <table:table-cell office:value-type="float" office:value="334.252">
            <text:p>334,252</text:p>
          </table:table-cell>
          <table:table-cell office:value-type="float" office:value="312.076">
            <text:p>312,076</text:p>
          </table:table-cell>
          <table:table-cell office:value-type="float" office:value="184.025">
            <text:p>184,025</text:p>
          </table:table-cell>
          <table:table-cell office:value-type="float" office:value="548.442">
            <text:p>548,442</text:p>
          </table:table-cell>
          <table:table-cell office:value-type="float" office:value="164.901">
            <text:p>164,901</text:p>
          </table:table-cell>
          <table:table-cell office:value-type="float" office:value="145.313">
            <text:p>145,313</text:p>
          </table:table-cell>
          <table:table-cell office:value-type="float" office:value="182.918">
            <text:p>182,918</text:p>
          </table:table-cell>
          <table:table-cell office:value-type="float" office:value="731.005">
            <text:p>731,005</text:p>
          </table:table-cell>
          <table:table-cell office:value-type="float" office:value="637.97">
            <text:p>637,97</text:p>
          </table:table-cell>
          <table:table-cell office:value-type="float" office:value="1259.71">
            <text:p>1259,7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46.237">
            <text:p>246,237</text:p>
          </table:table-cell>
          <table:table-cell office:value-type="float" office:value="202.237">
            <text:p>202,237</text:p>
          </table:table-cell>
          <table:table-cell office:value-type="float" office:value="331.485">
            <text:p>331,485</text:p>
          </table:table-cell>
          <table:table-cell office:value-type="float" office:value="313.422">
            <text:p>313,422</text:p>
          </table:table-cell>
          <table:table-cell office:value-type="float" office:value="184.361">
            <text:p>184,361</text:p>
          </table:table-cell>
          <table:table-cell office:value-type="float" office:value="550.958">
            <text:p>550,958</text:p>
          </table:table-cell>
          <table:table-cell office:value-type="float" office:value="165.377">
            <text:p>165,377</text:p>
          </table:table-cell>
          <table:table-cell office:value-type="float" office:value="145.207">
            <text:p>145,207</text:p>
          </table:table-cell>
          <table:table-cell office:value-type="float" office:value="183.488">
            <text:p>183,488</text:p>
          </table:table-cell>
          <table:table-cell office:value-type="float" office:value="731.404">
            <text:p>731,404</text:p>
          </table:table-cell>
          <table:table-cell office:value-type="float" office:value="638.683">
            <text:p>638,683</text:p>
          </table:table-cell>
          <table:table-cell office:value-type="float" office:value="1261.9">
            <text:p>1261,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6.059">
            <text:p>246,059</text:p>
          </table:table-cell>
          <table:table-cell office:value-type="float" office:value="201.403">
            <text:p>201,403</text:p>
          </table:table-cell>
          <table:table-cell office:value-type="float" office:value="337.609">
            <text:p>337,609</text:p>
          </table:table-cell>
          <table:table-cell office:value-type="float" office:value="311.285">
            <text:p>311,285</text:p>
          </table:table-cell>
          <table:table-cell office:value-type="float" office:value="184.39">
            <text:p>184,39</text:p>
          </table:table-cell>
          <table:table-cell office:value-type="float" office:value="555.935">
            <text:p>555,935</text:p>
          </table:table-cell>
          <table:table-cell office:value-type="float" office:value="165.086">
            <text:p>165,086</text:p>
          </table:table-cell>
          <table:table-cell office:value-type="float" office:value="144.809">
            <text:p>144,809</text:p>
          </table:table-cell>
          <table:table-cell office:value-type="float" office:value="182.948">
            <text:p>182,948</text:p>
          </table:table-cell>
          <table:table-cell office:value-type="float" office:value="731.315">
            <text:p>731,315</text:p>
          </table:table-cell>
          <table:table-cell office:value-type="float" office:value="637.782">
            <text:p>637,782</text:p>
          </table:table-cell>
          <table:table-cell office:value-type="float" office:value="1261.93">
            <text:p>1261,93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5.341">
            <text:p>245,341</text:p>
          </table:table-cell>
          <table:table-cell office:value-type="float" office:value="200.409">
            <text:p>200,409</text:p>
          </table:table-cell>
          <table:table-cell office:value-type="float" office:value="338.749">
            <text:p>338,749</text:p>
          </table:table-cell>
          <table:table-cell office:value-type="float" office:value="307.936">
            <text:p>307,936</text:p>
          </table:table-cell>
          <table:table-cell office:value-type="float" office:value="182.324">
            <text:p>182,324</text:p>
          </table:table-cell>
          <table:table-cell office:value-type="float" office:value="546.026">
            <text:p>546,026</text:p>
          </table:table-cell>
          <table:table-cell office:value-type="float" office:value="164.289">
            <text:p>164,289</text:p>
          </table:table-cell>
          <table:table-cell office:value-type="float" office:value="143.988">
            <text:p>143,988</text:p>
          </table:table-cell>
          <table:table-cell office:value-type="float" office:value="182.442">
            <text:p>182,442</text:p>
          </table:table-cell>
          <table:table-cell office:value-type="float" office:value="730.726">
            <text:p>730,726</text:p>
          </table:table-cell>
          <table:table-cell office:value-type="float" office:value="637.456">
            <text:p>637,456</text:p>
          </table:table-cell>
          <table:table-cell office:value-type="float" office:value="1250.29">
            <text:p>1250,29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45.559">
            <text:p>245,559</text:p>
          </table:table-cell>
          <table:table-cell office:value-type="float" office:value="200.592">
            <text:p>200,592</text:p>
          </table:table-cell>
          <table:table-cell office:value-type="float" office:value="331.563">
            <text:p>331,563</text:p>
          </table:table-cell>
          <table:table-cell office:value-type="float" office:value="309.05">
            <text:p>309,05</text:p>
          </table:table-cell>
          <table:table-cell office:value-type="float" office:value="182.767">
            <text:p>182,767</text:p>
          </table:table-cell>
          <table:table-cell office:value-type="float" office:value="545.915">
            <text:p>545,915</text:p>
          </table:table-cell>
          <table:table-cell office:value-type="float" office:value="164.702">
            <text:p>164,702</text:p>
          </table:table-cell>
          <table:table-cell office:value-type="float" office:value="144.903">
            <text:p>144,903</text:p>
          </table:table-cell>
          <table:table-cell office:value-type="float" office:value="182.695">
            <text:p>182,695</text:p>
          </table:table-cell>
          <table:table-cell office:value-type="float" office:value="730.473">
            <text:p>730,473</text:p>
          </table:table-cell>
          <table:table-cell office:value-type="float" office:value="637.497">
            <text:p>637,497</text:p>
          </table:table-cell>
          <table:table-cell office:value-type="float" office:value="1258.39">
            <text:p>1258,39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45.44">
            <text:p>245,44</text:p>
          </table:table-cell>
          <table:table-cell office:value-type="float" office:value="201.006">
            <text:p>201,006</text:p>
          </table:table-cell>
          <table:table-cell office:value-type="float" office:value="336.987">
            <text:p>336,987</text:p>
          </table:table-cell>
          <table:table-cell office:value-type="float" office:value="309.712">
            <text:p>309,712</text:p>
          </table:table-cell>
          <table:table-cell office:value-type="float" office:value="183.225">
            <text:p>183,225</text:p>
          </table:table-cell>
          <table:table-cell office:value-type="float" office:value="548.169">
            <text:p>548,169</text:p>
          </table:table-cell>
          <table:table-cell office:value-type="float" office:value="164.46">
            <text:p>164,46</text:p>
          </table:table-cell>
          <table:table-cell office:value-type="float" office:value="144.24">
            <text:p>144,24</text:p>
          </table:table-cell>
          <table:table-cell office:value-type="float" office:value="182.962">
            <text:p>182,962</text:p>
          </table:table-cell>
          <table:table-cell office:value-type="float" office:value="730.51">
            <text:p>730,51</text:p>
          </table:table-cell>
          <table:table-cell office:value-type="float" office:value="637.401">
            <text:p>637,401</text:p>
          </table:table-cell>
          <table:table-cell office:value-type="float" office:value="1243.4">
            <text:p>1243,4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45.464">
            <text:p>245,464</text:p>
          </table:table-cell>
          <table:table-cell office:value-type="float" office:value="200.362">
            <text:p>200,362</text:p>
          </table:table-cell>
          <table:table-cell office:value-type="float" office:value="331.906">
            <text:p>331,906</text:p>
          </table:table-cell>
          <table:table-cell office:value-type="float" office:value="309.327">
            <text:p>309,327</text:p>
          </table:table-cell>
          <table:table-cell office:value-type="float" office:value="183.339">
            <text:p>183,339</text:p>
          </table:table-cell>
          <table:table-cell office:value-type="float" office:value="551.228">
            <text:p>551,228</text:p>
          </table:table-cell>
          <table:table-cell office:value-type="float" office:value="164.492">
            <text:p>164,492</text:p>
          </table:table-cell>
          <table:table-cell office:value-type="float" office:value="143.718">
            <text:p>143,718</text:p>
          </table:table-cell>
          <table:table-cell office:value-type="float" office:value="182.753">
            <text:p>182,753</text:p>
          </table:table-cell>
          <table:table-cell office:value-type="float" office:value="731.165">
            <text:p>731,165</text:p>
          </table:table-cell>
          <table:table-cell office:value-type="float" office:value="637.23">
            <text:p>637,23</text:p>
          </table:table-cell>
          <table:table-cell office:value-type="float" office:value="1258.19">
            <text:p>1258,19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5.998">
            <text:p>245,998</text:p>
          </table:table-cell>
          <table:table-cell office:value-type="float" office:value="201.32">
            <text:p>201,32</text:p>
          </table:table-cell>
          <table:table-cell office:value-type="float" office:value="332.437">
            <text:p>332,437</text:p>
          </table:table-cell>
          <table:table-cell office:value-type="float" office:value="312.09">
            <text:p>312,09</text:p>
          </table:table-cell>
          <table:table-cell office:value-type="float" office:value="184.851">
            <text:p>184,851</text:p>
          </table:table-cell>
          <table:table-cell office:value-type="float" office:value="557.381">
            <text:p>557,381</text:p>
          </table:table-cell>
          <table:table-cell office:value-type="float" office:value="165.187">
            <text:p>165,187</text:p>
          </table:table-cell>
          <table:table-cell office:value-type="float" office:value="143.863">
            <text:p>143,863</text:p>
          </table:table-cell>
          <table:table-cell office:value-type="float" office:value="184.702">
            <text:p>184,702</text:p>
          </table:table-cell>
          <table:table-cell office:value-type="float" office:value="731.161">
            <text:p>731,161</text:p>
          </table:table-cell>
          <table:table-cell office:value-type="float" office:value="638.347">
            <text:p>638,347</text:p>
          </table:table-cell>
          <table:table-cell office:value-type="float" office:value="1259.3">
            <text:p>1259,3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46.106">
            <text:p>246,106</text:p>
          </table:table-cell>
          <table:table-cell office:value-type="float" office:value="201.55">
            <text:p>201,55</text:p>
          </table:table-cell>
          <table:table-cell office:value-type="float" office:value="335.372">
            <text:p>335,372</text:p>
          </table:table-cell>
          <table:table-cell office:value-type="float" office:value="311.813">
            <text:p>311,813</text:p>
          </table:table-cell>
          <table:table-cell office:value-type="float" office:value="185.113">
            <text:p>185,113</text:p>
          </table:table-cell>
          <table:table-cell office:value-type="float" office:value="559.085">
            <text:p>559,085</text:p>
          </table:table-cell>
          <table:table-cell office:value-type="float" office:value="165.478">
            <text:p>165,478</text:p>
          </table:table-cell>
          <table:table-cell office:value-type="float" office:value="144.852">
            <text:p>144,852</text:p>
          </table:table-cell>
          <table:table-cell office:value-type="float" office:value="184.245">
            <text:p>184,245</text:p>
          </table:table-cell>
          <table:table-cell office:value-type="float" office:value="731.491">
            <text:p>731,491</text:p>
          </table:table-cell>
          <table:table-cell office:value-type="float" office:value="637.897">
            <text:p>637,897</text:p>
          </table:table-cell>
          <table:table-cell office:value-type="float" office:value="1258.03">
            <text:p>1258,03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6.046">
            <text:p>246,046</text:p>
          </table:table-cell>
          <table:table-cell office:value-type="float" office:value="200.528">
            <text:p>200,528</text:p>
          </table:table-cell>
          <table:table-cell office:value-type="float" office:value="338.84">
            <text:p>338,84</text:p>
          </table:table-cell>
          <table:table-cell office:value-type="float" office:value="309.68">
            <text:p>309,68</text:p>
          </table:table-cell>
          <table:table-cell office:value-type="float" office:value="182.965">
            <text:p>182,965</text:p>
          </table:table-cell>
          <table:table-cell office:value-type="float" office:value="549.666">
            <text:p>549,666</text:p>
          </table:table-cell>
          <table:table-cell office:value-type="float" office:value="164.947">
            <text:p>164,947</text:p>
          </table:table-cell>
          <table:table-cell office:value-type="float" office:value="143.07">
            <text:p>143,07</text:p>
          </table:table-cell>
          <table:table-cell office:value-type="float" office:value="182.933">
            <text:p>182,933</text:p>
          </table:table-cell>
          <table:table-cell office:value-type="float" office:value="730.899">
            <text:p>730,899</text:p>
          </table:table-cell>
          <table:table-cell office:value-type="float" office:value="637.105">
            <text:p>637,105</text:p>
          </table:table-cell>
          <table:table-cell office:value-type="float" office:value="1259.44">
            <text:p>1259,44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45.719">
            <text:p>245,719</text:p>
          </table:table-cell>
          <table:table-cell office:value-type="float" office:value="200.628">
            <text:p>200,628</text:p>
          </table:table-cell>
          <table:table-cell office:value-type="float" office:value="334.161">
            <text:p>334,161</text:p>
          </table:table-cell>
          <table:table-cell office:value-type="float" office:value="310.552">
            <text:p>310,552</text:p>
          </table:table-cell>
          <table:table-cell office:value-type="float" office:value="183.982">
            <text:p>183,982</text:p>
          </table:table-cell>
          <table:table-cell office:value-type="float" office:value="552.351">
            <text:p>552,351</text:p>
          </table:table-cell>
          <table:table-cell office:value-type="float" office:value="165.072">
            <text:p>165,072</text:p>
          </table:table-cell>
          <table:table-cell office:value-type="float" office:value="143.27">
            <text:p>143,27</text:p>
          </table:table-cell>
          <table:table-cell office:value-type="float" office:value="182.887">
            <text:p>182,887</text:p>
          </table:table-cell>
          <table:table-cell office:value-type="float" office:value="731.116">
            <text:p>731,116</text:p>
          </table:table-cell>
          <table:table-cell office:value-type="float" office:value="637.339">
            <text:p>637,339</text:p>
          </table:table-cell>
          <table:table-cell office:value-type="float" office:value="1258.3">
            <text:p>1258,3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45.758">
            <text:p>245,758</text:p>
          </table:table-cell>
          <table:table-cell office:value-type="float" office:value="201.456">
            <text:p>201,456</text:p>
          </table:table-cell>
          <table:table-cell office:value-type="float" office:value="332.034">
            <text:p>332,034</text:p>
          </table:table-cell>
          <table:table-cell office:value-type="float" office:value="310.714">
            <text:p>310,714</text:p>
          </table:table-cell>
          <table:table-cell office:value-type="float" office:value="183.32">
            <text:p>183,32</text:p>
          </table:table-cell>
          <table:table-cell office:value-type="float" office:value="547.386">
            <text:p>547,386</text:p>
          </table:table-cell>
          <table:table-cell office:value-type="float" office:value="164.728">
            <text:p>164,728</text:p>
          </table:table-cell>
          <table:table-cell office:value-type="float" office:value="143.814">
            <text:p>143,814</text:p>
          </table:table-cell>
          <table:table-cell office:value-type="float" office:value="183.965">
            <text:p>183,965</text:p>
          </table:table-cell>
          <table:table-cell office:value-type="float" office:value="730.811">
            <text:p>730,811</text:p>
          </table:table-cell>
          <table:table-cell office:value-type="float" office:value="637.646">
            <text:p>637,646</text:p>
          </table:table-cell>
          <table:table-cell office:value-type="float" office:value="1261.88">
            <text:p>1261,8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6.676">
            <text:p>246,676</text:p>
          </table:table-cell>
          <table:table-cell office:value-type="float" office:value="202.486">
            <text:p>202,486</text:p>
          </table:table-cell>
          <table:table-cell office:value-type="float" office:value="333.719">
            <text:p>333,719</text:p>
          </table:table-cell>
          <table:table-cell office:value-type="float" office:value="314.191">
            <text:p>314,191</text:p>
          </table:table-cell>
          <table:table-cell office:value-type="float" office:value="185.18">
            <text:p>185,18</text:p>
          </table:table-cell>
          <table:table-cell office:value-type="float" office:value="555.161">
            <text:p>555,161</text:p>
          </table:table-cell>
          <table:table-cell office:value-type="float" office:value="165.535">
            <text:p>165,535</text:p>
          </table:table-cell>
          <table:table-cell office:value-type="float" office:value="145.546">
            <text:p>145,546</text:p>
          </table:table-cell>
          <table:table-cell office:value-type="float" office:value="184.241">
            <text:p>184,241</text:p>
          </table:table-cell>
          <table:table-cell office:value-type="float" office:value="731.492">
            <text:p>731,492</text:p>
          </table:table-cell>
          <table:table-cell office:value-type="float" office:value="638.338">
            <text:p>638,338</text:p>
          </table:table-cell>
          <table:table-cell office:value-type="float" office:value="1258.65">
            <text:p>1258,65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46.509">
            <text:p>246,509</text:p>
          </table:table-cell>
          <table:table-cell office:value-type="float" office:value="202.818">
            <text:p>202,818</text:p>
          </table:table-cell>
          <table:table-cell office:value-type="float" office:value="332.831">
            <text:p>332,831</text:p>
          </table:table-cell>
          <table:table-cell office:value-type="float" office:value="314.469">
            <text:p>314,469</text:p>
          </table:table-cell>
          <table:table-cell office:value-type="float" office:value="185.065">
            <text:p>185,065</text:p>
          </table:table-cell>
          <table:table-cell office:value-type="float" office:value="554.05">
            <text:p>554,05</text:p>
          </table:table-cell>
          <table:table-cell office:value-type="float" office:value="165.588">
            <text:p>165,588</text:p>
          </table:table-cell>
          <table:table-cell office:value-type="float" office:value="146.548">
            <text:p>146,548</text:p>
          </table:table-cell>
          <table:table-cell office:value-type="float" office:value="184.851">
            <text:p>184,851</text:p>
          </table:table-cell>
          <table:table-cell office:value-type="float" office:value="731.601">
            <text:p>731,601</text:p>
          </table:table-cell>
          <table:table-cell office:value-type="float" office:value="638.416">
            <text:p>638,416</text:p>
          </table:table-cell>
          <table:table-cell office:value-type="float" office:value="1262.39">
            <text:p>1262,3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45.466">
            <text:p>245,466</text:p>
          </table:table-cell>
          <table:table-cell office:value-type="float" office:value="200.41">
            <text:p>200,41</text:p>
          </table:table-cell>
          <table:table-cell office:value-type="float" office:value="329.221">
            <text:p>329,221</text:p>
          </table:table-cell>
          <table:table-cell office:value-type="float" office:value="307.521">
            <text:p>307,521</text:p>
          </table:table-cell>
          <table:table-cell office:value-type="float" office:value="181.162">
            <text:p>181,162</text:p>
          </table:table-cell>
          <table:table-cell office:value-type="float" office:value="539.005">
            <text:p>539,005</text:p>
          </table:table-cell>
          <table:table-cell office:value-type="float" office:value="164.534">
            <text:p>164,534</text:p>
          </table:table-cell>
          <table:table-cell office:value-type="float" office:value="143.708">
            <text:p>143,708</text:p>
          </table:table-cell>
          <table:table-cell office:value-type="float" office:value="182.703">
            <text:p>182,703</text:p>
          </table:table-cell>
          <table:table-cell office:value-type="float" office:value="730.696">
            <text:p>730,696</text:p>
          </table:table-cell>
          <table:table-cell office:value-type="float" office:value="636.76">
            <text:p>636,76</text:p>
          </table:table-cell>
          <table:table-cell office:value-type="float" office:value="1259.71">
            <text:p>1259,71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5.452">
            <text:p>245,452</text:p>
          </table:table-cell>
          <table:table-cell office:value-type="float" office:value="200.628">
            <text:p>200,628</text:p>
          </table:table-cell>
          <table:table-cell office:value-type="float" office:value="333.844">
            <text:p>333,844</text:p>
          </table:table-cell>
          <table:table-cell office:value-type="float" office:value="309.646">
            <text:p>309,646</text:p>
          </table:table-cell>
          <table:table-cell office:value-type="float" office:value="182.927">
            <text:p>182,927</text:p>
          </table:table-cell>
          <table:table-cell office:value-type="float" office:value="548.982">
            <text:p>548,982</text:p>
          </table:table-cell>
          <table:table-cell office:value-type="float" office:value="164.42">
            <text:p>164,42</text:p>
          </table:table-cell>
          <table:table-cell office:value-type="float" office:value="144.007">
            <text:p>144,007</text:p>
          </table:table-cell>
          <table:table-cell office:value-type="float" office:value="182.85">
            <text:p>182,85</text:p>
          </table:table-cell>
          <table:table-cell office:value-type="float" office:value="730.55">
            <text:p>730,55</text:p>
          </table:table-cell>
          <table:table-cell office:value-type="float" office:value="636.801">
            <text:p>636,801</text:p>
          </table:table-cell>
          <table:table-cell office:value-type="float" office:value="1244.62">
            <text:p>1244,62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6.164">
            <text:p>246,164</text:p>
          </table:table-cell>
          <table:table-cell office:value-type="float" office:value="201.95">
            <text:p>201,95</text:p>
          </table:table-cell>
          <table:table-cell office:value-type="float" office:value="337.877">
            <text:p>337,877</text:p>
          </table:table-cell>
          <table:table-cell office:value-type="float" office:value="312.023">
            <text:p>312,023</text:p>
          </table:table-cell>
          <table:table-cell office:value-type="float" office:value="183.812">
            <text:p>183,812</text:p>
          </table:table-cell>
          <table:table-cell office:value-type="float" office:value="548.112">
            <text:p>548,112</text:p>
          </table:table-cell>
          <table:table-cell office:value-type="float" office:value="165.324">
            <text:p>165,324</text:p>
          </table:table-cell>
          <table:table-cell office:value-type="float" office:value="144.681">
            <text:p>144,681</text:p>
          </table:table-cell>
          <table:table-cell office:value-type="float" office:value="184.143">
            <text:p>184,143</text:p>
          </table:table-cell>
          <table:table-cell office:value-type="float" office:value="731.12">
            <text:p>731,12</text:p>
          </table:table-cell>
          <table:table-cell office:value-type="float" office:value="638.399">
            <text:p>638,399</text:p>
          </table:table-cell>
          <table:table-cell office:value-type="float" office:value="1257.89">
            <text:p>1257,8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5.888">
            <text:p>245,888</text:p>
          </table:table-cell>
          <table:table-cell office:value-type="float" office:value="201.799">
            <text:p>201,799</text:p>
          </table:table-cell>
          <table:table-cell office:value-type="float" office:value="330.194">
            <text:p>330,194</text:p>
          </table:table-cell>
          <table:table-cell office:value-type="float" office:value="310.854">
            <text:p>310,854</text:p>
          </table:table-cell>
          <table:table-cell office:value-type="float" office:value="183.041">
            <text:p>183,041</text:p>
          </table:table-cell>
          <table:table-cell office:value-type="float" office:value="543.688">
            <text:p>543,688</text:p>
          </table:table-cell>
          <table:table-cell office:value-type="float" office:value="165.073">
            <text:p>165,073</text:p>
          </table:table-cell>
          <table:table-cell office:value-type="float" office:value="144.952">
            <text:p>144,952</text:p>
          </table:table-cell>
          <table:table-cell office:value-type="float" office:value="184.189">
            <text:p>184,189</text:p>
          </table:table-cell>
          <table:table-cell office:value-type="float" office:value="731.12">
            <text:p>731,12</text:p>
          </table:table-cell>
          <table:table-cell office:value-type="float" office:value="638.084">
            <text:p>638,084</text:p>
          </table:table-cell>
          <table:table-cell office:value-type="float" office:value="1263.15">
            <text:p>1263,15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44.774">
            <text:p>244,774</text:p>
          </table:table-cell>
          <table:table-cell office:value-type="float" office:value="200.601">
            <text:p>200,601</text:p>
          </table:table-cell>
          <table:table-cell office:value-type="float" office:value="330.828">
            <text:p>330,828</text:p>
          </table:table-cell>
          <table:table-cell office:value-type="float" office:value="309.539">
            <text:p>309,539</text:p>
          </table:table-cell>
          <table:table-cell office:value-type="float" office:value="182.616">
            <text:p>182,616</text:p>
          </table:table-cell>
          <table:table-cell office:value-type="float" office:value="543.307">
            <text:p>543,307</text:p>
          </table:table-cell>
          <table:table-cell office:value-type="float" office:value="164.42">
            <text:p>164,42</text:p>
          </table:table-cell>
          <table:table-cell office:value-type="float" office:value="144.033">
            <text:p>144,033</text:p>
          </table:table-cell>
          <table:table-cell office:value-type="float" office:value="181.368">
            <text:p>181,368</text:p>
          </table:table-cell>
          <table:table-cell office:value-type="float" office:value="730.391">
            <text:p>730,391</text:p>
          </table:table-cell>
          <table:table-cell office:value-type="float" office:value="637.213">
            <text:p>637,213</text:p>
          </table:table-cell>
          <table:table-cell office:value-type="float" office:value="1262.5">
            <text:p>1262,5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45.876">
            <text:p>245,876</text:p>
          </table:table-cell>
          <table:table-cell office:value-type="float" office:value="201.699">
            <text:p>201,699</text:p>
          </table:table-cell>
          <table:table-cell office:value-type="float" office:value="337.076">
            <text:p>337,076</text:p>
          </table:table-cell>
          <table:table-cell office:value-type="float" office:value="311.826">
            <text:p>311,826</text:p>
          </table:table-cell>
          <table:table-cell office:value-type="float" office:value="183.984">
            <text:p>183,984</text:p>
          </table:table-cell>
          <table:table-cell office:value-type="float" office:value="547.675">
            <text:p>547,675</text:p>
          </table:table-cell>
          <table:table-cell office:value-type="float" office:value="165.195">
            <text:p>165,195</text:p>
          </table:table-cell>
          <table:table-cell office:value-type="float" office:value="146.122">
            <text:p>146,122</text:p>
          </table:table-cell>
          <table:table-cell office:value-type="float" office:value="184.173">
            <text:p>184,173</text:p>
          </table:table-cell>
          <table:table-cell office:value-type="float" office:value="730.958">
            <text:p>730,958</text:p>
          </table:table-cell>
          <table:table-cell office:value-type="float" office:value="638.323">
            <text:p>638,323</text:p>
          </table:table-cell>
          <table:table-cell office:value-type="float" office:value="1245.83">
            <text:p>1245,83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45.999">
            <text:p>245,999</text:p>
          </table:table-cell>
          <table:table-cell office:value-type="float" office:value="201.703">
            <text:p>201,703</text:p>
          </table:table-cell>
          <table:table-cell office:value-type="float" office:value="334.999">
            <text:p>334,999</text:p>
          </table:table-cell>
          <table:table-cell office:value-type="float" office:value="311.61">
            <text:p>311,61</text:p>
          </table:table-cell>
          <table:table-cell office:value-type="float" office:value="183.338">
            <text:p>183,338</text:p>
          </table:table-cell>
          <table:table-cell office:value-type="float" office:value="543.654">
            <text:p>543,654</text:p>
          </table:table-cell>
          <table:table-cell office:value-type="float" office:value="165.108">
            <text:p>165,108</text:p>
          </table:table-cell>
          <table:table-cell office:value-type="float" office:value="146.016">
            <text:p>146,016</text:p>
          </table:table-cell>
          <table:table-cell office:value-type="float" office:value="183.296">
            <text:p>183,296</text:p>
          </table:table-cell>
          <table:table-cell office:value-type="float" office:value="730.759">
            <text:p>730,759</text:p>
          </table:table-cell>
          <table:table-cell office:value-type="float" office:value="638.265">
            <text:p>638,265</text:p>
          </table:table-cell>
          <table:table-cell office:value-type="float" office:value="1257.92">
            <text:p>1257,92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46.439">
            <text:p>246,439</text:p>
          </table:table-cell>
          <table:table-cell office:value-type="float" office:value="202.471">
            <text:p>202,471</text:p>
          </table:table-cell>
          <table:table-cell office:value-type="float" office:value="333.87">
            <text:p>333,87</text:p>
          </table:table-cell>
          <table:table-cell office:value-type="float" office:value="313.663">
            <text:p>313,663</text:p>
          </table:table-cell>
          <table:table-cell office:value-type="float" office:value="185.388">
            <text:p>185,388</text:p>
          </table:table-cell>
          <table:table-cell office:value-type="float" office:value="554.932">
            <text:p>554,932</text:p>
          </table:table-cell>
          <table:table-cell office:value-type="float" office:value="165.71">
            <text:p>165,71</text:p>
          </table:table-cell>
          <table:table-cell office:value-type="float" office:value="146.066">
            <text:p>146,066</text:p>
          </table:table-cell>
          <table:table-cell office:value-type="float" office:value="184.72">
            <text:p>184,72</text:p>
          </table:table-cell>
          <table:table-cell office:value-type="float" office:value="731.161">
            <text:p>731,161</text:p>
          </table:table-cell>
          <table:table-cell office:value-type="float" office:value="638.774">
            <text:p>638,774</text:p>
          </table:table-cell>
          <table:table-cell office:value-type="float" office:value="1236.72">
            <text:p>1236,7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5.925">
            <text:p>245,925</text:p>
          </table:table-cell>
          <table:table-cell office:value-type="float" office:value="201.815">
            <text:p>201,815</text:p>
          </table:table-cell>
          <table:table-cell office:value-type="float" office:value="328.978">
            <text:p>328,978</text:p>
          </table:table-cell>
          <table:table-cell office:value-type="float" office:value="311.562">
            <text:p>311,562</text:p>
          </table:table-cell>
          <table:table-cell office:value-type="float" office:value="184.275">
            <text:p>184,275</text:p>
          </table:table-cell>
          <table:table-cell office:value-type="float" office:value="550.922">
            <text:p>550,922</text:p>
          </table:table-cell>
          <table:table-cell office:value-type="float" office:value="165.098">
            <text:p>165,098</text:p>
          </table:table-cell>
          <table:table-cell office:value-type="float" office:value="144.944">
            <text:p>144,944</text:p>
          </table:table-cell>
          <table:table-cell office:value-type="float" office:value="183.775">
            <text:p>183,775</text:p>
          </table:table-cell>
          <table:table-cell office:value-type="float" office:value="731.069">
            <text:p>731,069</text:p>
          </table:table-cell>
          <table:table-cell office:value-type="float" office:value="638.394">
            <text:p>638,394</text:p>
          </table:table-cell>
          <table:table-cell office:value-type="float" office:value="1263.08">
            <text:p>1263,08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46.307">
            <text:p>246,307</text:p>
          </table:table-cell>
          <table:table-cell office:value-type="float" office:value="202.301">
            <text:p>202,301</text:p>
          </table:table-cell>
          <table:table-cell office:value-type="float" office:value="331.618">
            <text:p>331,618</text:p>
          </table:table-cell>
          <table:table-cell office:value-type="float" office:value="313.79">
            <text:p>313,79</text:p>
          </table:table-cell>
          <table:table-cell office:value-type="float" office:value="185.821">
            <text:p>185,821</text:p>
          </table:table-cell>
          <table:table-cell office:value-type="float" office:value="554.447">
            <text:p>554,447</text:p>
          </table:table-cell>
          <table:table-cell office:value-type="float" office:value="165.714">
            <text:p>165,714</text:p>
          </table:table-cell>
          <table:table-cell office:value-type="float" office:value="146.389">
            <text:p>146,389</text:p>
          </table:table-cell>
          <table:table-cell office:value-type="float" office:value="183.771">
            <text:p>183,771</text:p>
          </table:table-cell>
          <table:table-cell office:value-type="float" office:value="731.448">
            <text:p>731,448</text:p>
          </table:table-cell>
          <table:table-cell office:value-type="float" office:value="639.007">
            <text:p>639,007</text:p>
          </table:table-cell>
          <table:table-cell office:value-type="float" office:value="1259.52">
            <text:p>1259,52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45.463">
            <text:p>245,463</text:p>
          </table:table-cell>
          <table:table-cell office:value-type="float" office:value="201.357">
            <text:p>201,357</text:p>
          </table:table-cell>
          <table:table-cell office:value-type="float" office:value="330.758">
            <text:p>330,758</text:p>
          </table:table-cell>
          <table:table-cell office:value-type="float" office:value="310.466">
            <text:p>310,466</text:p>
          </table:table-cell>
          <table:table-cell office:value-type="float" office:value="183.645">
            <text:p>183,645</text:p>
          </table:table-cell>
          <table:table-cell office:value-type="float" office:value="543.919">
            <text:p>543,919</text:p>
          </table:table-cell>
          <table:table-cell office:value-type="float" office:value="164.962">
            <text:p>164,962</text:p>
          </table:table-cell>
          <table:table-cell office:value-type="float" office:value="145.885">
            <text:p>145,885</text:p>
          </table:table-cell>
          <table:table-cell office:value-type="float" office:value="182.27">
            <text:p>182,27</text:p>
          </table:table-cell>
          <table:table-cell office:value-type="float" office:value="730.694">
            <text:p>730,694</text:p>
          </table:table-cell>
          <table:table-cell office:value-type="float" office:value="637.909">
            <text:p>637,909</text:p>
          </table:table-cell>
          <table:table-cell office:value-type="float" office:value="1258.2">
            <text:p>1258,2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45.792">
            <text:p>245,792</text:p>
          </table:table-cell>
          <table:table-cell office:value-type="float" office:value="202.441">
            <text:p>202,441</text:p>
          </table:table-cell>
          <table:table-cell office:value-type="float" office:value="329.461">
            <text:p>329,461</text:p>
          </table:table-cell>
          <table:table-cell office:value-type="float" office:value="310.952">
            <text:p>310,952</text:p>
          </table:table-cell>
          <table:table-cell office:value-type="float" office:value="183.73">
            <text:p>183,73</text:p>
          </table:table-cell>
          <table:table-cell office:value-type="float" office:value="548.791">
            <text:p>548,791</text:p>
          </table:table-cell>
          <table:table-cell office:value-type="float" office:value="165.059">
            <text:p>165,059</text:p>
          </table:table-cell>
          <table:table-cell office:value-type="float" office:value="145.27">
            <text:p>145,27</text:p>
          </table:table-cell>
          <table:table-cell office:value-type="float" office:value="183.792">
            <text:p>183,792</text:p>
          </table:table-cell>
          <table:table-cell office:value-type="float" office:value="730.809">
            <text:p>730,809</text:p>
          </table:table-cell>
          <table:table-cell office:value-type="float" office:value="638.693">
            <text:p>638,693</text:p>
          </table:table-cell>
          <table:table-cell office:value-type="float" office:value="1253.85">
            <text:p>1253,85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5.394">
            <text:p>245,394</text:p>
          </table:table-cell>
          <table:table-cell office:value-type="float" office:value="201.389">
            <text:p>201,389</text:p>
          </table:table-cell>
          <table:table-cell office:value-type="float" office:value="333.939">
            <text:p>333,939</text:p>
          </table:table-cell>
          <table:table-cell office:value-type="float" office:value="309.464">
            <text:p>309,464</text:p>
          </table:table-cell>
          <table:table-cell office:value-type="float" office:value="182.997">
            <text:p>182,997</text:p>
          </table:table-cell>
          <table:table-cell office:value-type="float" office:value="544.884">
            <text:p>544,884</text:p>
          </table:table-cell>
          <table:table-cell office:value-type="float" office:value="164.509">
            <text:p>164,509</text:p>
          </table:table-cell>
          <table:table-cell office:value-type="float" office:value="143.738">
            <text:p>143,738</text:p>
          </table:table-cell>
          <table:table-cell office:value-type="float" office:value="183.501">
            <text:p>183,501</text:p>
          </table:table-cell>
          <table:table-cell office:value-type="float" office:value="730.763">
            <text:p>730,763</text:p>
          </table:table-cell>
          <table:table-cell office:value-type="float" office:value="638.45">
            <text:p>638,45</text:p>
          </table:table-cell>
          <table:table-cell office:value-type="float" office:value="1257.18">
            <text:p>1257,18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46.963">
            <text:p>246,963</text:p>
          </table:table-cell>
          <table:table-cell office:value-type="float" office:value="203.063">
            <text:p>203,063</text:p>
          </table:table-cell>
          <table:table-cell office:value-type="float" office:value="333.607">
            <text:p>333,607</text:p>
          </table:table-cell>
          <table:table-cell office:value-type="float" office:value="316.708">
            <text:p>316,708</text:p>
          </table:table-cell>
          <table:table-cell office:value-type="float" office:value="187.749">
            <text:p>187,749</text:p>
          </table:table-cell>
          <table:table-cell office:value-type="float" office:value="567.719">
            <text:p>567,719</text:p>
          </table:table-cell>
          <table:table-cell office:value-type="float" office:value="166.543">
            <text:p>166,543</text:p>
          </table:table-cell>
          <table:table-cell office:value-type="float" office:value="147.327">
            <text:p>147,327</text:p>
          </table:table-cell>
          <table:table-cell office:value-type="float" office:value="185.408">
            <text:p>185,408</text:p>
          </table:table-cell>
          <table:table-cell office:value-type="float" office:value="732.057">
            <text:p>732,057</text:p>
          </table:table-cell>
          <table:table-cell office:value-type="float" office:value="639.469">
            <text:p>639,469</text:p>
          </table:table-cell>
          <table:table-cell office:value-type="float" office:value="1259.66">
            <text:p>1259,66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46.357">
            <text:p>246,357</text:p>
          </table:table-cell>
          <table:table-cell office:value-type="float" office:value="202.659">
            <text:p>202,659</text:p>
          </table:table-cell>
          <table:table-cell office:value-type="float" office:value="329.984">
            <text:p>329,984</text:p>
          </table:table-cell>
          <table:table-cell office:value-type="float" office:value="312.464">
            <text:p>312,464</text:p>
          </table:table-cell>
          <table:table-cell office:value-type="float" office:value="184.604">
            <text:p>184,604</text:p>
          </table:table-cell>
          <table:table-cell office:value-type="float" office:value="551.005">
            <text:p>551,005</text:p>
          </table:table-cell>
          <table:table-cell office:value-type="float" office:value="165.694">
            <text:p>165,694</text:p>
          </table:table-cell>
          <table:table-cell office:value-type="float" office:value="144.878">
            <text:p>144,878</text:p>
          </table:table-cell>
          <table:table-cell office:value-type="float" office:value="184.191">
            <text:p>184,191</text:p>
          </table:table-cell>
          <table:table-cell office:value-type="float" office:value="731.22">
            <text:p>731,22</text:p>
          </table:table-cell>
          <table:table-cell office:value-type="float" office:value="638.628">
            <text:p>638,628</text:p>
          </table:table-cell>
          <table:table-cell office:value-type="float" office:value="1261.03">
            <text:p>1261,03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47.473">
            <text:p>247,473</text:p>
          </table:table-cell>
          <table:table-cell office:value-type="float" office:value="203.592">
            <text:p>203,592</text:p>
          </table:table-cell>
          <table:table-cell office:value-type="float" office:value="339.486">
            <text:p>339,486</text:p>
          </table:table-cell>
          <table:table-cell office:value-type="float" office:value="314.782">
            <text:p>314,782</text:p>
          </table:table-cell>
          <table:table-cell office:value-type="float" office:value="186.735">
            <text:p>186,735</text:p>
          </table:table-cell>
          <table:table-cell office:value-type="float" office:value="566.181">
            <text:p>566,181</text:p>
          </table:table-cell>
          <table:table-cell office:value-type="float" office:value="166.64">
            <text:p>166,64</text:p>
          </table:table-cell>
          <table:table-cell office:value-type="float" office:value="145.827">
            <text:p>145,827</text:p>
          </table:table-cell>
          <table:table-cell office:value-type="float" office:value="186.049">
            <text:p>186,049</text:p>
          </table:table-cell>
          <table:table-cell office:value-type="float" office:value="731.975">
            <text:p>731,975</text:p>
          </table:table-cell>
          <table:table-cell office:value-type="float" office:value="639.535">
            <text:p>639,535</text:p>
          </table:table-cell>
          <table:table-cell office:value-type="float" office:value="1263.29">
            <text:p>1263,2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46.824">
            <text:p>246,824</text:p>
          </table:table-cell>
          <table:table-cell office:value-type="float" office:value="202.728">
            <text:p>202,728</text:p>
          </table:table-cell>
          <table:table-cell office:value-type="float" office:value="335.248">
            <text:p>335,248</text:p>
          </table:table-cell>
          <table:table-cell office:value-type="float" office:value="313.632">
            <text:p>313,632</text:p>
          </table:table-cell>
          <table:table-cell office:value-type="float" office:value="186.31">
            <text:p>186,31</text:p>
          </table:table-cell>
          <table:table-cell office:value-type="float" office:value="562.67">
            <text:p>562,67</text:p>
          </table:table-cell>
          <table:table-cell office:value-type="float" office:value="165.999">
            <text:p>165,999</text:p>
          </table:table-cell>
          <table:table-cell office:value-type="float" office:value="145.748">
            <text:p>145,748</text:p>
          </table:table-cell>
          <table:table-cell office:value-type="float" office:value="184.719">
            <text:p>184,719</text:p>
          </table:table-cell>
          <table:table-cell office:value-type="float" office:value="731.586">
            <text:p>731,586</text:p>
          </table:table-cell>
          <table:table-cell office:value-type="float" office:value="639.437">
            <text:p>639,437</text:p>
          </table:table-cell>
          <table:table-cell office:value-type="float" office:value="1259.24">
            <text:p>1259,24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6.742">
            <text:p>246,742</text:p>
          </table:table-cell>
          <table:table-cell office:value-type="float" office:value="203.134">
            <text:p>203,134</text:p>
          </table:table-cell>
          <table:table-cell office:value-type="float" office:value="335.949">
            <text:p>335,949</text:p>
          </table:table-cell>
          <table:table-cell office:value-type="float" office:value="313.442">
            <text:p>313,442</text:p>
          </table:table-cell>
          <table:table-cell office:value-type="float" office:value="186.217">
            <text:p>186,217</text:p>
          </table:table-cell>
          <table:table-cell office:value-type="float" office:value="561.521">
            <text:p>561,521</text:p>
          </table:table-cell>
          <table:table-cell office:value-type="float" office:value="165.907">
            <text:p>165,907</text:p>
          </table:table-cell>
          <table:table-cell office:value-type="float" office:value="146.77">
            <text:p>146,77</text:p>
          </table:table-cell>
          <table:table-cell office:value-type="float" office:value="184.761">
            <text:p>184,761</text:p>
          </table:table-cell>
          <table:table-cell office:value-type="float" office:value="731.853">
            <text:p>731,853</text:p>
          </table:table-cell>
          <table:table-cell office:value-type="float" office:value="639.505">
            <text:p>639,505</text:p>
          </table:table-cell>
          <table:table-cell office:value-type="float" office:value="1260.98">
            <text:p>1260,9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5.972">
            <text:p>245,972</text:p>
          </table:table-cell>
          <table:table-cell office:value-type="float" office:value="202.079">
            <text:p>202,079</text:p>
          </table:table-cell>
          <table:table-cell office:value-type="float" office:value="334.929">
            <text:p>334,929</text:p>
          </table:table-cell>
          <table:table-cell office:value-type="float" office:value="312.158">
            <text:p>312,158</text:p>
          </table:table-cell>
          <table:table-cell office:value-type="float" office:value="185.056">
            <text:p>185,056</text:p>
          </table:table-cell>
          <table:table-cell office:value-type="float" office:value="559.645">
            <text:p>559,645</text:p>
          </table:table-cell>
          <table:table-cell office:value-type="float" office:value="164.924">
            <text:p>164,924</text:p>
          </table:table-cell>
          <table:table-cell office:value-type="float" office:value="145.679">
            <text:p>145,679</text:p>
          </table:table-cell>
          <table:table-cell office:value-type="float" office:value="184.46">
            <text:p>184,46</text:p>
          </table:table-cell>
          <table:table-cell office:value-type="float" office:value="731.206">
            <text:p>731,206</text:p>
          </table:table-cell>
          <table:table-cell office:value-type="float" office:value="638.434">
            <text:p>638,434</text:p>
          </table:table-cell>
          <table:table-cell office:value-type="float" office:value="1248.16">
            <text:p>1248,16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45.93">
            <text:p>245,93</text:p>
          </table:table-cell>
          <table:table-cell office:value-type="float" office:value="202.441">
            <text:p>202,441</text:p>
          </table:table-cell>
          <table:table-cell office:value-type="float" office:value="336.22">
            <text:p>336,22</text:p>
          </table:table-cell>
          <table:table-cell office:value-type="float" office:value="311.08">
            <text:p>311,08</text:p>
          </table:table-cell>
          <table:table-cell office:value-type="float" office:value="184.489">
            <text:p>184,489</text:p>
          </table:table-cell>
          <table:table-cell office:value-type="float" office:value="561.643">
            <text:p>561,643</text:p>
          </table:table-cell>
          <table:table-cell office:value-type="float" office:value="165.127">
            <text:p>165,127</text:p>
          </table:table-cell>
          <table:table-cell office:value-type="float" office:value="145.899">
            <text:p>145,899</text:p>
          </table:table-cell>
          <table:table-cell office:value-type="float" office:value="183.771">
            <text:p>183,771</text:p>
          </table:table-cell>
          <table:table-cell office:value-type="float" office:value="731.171">
            <text:p>731,171</text:p>
          </table:table-cell>
          <table:table-cell office:value-type="float" office:value="638.463">
            <text:p>638,463</text:p>
          </table:table-cell>
          <table:table-cell office:value-type="float" office:value="1262.18">
            <text:p>1262,18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46.066">
            <text:p>246,066</text:p>
          </table:table-cell>
          <table:table-cell office:value-type="float" office:value="201.587">
            <text:p>201,587</text:p>
          </table:table-cell>
          <table:table-cell office:value-type="float" office:value="330.854">
            <text:p>330,854</text:p>
          </table:table-cell>
          <table:table-cell office:value-type="float" office:value="309.2">
            <text:p>309,2</text:p>
          </table:table-cell>
          <table:table-cell office:value-type="float" office:value="183.598">
            <text:p>183,598</text:p>
          </table:table-cell>
          <table:table-cell office:value-type="float" office:value="553.804">
            <text:p>553,804</text:p>
          </table:table-cell>
          <table:table-cell office:value-type="float" office:value="165.174">
            <text:p>165,174</text:p>
          </table:table-cell>
          <table:table-cell office:value-type="float" office:value="145.236">
            <text:p>145,236</text:p>
          </table:table-cell>
          <table:table-cell office:value-type="float" office:value="183.375">
            <text:p>183,375</text:p>
          </table:table-cell>
          <table:table-cell office:value-type="float" office:value="730.894">
            <text:p>730,894</text:p>
          </table:table-cell>
          <table:table-cell office:value-type="float" office:value="638.122">
            <text:p>638,122</text:p>
          </table:table-cell>
          <table:table-cell office:value-type="float" office:value="1262.67">
            <text:p>1262,67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46.314">
            <text:p>246,314</text:p>
          </table:table-cell>
          <table:table-cell office:value-type="float" office:value="202.351">
            <text:p>202,351</text:p>
          </table:table-cell>
          <table:table-cell office:value-type="float" office:value="331.765">
            <text:p>331,765</text:p>
          </table:table-cell>
          <table:table-cell office:value-type="float" office:value="311.384">
            <text:p>311,384</text:p>
          </table:table-cell>
          <table:table-cell office:value-type="float" office:value="184.939">
            <text:p>184,939</text:p>
          </table:table-cell>
          <table:table-cell office:value-type="float" office:value="558.814">
            <text:p>558,814</text:p>
          </table:table-cell>
          <table:table-cell office:value-type="float" office:value="165.606">
            <text:p>165,606</text:p>
          </table:table-cell>
          <table:table-cell office:value-type="float" office:value="144.899">
            <text:p>144,899</text:p>
          </table:table-cell>
          <table:table-cell office:value-type="float" office:value="183.466">
            <text:p>183,466</text:p>
          </table:table-cell>
          <table:table-cell office:value-type="float" office:value="731.126">
            <text:p>731,126</text:p>
          </table:table-cell>
          <table:table-cell office:value-type="float" office:value="638.529">
            <text:p>638,529</text:p>
          </table:table-cell>
          <table:table-cell office:value-type="float" office:value="1253.83">
            <text:p>1253,83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45.659">
            <text:p>245,659</text:p>
          </table:table-cell>
          <table:table-cell office:value-type="float" office:value="201.472">
            <text:p>201,472</text:p>
          </table:table-cell>
          <table:table-cell office:value-type="float" office:value="330.949">
            <text:p>330,949</text:p>
          </table:table-cell>
          <table:table-cell office:value-type="float" office:value="309.602">
            <text:p>309,602</text:p>
          </table:table-cell>
          <table:table-cell office:value-type="float" office:value="183.39">
            <text:p>183,39</text:p>
          </table:table-cell>
          <table:table-cell office:value-type="float" office:value="549.119">
            <text:p>549,119</text:p>
          </table:table-cell>
          <table:table-cell office:value-type="float" office:value="165.19">
            <text:p>165,19</text:p>
          </table:table-cell>
          <table:table-cell office:value-type="float" office:value="145.141">
            <text:p>145,141</text:p>
          </table:table-cell>
          <table:table-cell office:value-type="float" office:value="183.475">
            <text:p>183,475</text:p>
          </table:table-cell>
          <table:table-cell office:value-type="float" office:value="731.231">
            <text:p>731,231</text:p>
          </table:table-cell>
          <table:table-cell office:value-type="float" office:value="637.991">
            <text:p>637,991</text:p>
          </table:table-cell>
          <table:table-cell office:value-type="float" office:value="1244.19">
            <text:p>1244,1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45.605">
            <text:p>245,605</text:p>
          </table:table-cell>
          <table:table-cell office:value-type="float" office:value="200.795">
            <text:p>200,795</text:p>
          </table:table-cell>
          <table:table-cell office:value-type="float" office:value="329.924">
            <text:p>329,924</text:p>
          </table:table-cell>
          <table:table-cell office:value-type="float" office:value="308.407">
            <text:p>308,407</text:p>
          </table:table-cell>
          <table:table-cell office:value-type="float" office:value="183.677">
            <text:p>183,677</text:p>
          </table:table-cell>
          <table:table-cell office:value-type="float" office:value="556.29">
            <text:p>556,29</text:p>
          </table:table-cell>
          <table:table-cell office:value-type="float" office:value="164.353">
            <text:p>164,353</text:p>
          </table:table-cell>
          <table:table-cell office:value-type="float" office:value="144.58">
            <text:p>144,58</text:p>
          </table:table-cell>
          <table:table-cell office:value-type="float" office:value="183.243">
            <text:p>183,243</text:p>
          </table:table-cell>
          <table:table-cell office:value-type="float" office:value="730.576">
            <text:p>730,576</text:p>
          </table:table-cell>
          <table:table-cell office:value-type="float" office:value="637.589">
            <text:p>637,589</text:p>
          </table:table-cell>
          <table:table-cell office:value-type="float" office:value="1258.54">
            <text:p>1258,54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45.324">
            <text:p>245,324</text:p>
          </table:table-cell>
          <table:table-cell office:value-type="float" office:value="200.725">
            <text:p>200,725</text:p>
          </table:table-cell>
          <table:table-cell office:value-type="float" office:value="328.308">
            <text:p>328,308</text:p>
          </table:table-cell>
          <table:table-cell office:value-type="float" office:value="306.949">
            <text:p>306,949</text:p>
          </table:table-cell>
          <table:table-cell office:value-type="float" office:value="181.878">
            <text:p>181,878</text:p>
          </table:table-cell>
          <table:table-cell office:value-type="float" office:value="543.612">
            <text:p>543,612</text:p>
          </table:table-cell>
          <table:table-cell office:value-type="float" office:value="164.481">
            <text:p>164,481</text:p>
          </table:table-cell>
          <table:table-cell office:value-type="float" office:value="144.141">
            <text:p>144,141</text:p>
          </table:table-cell>
          <table:table-cell office:value-type="float" office:value="181.973">
            <text:p>181,973</text:p>
          </table:table-cell>
          <table:table-cell office:value-type="float" office:value="730.451">
            <text:p>730,451</text:p>
          </table:table-cell>
          <table:table-cell office:value-type="float" office:value="637.678">
            <text:p>637,678</text:p>
          </table:table-cell>
          <table:table-cell office:value-type="float" office:value="1243">
            <text:p>1243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46.054">
            <text:p>246,054</text:p>
          </table:table-cell>
          <table:table-cell office:value-type="float" office:value="201.321">
            <text:p>201,321</text:p>
          </table:table-cell>
          <table:table-cell office:value-type="float" office:value="335.897">
            <text:p>335,897</text:p>
          </table:table-cell>
          <table:table-cell office:value-type="float" office:value="309.246">
            <text:p>309,246</text:p>
          </table:table-cell>
          <table:table-cell office:value-type="float" office:value="183.568">
            <text:p>183,568</text:p>
          </table:table-cell>
          <table:table-cell office:value-type="float" office:value="551.177">
            <text:p>551,177</text:p>
          </table:table-cell>
          <table:table-cell office:value-type="float" office:value="165.069">
            <text:p>165,069</text:p>
          </table:table-cell>
          <table:table-cell office:value-type="float" office:value="144.314">
            <text:p>144,314</text:p>
          </table:table-cell>
          <table:table-cell office:value-type="float" office:value="183.908">
            <text:p>183,908</text:p>
          </table:table-cell>
          <table:table-cell office:value-type="float" office:value="731.081">
            <text:p>731,081</text:p>
          </table:table-cell>
          <table:table-cell office:value-type="float" office:value="638.065">
            <text:p>638,065</text:p>
          </table:table-cell>
          <table:table-cell office:value-type="float" office:value="1264.37">
            <text:p>1264,37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45.188">
            <text:p>245,188</text:p>
          </table:table-cell>
          <table:table-cell office:value-type="float" office:value="200.627">
            <text:p>200,627</text:p>
          </table:table-cell>
          <table:table-cell office:value-type="float" office:value="329.864">
            <text:p>329,864</text:p>
          </table:table-cell>
          <table:table-cell office:value-type="float" office:value="307.031">
            <text:p>307,031</text:p>
          </table:table-cell>
          <table:table-cell office:value-type="float" office:value="182.501">
            <text:p>182,501</text:p>
          </table:table-cell>
          <table:table-cell office:value-type="float" office:value="548.733">
            <text:p>548,733</text:p>
          </table:table-cell>
          <table:table-cell office:value-type="float" office:value="164.125">
            <text:p>164,125</text:p>
          </table:table-cell>
          <table:table-cell office:value-type="float" office:value="144.698">
            <text:p>144,698</text:p>
          </table:table-cell>
          <table:table-cell office:value-type="float" office:value="182.996">
            <text:p>182,996</text:p>
          </table:table-cell>
          <table:table-cell office:value-type="float" office:value="730.562">
            <text:p>730,562</text:p>
          </table:table-cell>
          <table:table-cell office:value-type="float" office:value="637.6">
            <text:p>637,6</text:p>
          </table:table-cell>
          <table:table-cell office:value-type="float" office:value="1261.45">
            <text:p>1261,45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44.706">
            <text:p>244,706</text:p>
          </table:table-cell>
          <table:table-cell office:value-type="float" office:value="199.73">
            <text:p>199,73</text:p>
          </table:table-cell>
          <table:table-cell office:value-type="float" office:value="330.585">
            <text:p>330,585</text:p>
          </table:table-cell>
          <table:table-cell office:value-type="float" office:value="305.732">
            <text:p>305,732</text:p>
          </table:table-cell>
          <table:table-cell office:value-type="float" office:value="182.213">
            <text:p>182,213</text:p>
          </table:table-cell>
          <table:table-cell office:value-type="float" office:value="549.104">
            <text:p>549,104</text:p>
          </table:table-cell>
          <table:table-cell office:value-type="float" office:value="163.968">
            <text:p>163,968</text:p>
          </table:table-cell>
          <table:table-cell office:value-type="float" office:value="143.034">
            <text:p>143,034</text:p>
          </table:table-cell>
          <table:table-cell office:value-type="float" office:value="182.005">
            <text:p>182,005</text:p>
          </table:table-cell>
          <table:table-cell office:value-type="float" office:value="729.998">
            <text:p>729,998</text:p>
          </table:table-cell>
          <table:table-cell office:value-type="float" office:value="637.003">
            <text:p>637,003</text:p>
          </table:table-cell>
          <table:table-cell office:value-type="float" office:value="1261.55">
            <text:p>1261,55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4.301">
            <text:p>244,301</text:p>
          </table:table-cell>
          <table:table-cell office:value-type="float" office:value="199.482">
            <text:p>199,482</text:p>
          </table:table-cell>
          <table:table-cell office:value-type="float" office:value="327.616">
            <text:p>327,616</text:p>
          </table:table-cell>
          <table:table-cell office:value-type="float" office:value="304.545">
            <text:p>304,545</text:p>
          </table:table-cell>
          <table:table-cell office:value-type="float" office:value="181.255">
            <text:p>181,255</text:p>
          </table:table-cell>
          <table:table-cell office:value-type="float" office:value="546.193">
            <text:p>546,193</text:p>
          </table:table-cell>
          <table:table-cell office:value-type="float" office:value="163.412">
            <text:p>163,412</text:p>
          </table:table-cell>
          <table:table-cell office:value-type="float" office:value="143.037">
            <text:p>143,037</text:p>
          </table:table-cell>
          <table:table-cell office:value-type="float" office:value="181.184">
            <text:p>181,184</text:p>
          </table:table-cell>
          <table:table-cell office:value-type="float" office:value="729.481">
            <text:p>729,481</text:p>
          </table:table-cell>
          <table:table-cell office:value-type="float" office:value="636.672">
            <text:p>636,672</text:p>
          </table:table-cell>
          <table:table-cell office:value-type="float" office:value="1244.7">
            <text:p>1244,7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4.974">
            <text:p>244,974</text:p>
          </table:table-cell>
          <table:table-cell office:value-type="float" office:value="200.698">
            <text:p>200,698</text:p>
          </table:table-cell>
          <table:table-cell office:value-type="float" office:value="330.071">
            <text:p>330,071</text:p>
          </table:table-cell>
          <table:table-cell office:value-type="float" office:value="306.308">
            <text:p>306,308</text:p>
          </table:table-cell>
          <table:table-cell office:value-type="float" office:value="181.798">
            <text:p>181,798</text:p>
          </table:table-cell>
          <table:table-cell office:value-type="float" office:value="542.192">
            <text:p>542,192</text:p>
          </table:table-cell>
          <table:table-cell office:value-type="float" office:value="163.922">
            <text:p>163,922</text:p>
          </table:table-cell>
          <table:table-cell office:value-type="float" office:value="143.137">
            <text:p>143,137</text:p>
          </table:table-cell>
          <table:table-cell office:value-type="float" office:value="182.568">
            <text:p>182,568</text:p>
          </table:table-cell>
          <table:table-cell office:value-type="float" office:value="730.34">
            <text:p>730,34</text:p>
          </table:table-cell>
          <table:table-cell office:value-type="float" office:value="637.468">
            <text:p>637,468</text:p>
          </table:table-cell>
          <table:table-cell office:value-type="float" office:value="1262.14">
            <text:p>1262,14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45.25">
            <text:p>245,25</text:p>
          </table:table-cell>
          <table:table-cell office:value-type="float" office:value="200.437">
            <text:p>200,437</text:p>
          </table:table-cell>
          <table:table-cell office:value-type="float" office:value="329.536">
            <text:p>329,536</text:p>
          </table:table-cell>
          <table:table-cell office:value-type="float" office:value="306.596">
            <text:p>306,596</text:p>
          </table:table-cell>
          <table:table-cell office:value-type="float" office:value="182.363">
            <text:p>182,363</text:p>
          </table:table-cell>
          <table:table-cell office:value-type="float" office:value="547.634">
            <text:p>547,634</text:p>
          </table:table-cell>
          <table:table-cell office:value-type="float" office:value="164.384">
            <text:p>164,384</text:p>
          </table:table-cell>
          <table:table-cell office:value-type="float" office:value="144.167">
            <text:p>144,167</text:p>
          </table:table-cell>
          <table:table-cell office:value-type="float" office:value="182.503">
            <text:p>182,503</text:p>
          </table:table-cell>
          <table:table-cell office:value-type="float" office:value="730.595">
            <text:p>730,595</text:p>
          </table:table-cell>
          <table:table-cell office:value-type="float" office:value="637.418">
            <text:p>637,418</text:p>
          </table:table-cell>
          <table:table-cell office:value-type="float" office:value="1261.04">
            <text:p>1261,04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45.641">
            <text:p>245,641</text:p>
          </table:table-cell>
          <table:table-cell office:value-type="float" office:value="201.388">
            <text:p>201,388</text:p>
          </table:table-cell>
          <table:table-cell office:value-type="float" office:value="328.084">
            <text:p>328,084</text:p>
          </table:table-cell>
          <table:table-cell office:value-type="float" office:value="308.87">
            <text:p>308,87</text:p>
          </table:table-cell>
          <table:table-cell office:value-type="float" office:value="183.841">
            <text:p>183,841</text:p>
          </table:table-cell>
          <table:table-cell office:value-type="float" office:value="553.777">
            <text:p>553,777</text:p>
          </table:table-cell>
          <table:table-cell office:value-type="float" office:value="164.64">
            <text:p>164,64</text:p>
          </table:table-cell>
          <table:table-cell office:value-type="float" office:value="144.238">
            <text:p>144,238</text:p>
          </table:table-cell>
          <table:table-cell office:value-type="float" office:value="183.135">
            <text:p>183,135</text:p>
          </table:table-cell>
          <table:table-cell office:value-type="float" office:value="730.724">
            <text:p>730,724</text:p>
          </table:table-cell>
          <table:table-cell office:value-type="float" office:value="638.146">
            <text:p>638,146</text:p>
          </table:table-cell>
          <table:table-cell office:value-type="float" office:value="1262.82">
            <text:p>1262,82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45.856">
            <text:p>245,856</text:p>
          </table:table-cell>
          <table:table-cell office:value-type="float" office:value="202.274">
            <text:p>202,274</text:p>
          </table:table-cell>
          <table:table-cell office:value-type="float" office:value="331.46">
            <text:p>331,46</text:p>
          </table:table-cell>
          <table:table-cell office:value-type="float" office:value="310.444">
            <text:p>310,444</text:p>
          </table:table-cell>
          <table:table-cell office:value-type="float" office:value="185.115">
            <text:p>185,115</text:p>
          </table:table-cell>
          <table:table-cell office:value-type="float" office:value="563.812">
            <text:p>563,812</text:p>
          </table:table-cell>
          <table:table-cell office:value-type="float" office:value="165.45">
            <text:p>165,45</text:p>
          </table:table-cell>
          <table:table-cell office:value-type="float" office:value="146.214">
            <text:p>146,214</text:p>
          </table:table-cell>
          <table:table-cell office:value-type="float" office:value="184.108">
            <text:p>184,108</text:p>
          </table:table-cell>
          <table:table-cell office:value-type="float" office:value="731.505">
            <text:p>731,505</text:p>
          </table:table-cell>
          <table:table-cell office:value-type="float" office:value="638.231">
            <text:p>638,231</text:p>
          </table:table-cell>
          <table:table-cell office:value-type="float" office:value="1254.17">
            <text:p>1254,17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45.764">
            <text:p>245,764</text:p>
          </table:table-cell>
          <table:table-cell office:value-type="float" office:value="201.684">
            <text:p>201,684</text:p>
          </table:table-cell>
          <table:table-cell office:value-type="float" office:value="328.918">
            <text:p>328,918</text:p>
          </table:table-cell>
          <table:table-cell office:value-type="float" office:value="309.165">
            <text:p>309,165</text:p>
          </table:table-cell>
          <table:table-cell office:value-type="float" office:value="183.306">
            <text:p>183,306</text:p>
          </table:table-cell>
          <table:table-cell office:value-type="float" office:value="552.123">
            <text:p>552,123</text:p>
          </table:table-cell>
          <table:table-cell office:value-type="float" office:value="164.693">
            <text:p>164,693</text:p>
          </table:table-cell>
          <table:table-cell office:value-type="float" office:value="144.805">
            <text:p>144,805</text:p>
          </table:table-cell>
          <table:table-cell office:value-type="float" office:value="183.22">
            <text:p>183,22</text:p>
          </table:table-cell>
          <table:table-cell office:value-type="float" office:value="730.826">
            <text:p>730,826</text:p>
          </table:table-cell>
          <table:table-cell office:value-type="float" office:value="638.126">
            <text:p>638,126</text:p>
          </table:table-cell>
          <table:table-cell office:value-type="float" office:value="1257.97">
            <text:p>1257,97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45.503">
            <text:p>245,503</text:p>
          </table:table-cell>
          <table:table-cell office:value-type="float" office:value="201.105">
            <text:p>201,105</text:p>
          </table:table-cell>
          <table:table-cell office:value-type="float" office:value="331.868">
            <text:p>331,868</text:p>
          </table:table-cell>
          <table:table-cell office:value-type="float" office:value="307.403">
            <text:p>307,403</text:p>
          </table:table-cell>
          <table:table-cell office:value-type="float" office:value="182.128">
            <text:p>182,128</text:p>
          </table:table-cell>
          <table:table-cell office:value-type="float" office:value="546.195">
            <text:p>546,195</text:p>
          </table:table-cell>
          <table:table-cell office:value-type="float" office:value="164.456">
            <text:p>164,456</text:p>
          </table:table-cell>
          <table:table-cell office:value-type="float" office:value="144.384">
            <text:p>144,384</text:p>
          </table:table-cell>
          <table:table-cell office:value-type="float" office:value="182.068">
            <text:p>182,068</text:p>
          </table:table-cell>
          <table:table-cell office:value-type="float" office:value="730.427">
            <text:p>730,427</text:p>
          </table:table-cell>
          <table:table-cell office:value-type="float" office:value="637.349">
            <text:p>637,349</text:p>
          </table:table-cell>
          <table:table-cell office:value-type="float" office:value="1262.41">
            <text:p>1262,41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45.354">
            <text:p>245,354</text:p>
          </table:table-cell>
          <table:table-cell office:value-type="float" office:value="201.404">
            <text:p>201,404</text:p>
          </table:table-cell>
          <table:table-cell office:value-type="float" office:value="330.657">
            <text:p>330,657</text:p>
          </table:table-cell>
          <table:table-cell office:value-type="float" office:value="308.321">
            <text:p>308,321</text:p>
          </table:table-cell>
          <table:table-cell office:value-type="float" office:value="182.952">
            <text:p>182,952</text:p>
          </table:table-cell>
          <table:table-cell office:value-type="float" office:value="550.517">
            <text:p>550,517</text:p>
          </table:table-cell>
          <table:table-cell office:value-type="float" office:value="164.26">
            <text:p>164,26</text:p>
          </table:table-cell>
          <table:table-cell office:value-type="float" office:value="144.104">
            <text:p>144,104</text:p>
          </table:table-cell>
          <table:table-cell office:value-type="float" office:value="182.882">
            <text:p>182,882</text:p>
          </table:table-cell>
          <table:table-cell office:value-type="float" office:value="730.75">
            <text:p>730,75</text:p>
          </table:table-cell>
          <table:table-cell office:value-type="float" office:value="638.05">
            <text:p>638,05</text:p>
          </table:table-cell>
          <table:table-cell office:value-type="float" office:value="1238.28">
            <text:p>1238,28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45.507">
            <text:p>245,507</text:p>
          </table:table-cell>
          <table:table-cell office:value-type="float" office:value="202.275">
            <text:p>202,275</text:p>
          </table:table-cell>
          <table:table-cell office:value-type="float" office:value="331.063">
            <text:p>331,063</text:p>
          </table:table-cell>
          <table:table-cell office:value-type="float" office:value="309.213">
            <text:p>309,213</text:p>
          </table:table-cell>
          <table:table-cell office:value-type="float" office:value="183.753">
            <text:p>183,753</text:p>
          </table:table-cell>
          <table:table-cell office:value-type="float" office:value="554.563">
            <text:p>554,563</text:p>
          </table:table-cell>
          <table:table-cell office:value-type="float" office:value="164.866">
            <text:p>164,866</text:p>
          </table:table-cell>
          <table:table-cell office:value-type="float" office:value="143.961">
            <text:p>143,961</text:p>
          </table:table-cell>
          <table:table-cell office:value-type="float" office:value="182.647">
            <text:p>182,647</text:p>
          </table:table-cell>
          <table:table-cell office:value-type="float" office:value="730.964">
            <text:p>730,964</text:p>
          </table:table-cell>
          <table:table-cell office:value-type="float" office:value="638.182">
            <text:p>638,182</text:p>
          </table:table-cell>
          <table:table-cell office:value-type="float" office:value="1247.33">
            <text:p>1247,33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5.865">
            <text:p>245,865</text:p>
          </table:table-cell>
          <table:table-cell office:value-type="float" office:value="201.598">
            <text:p>201,598</text:p>
          </table:table-cell>
          <table:table-cell office:value-type="float" office:value="330.609">
            <text:p>330,609</text:p>
          </table:table-cell>
          <table:table-cell office:value-type="float" office:value="309.119">
            <text:p>309,119</text:p>
          </table:table-cell>
          <table:table-cell office:value-type="float" office:value="183.55">
            <text:p>183,55</text:p>
          </table:table-cell>
          <table:table-cell office:value-type="float" office:value="548.427">
            <text:p>548,427</text:p>
          </table:table-cell>
          <table:table-cell office:value-type="float" office:value="164.337">
            <text:p>164,337</text:p>
          </table:table-cell>
          <table:table-cell office:value-type="float" office:value="144.081">
            <text:p>144,081</text:p>
          </table:table-cell>
          <table:table-cell office:value-type="float" office:value="182.273">
            <text:p>182,273</text:p>
          </table:table-cell>
          <table:table-cell office:value-type="float" office:value="730.493">
            <text:p>730,493</text:p>
          </table:table-cell>
          <table:table-cell office:value-type="float" office:value="637.896">
            <text:p>637,896</text:p>
          </table:table-cell>
          <table:table-cell office:value-type="float" office:value="1262.25">
            <text:p>1262,2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6.891">
            <text:p>246,891</text:p>
          </table:table-cell>
          <table:table-cell office:value-type="float" office:value="201.229">
            <text:p>201,229</text:p>
          </table:table-cell>
          <table:table-cell office:value-type="float" office:value="328.786">
            <text:p>328,786</text:p>
          </table:table-cell>
          <table:table-cell office:value-type="float" office:value="320.945">
            <text:p>320,945</text:p>
          </table:table-cell>
          <table:table-cell office:value-type="float" office:value="189.684">
            <text:p>189,684</text:p>
          </table:table-cell>
          <table:table-cell office:value-type="float" office:value="582.57">
            <text:p>582,57</text:p>
          </table:table-cell>
          <table:table-cell office:value-type="float" office:value="167.257">
            <text:p>167,257</text:p>
          </table:table-cell>
          <table:table-cell office:value-type="float" office:value="146.538">
            <text:p>146,538</text:p>
          </table:table-cell>
          <table:table-cell office:value-type="float" office:value="190.021">
            <text:p>190,021</text:p>
          </table:table-cell>
          <table:table-cell office:value-type="float" office:value="734.64">
            <text:p>734,64</text:p>
          </table:table-cell>
          <table:table-cell office:value-type="float" office:value="641.16">
            <text:p>641,16</text:p>
          </table:table-cell>
          <table:table-cell office:value-type="float" office:value="1263.67">
            <text:p>1263,67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7.322">
            <text:p>247,322</text:p>
          </table:table-cell>
          <table:table-cell office:value-type="float" office:value="202.447">
            <text:p>202,447</text:p>
          </table:table-cell>
          <table:table-cell office:value-type="float" office:value="327.989">
            <text:p>327,989</text:p>
          </table:table-cell>
          <table:table-cell office:value-type="float" office:value="322.817">
            <text:p>322,817</text:p>
          </table:table-cell>
          <table:table-cell office:value-type="float" office:value="192.156">
            <text:p>192,156</text:p>
          </table:table-cell>
          <table:table-cell office:value-type="float" office:value="598.714">
            <text:p>598,714</text:p>
          </table:table-cell>
          <table:table-cell office:value-type="float" office:value="167.518">
            <text:p>167,518</text:p>
          </table:table-cell>
          <table:table-cell office:value-type="float" office:value="145.594">
            <text:p>145,594</text:p>
          </table:table-cell>
          <table:table-cell office:value-type="float" office:value="190.391">
            <text:p>190,391</text:p>
          </table:table-cell>
          <table:table-cell office:value-type="float" office:value="735.197">
            <text:p>735,197</text:p>
          </table:table-cell>
          <table:table-cell office:value-type="float" office:value="642.081">
            <text:p>642,081</text:p>
          </table:table-cell>
          <table:table-cell office:value-type="float" office:value="1272.17">
            <text:p>1272,17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48.561">
            <text:p>248,561</text:p>
          </table:table-cell>
          <table:table-cell office:value-type="float" office:value="203.515">
            <text:p>203,515</text:p>
          </table:table-cell>
          <table:table-cell office:value-type="float" office:value="331.862">
            <text:p>331,862</text:p>
          </table:table-cell>
          <table:table-cell office:value-type="float" office:value="325.554">
            <text:p>325,554</text:p>
          </table:table-cell>
          <table:table-cell office:value-type="float" office:value="193.546">
            <text:p>193,546</text:p>
          </table:table-cell>
          <table:table-cell office:value-type="float" office:value="600.384">
            <text:p>600,384</text:p>
          </table:table-cell>
          <table:table-cell office:value-type="float" office:value="168.339">
            <text:p>168,339</text:p>
          </table:table-cell>
          <table:table-cell office:value-type="float" office:value="145.617">
            <text:p>145,617</text:p>
          </table:table-cell>
          <table:table-cell office:value-type="float" office:value="193.331">
            <text:p>193,331</text:p>
          </table:table-cell>
          <table:table-cell office:value-type="float" office:value="735.753">
            <text:p>735,753</text:p>
          </table:table-cell>
          <table:table-cell office:value-type="float" office:value="643.448">
            <text:p>643,448</text:p>
          </table:table-cell>
          <table:table-cell office:value-type="float" office:value="1268.38">
            <text:p>1268,38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47.931">
            <text:p>247,931</text:p>
          </table:table-cell>
          <table:table-cell office:value-type="float" office:value="203.793">
            <text:p>203,793</text:p>
          </table:table-cell>
          <table:table-cell office:value-type="float" office:value="332.192">
            <text:p>332,192</text:p>
          </table:table-cell>
          <table:table-cell office:value-type="float" office:value="323.919">
            <text:p>323,919</text:p>
          </table:table-cell>
          <table:table-cell office:value-type="float" office:value="192.222">
            <text:p>192,222</text:p>
          </table:table-cell>
          <table:table-cell office:value-type="float" office:value="598.501">
            <text:p>598,501</text:p>
          </table:table-cell>
          <table:table-cell office:value-type="float" office:value="167.94">
            <text:p>167,94</text:p>
          </table:table-cell>
          <table:table-cell office:value-type="float" office:value="148.108">
            <text:p>148,108</text:p>
          </table:table-cell>
          <table:table-cell office:value-type="float" office:value="192.036">
            <text:p>192,036</text:p>
          </table:table-cell>
          <table:table-cell office:value-type="float" office:value="735.263">
            <text:p>735,263</text:p>
          </table:table-cell>
          <table:table-cell office:value-type="float" office:value="642.904">
            <text:p>642,904</text:p>
          </table:table-cell>
          <table:table-cell office:value-type="float" office:value="1263.78">
            <text:p>1263,78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47.705">
            <text:p>247,705</text:p>
          </table:table-cell>
          <table:table-cell office:value-type="float" office:value="203.467">
            <text:p>203,467</text:p>
          </table:table-cell>
          <table:table-cell office:value-type="float" office:value="332.681">
            <text:p>332,681</text:p>
          </table:table-cell>
          <table:table-cell office:value-type="float" office:value="324.273">
            <text:p>324,273</text:p>
          </table:table-cell>
          <table:table-cell office:value-type="float" office:value="191.432">
            <text:p>191,432</text:p>
          </table:table-cell>
          <table:table-cell office:value-type="float" office:value="593.136">
            <text:p>593,136</text:p>
          </table:table-cell>
          <table:table-cell office:value-type="float" office:value="168.205">
            <text:p>168,205</text:p>
          </table:table-cell>
          <table:table-cell office:value-type="float" office:value="146.302">
            <text:p>146,302</text:p>
          </table:table-cell>
          <table:table-cell office:value-type="float" office:value="192.718">
            <text:p>192,718</text:p>
          </table:table-cell>
          <table:table-cell office:value-type="float" office:value="735.369">
            <text:p>735,369</text:p>
          </table:table-cell>
          <table:table-cell office:value-type="float" office:value="642.824">
            <text:p>642,824</text:p>
          </table:table-cell>
          <table:table-cell office:value-type="float" office:value="1267.46">
            <text:p>1267,46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7.949">
            <text:p>247,949</text:p>
          </table:table-cell>
          <table:table-cell office:value-type="float" office:value="203.408">
            <text:p>203,408</text:p>
          </table:table-cell>
          <table:table-cell office:value-type="float" office:value="329.254">
            <text:p>329,254</text:p>
          </table:table-cell>
          <table:table-cell office:value-type="float" office:value="323.47">
            <text:p>323,47</text:p>
          </table:table-cell>
          <table:table-cell office:value-type="float" office:value="191.832">
            <text:p>191,832</text:p>
          </table:table-cell>
          <table:table-cell office:value-type="float" office:value="596.93">
            <text:p>596,93</text:p>
          </table:table-cell>
          <table:table-cell office:value-type="float" office:value="167.622">
            <text:p>167,622</text:p>
          </table:table-cell>
          <table:table-cell office:value-type="float" office:value="147.335">
            <text:p>147,335</text:p>
          </table:table-cell>
          <table:table-cell office:value-type="float" office:value="192.263">
            <text:p>192,263</text:p>
          </table:table-cell>
          <table:table-cell office:value-type="float" office:value="735.342">
            <text:p>735,342</text:p>
          </table:table-cell>
          <table:table-cell office:value-type="float" office:value="642.685">
            <text:p>642,685</text:p>
          </table:table-cell>
          <table:table-cell office:value-type="float" office:value="1269.43">
            <text:p>1269,43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47.864">
            <text:p>247,864</text:p>
          </table:table-cell>
          <table:table-cell office:value-type="float" office:value="203.379">
            <text:p>203,379</text:p>
          </table:table-cell>
          <table:table-cell office:value-type="float" office:value="331.803">
            <text:p>331,803</text:p>
          </table:table-cell>
          <table:table-cell office:value-type="float" office:value="323.947">
            <text:p>323,947</text:p>
          </table:table-cell>
          <table:table-cell office:value-type="float" office:value="193.237">
            <text:p>193,237</text:p>
          </table:table-cell>
          <table:table-cell office:value-type="float" office:value="605.339">
            <text:p>605,339</text:p>
          </table:table-cell>
          <table:table-cell office:value-type="float" office:value="168.121">
            <text:p>168,121</text:p>
          </table:table-cell>
          <table:table-cell office:value-type="float" office:value="146.672">
            <text:p>146,672</text:p>
          </table:table-cell>
          <table:table-cell office:value-type="float" office:value="191.59">
            <text:p>191,59</text:p>
          </table:table-cell>
          <table:table-cell office:value-type="float" office:value="735.345">
            <text:p>735,345</text:p>
          </table:table-cell>
          <table:table-cell office:value-type="float" office:value="643.184">
            <text:p>643,184</text:p>
          </table:table-cell>
          <table:table-cell office:value-type="float" office:value="1272.71">
            <text:p>1272,71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49.428">
            <text:p>249,428</text:p>
          </table:table-cell>
          <table:table-cell office:value-type="float" office:value="204.856">
            <text:p>204,856</text:p>
          </table:table-cell>
          <table:table-cell office:value-type="float" office:value="335.983">
            <text:p>335,983</text:p>
          </table:table-cell>
          <table:table-cell office:value-type="float" office:value="326.795">
            <text:p>326,795</text:p>
          </table:table-cell>
          <table:table-cell office:value-type="float" office:value="196.738">
            <text:p>196,738</text:p>
          </table:table-cell>
          <table:table-cell office:value-type="float" office:value="619.211">
            <text:p>619,211</text:p>
          </table:table-cell>
          <table:table-cell office:value-type="float" office:value="169.809">
            <text:p>169,809</text:p>
          </table:table-cell>
          <table:table-cell office:value-type="float" office:value="148.105">
            <text:p>148,105</text:p>
          </table:table-cell>
          <table:table-cell office:value-type="float" office:value="195.27">
            <text:p>195,27</text:p>
          </table:table-cell>
          <table:table-cell office:value-type="float" office:value="736.521">
            <text:p>736,521</text:p>
          </table:table-cell>
          <table:table-cell office:value-type="float" office:value="644.828">
            <text:p>644,828</text:p>
          </table:table-cell>
          <table:table-cell office:value-type="float" office:value="1255.08">
            <text:p>1255,0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1.007">
            <text:p>251,007</text:p>
          </table:table-cell>
          <table:table-cell office:value-type="float" office:value="207.142">
            <text:p>207,142</text:p>
          </table:table-cell>
          <table:table-cell office:value-type="float" office:value="340.531">
            <text:p>340,531</text:p>
          </table:table-cell>
          <table:table-cell office:value-type="float" office:value="332.047">
            <text:p>332,047</text:p>
          </table:table-cell>
          <table:table-cell office:value-type="float" office:value="198.678">
            <text:p>198,678</text:p>
          </table:table-cell>
          <table:table-cell office:value-type="float" office:value="622.379">
            <text:p>622,379</text:p>
          </table:table-cell>
          <table:table-cell office:value-type="float" office:value="170.891">
            <text:p>170,891</text:p>
          </table:table-cell>
          <table:table-cell office:value-type="float" office:value="150.291">
            <text:p>150,291</text:p>
          </table:table-cell>
          <table:table-cell office:value-type="float" office:value="198.144">
            <text:p>198,144</text:p>
          </table:table-cell>
          <table:table-cell office:value-type="float" office:value="738.387">
            <text:p>738,387</text:p>
          </table:table-cell>
          <table:table-cell office:value-type="float" office:value="646.348">
            <text:p>646,348</text:p>
          </table:table-cell>
          <table:table-cell office:value-type="float" office:value="1270.95">
            <text:p>1270,95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0.595">
            <text:p>250,595</text:p>
          </table:table-cell>
          <table:table-cell office:value-type="float" office:value="206.347">
            <text:p>206,347</text:p>
          </table:table-cell>
          <table:table-cell office:value-type="float" office:value="336.276">
            <text:p>336,276</text:p>
          </table:table-cell>
          <table:table-cell office:value-type="float" office:value="329.298">
            <text:p>329,298</text:p>
          </table:table-cell>
          <table:table-cell office:value-type="float" office:value="198.756">
            <text:p>198,756</text:p>
          </table:table-cell>
          <table:table-cell office:value-type="float" office:value="628.263">
            <text:p>628,263</text:p>
          </table:table-cell>
          <table:table-cell office:value-type="float" office:value="170.566">
            <text:p>170,566</text:p>
          </table:table-cell>
          <table:table-cell office:value-type="float" office:value="150.556">
            <text:p>150,556</text:p>
          </table:table-cell>
          <table:table-cell office:value-type="float" office:value="196.918">
            <text:p>196,918</text:p>
          </table:table-cell>
          <table:table-cell office:value-type="float" office:value="737.564">
            <text:p>737,564</text:p>
          </table:table-cell>
          <table:table-cell office:value-type="float" office:value="645.692">
            <text:p>645,692</text:p>
          </table:table-cell>
          <table:table-cell office:value-type="float" office:value="1254.47">
            <text:p>1254,4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9.892">
            <text:p>249,892</text:p>
          </table:table-cell>
          <table:table-cell office:value-type="float" office:value="205.779">
            <text:p>205,779</text:p>
          </table:table-cell>
          <table:table-cell office:value-type="float" office:value="336.898">
            <text:p>336,898</text:p>
          </table:table-cell>
          <table:table-cell office:value-type="float" office:value="326.524">
            <text:p>326,524</text:p>
          </table:table-cell>
          <table:table-cell office:value-type="float" office:value="196.608">
            <text:p>196,608</text:p>
          </table:table-cell>
          <table:table-cell office:value-type="float" office:value="622.635">
            <text:p>622,635</text:p>
          </table:table-cell>
          <table:table-cell office:value-type="float" office:value="169.662">
            <text:p>169,662</text:p>
          </table:table-cell>
          <table:table-cell office:value-type="float" office:value="148.927">
            <text:p>148,927</text:p>
          </table:table-cell>
          <table:table-cell office:value-type="float" office:value="195.565">
            <text:p>195,565</text:p>
          </table:table-cell>
          <table:table-cell office:value-type="float" office:value="737.027">
            <text:p>737,027</text:p>
          </table:table-cell>
          <table:table-cell office:value-type="float" office:value="644.842">
            <text:p>644,842</text:p>
          </table:table-cell>
          <table:table-cell office:value-type="float" office:value="1271.34">
            <text:p>1271,34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0.7">
            <text:p>250,7</text:p>
          </table:table-cell>
          <table:table-cell office:value-type="float" office:value="206.076">
            <text:p>206,076</text:p>
          </table:table-cell>
          <table:table-cell office:value-type="float" office:value="339.09">
            <text:p>339,09</text:p>
          </table:table-cell>
          <table:table-cell office:value-type="float" office:value="326.887">
            <text:p>326,887</text:p>
          </table:table-cell>
          <table:table-cell office:value-type="float" office:value="196.629">
            <text:p>196,629</text:p>
          </table:table-cell>
          <table:table-cell office:value-type="float" office:value="626.866">
            <text:p>626,866</text:p>
          </table:table-cell>
          <table:table-cell office:value-type="float" office:value="170.763">
            <text:p>170,763</text:p>
          </table:table-cell>
          <table:table-cell office:value-type="float" office:value="148.989">
            <text:p>148,989</text:p>
          </table:table-cell>
          <table:table-cell office:value-type="float" office:value="197.514">
            <text:p>197,514</text:p>
          </table:table-cell>
          <table:table-cell office:value-type="float" office:value="737.935">
            <text:p>737,935</text:p>
          </table:table-cell>
          <table:table-cell office:value-type="float" office:value="645.979">
            <text:p>645,979</text:p>
          </table:table-cell>
          <table:table-cell office:value-type="float" office:value="1271.1">
            <text:p>1271,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49.86">
            <text:p>249,86</text:p>
          </table:table-cell>
          <table:table-cell office:value-type="float" office:value="206.158">
            <text:p>206,158</text:p>
          </table:table-cell>
          <table:table-cell office:value-type="float" office:value="332.378">
            <text:p>332,378</text:p>
          </table:table-cell>
          <table:table-cell office:value-type="float" office:value="329.145">
            <text:p>329,145</text:p>
          </table:table-cell>
          <table:table-cell office:value-type="float" office:value="197.08">
            <text:p>197,08</text:p>
          </table:table-cell>
          <table:table-cell office:value-type="float" office:value="621.703">
            <text:p>621,703</text:p>
          </table:table-cell>
          <table:table-cell office:value-type="float" office:value="169.884">
            <text:p>169,884</text:p>
          </table:table-cell>
          <table:table-cell office:value-type="float" office:value="150.659">
            <text:p>150,659</text:p>
          </table:table-cell>
          <table:table-cell office:value-type="float" office:value="195.647">
            <text:p>195,647</text:p>
          </table:table-cell>
          <table:table-cell office:value-type="float" office:value="736.813">
            <text:p>736,813</text:p>
          </table:table-cell>
          <table:table-cell office:value-type="float" office:value="645.64">
            <text:p>645,64</text:p>
          </table:table-cell>
          <table:table-cell office:value-type="float" office:value="1273.93">
            <text:p>1273,93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9.983">
            <text:p>249,983</text:p>
          </table:table-cell>
          <table:table-cell office:value-type="float" office:value="205.804">
            <text:p>205,804</text:p>
          </table:table-cell>
          <table:table-cell office:value-type="float" office:value="338.508">
            <text:p>338,508</text:p>
          </table:table-cell>
          <table:table-cell office:value-type="float" office:value="325.119">
            <text:p>325,119</text:p>
          </table:table-cell>
          <table:table-cell office:value-type="float" office:value="195.343">
            <text:p>195,343</text:p>
          </table:table-cell>
          <table:table-cell office:value-type="float" office:value="614.893">
            <text:p>614,893</text:p>
          </table:table-cell>
          <table:table-cell office:value-type="float" office:value="169.989">
            <text:p>169,989</text:p>
          </table:table-cell>
          <table:table-cell office:value-type="float" office:value="150.785">
            <text:p>150,785</text:p>
          </table:table-cell>
          <table:table-cell office:value-type="float" office:value="195.755">
            <text:p>195,755</text:p>
          </table:table-cell>
          <table:table-cell office:value-type="float" office:value="737.182">
            <text:p>737,182</text:p>
          </table:table-cell>
          <table:table-cell office:value-type="float" office:value="645.181">
            <text:p>645,181</text:p>
          </table:table-cell>
          <table:table-cell office:value-type="float" office:value="1270.79">
            <text:p>1270,7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51.592">
            <text:p>251,592</text:p>
          </table:table-cell>
          <table:table-cell office:value-type="float" office:value="207.341">
            <text:p>207,341</text:p>
          </table:table-cell>
          <table:table-cell office:value-type="float" office:value="340.649">
            <text:p>340,649</text:p>
          </table:table-cell>
          <table:table-cell office:value-type="float" office:value="329.631">
            <text:p>329,631</text:p>
          </table:table-cell>
          <table:table-cell office:value-type="float" office:value="198.964">
            <text:p>198,964</text:p>
          </table:table-cell>
          <table:table-cell office:value-type="float" office:value="634.959">
            <text:p>634,959</text:p>
          </table:table-cell>
          <table:table-cell office:value-type="float" office:value="171.023">
            <text:p>171,023</text:p>
          </table:table-cell>
          <table:table-cell office:value-type="float" office:value="149.742">
            <text:p>149,742</text:p>
          </table:table-cell>
          <table:table-cell office:value-type="float" office:value="198.438">
            <text:p>198,438</text:p>
          </table:table-cell>
          <table:table-cell office:value-type="float" office:value="738.164">
            <text:p>738,164</text:p>
          </table:table-cell>
          <table:table-cell office:value-type="float" office:value="646.771">
            <text:p>646,771</text:p>
          </table:table-cell>
          <table:table-cell office:value-type="float" office:value="1277.87">
            <text:p>1277,87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0.788">
            <text:p>250,788</text:p>
          </table:table-cell>
          <table:table-cell office:value-type="float" office:value="206.583">
            <text:p>206,583</text:p>
          </table:table-cell>
          <table:table-cell office:value-type="float" office:value="338.908">
            <text:p>338,908</text:p>
          </table:table-cell>
          <table:table-cell office:value-type="float" office:value="329.787">
            <text:p>329,787</text:p>
          </table:table-cell>
          <table:table-cell office:value-type="float" office:value="198.892">
            <text:p>198,892</text:p>
          </table:table-cell>
          <table:table-cell office:value-type="float" office:value="627.595">
            <text:p>627,595</text:p>
          </table:table-cell>
          <table:table-cell office:value-type="float" office:value="171.049">
            <text:p>171,049</text:p>
          </table:table-cell>
          <table:table-cell office:value-type="float" office:value="148.055">
            <text:p>148,055</text:p>
          </table:table-cell>
          <table:table-cell office:value-type="float" office:value="197.303">
            <text:p>197,303</text:p>
          </table:table-cell>
          <table:table-cell office:value-type="float" office:value="737.516">
            <text:p>737,516</text:p>
          </table:table-cell>
          <table:table-cell office:value-type="float" office:value="646.472">
            <text:p>646,472</text:p>
          </table:table-cell>
          <table:table-cell office:value-type="float" office:value="1276.79">
            <text:p>1276,79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51.135">
            <text:p>251,135</text:p>
          </table:table-cell>
          <table:table-cell office:value-type="float" office:value="207.111">
            <text:p>207,111</text:p>
          </table:table-cell>
          <table:table-cell office:value-type="float" office:value="336.892">
            <text:p>336,892</text:p>
          </table:table-cell>
          <table:table-cell office:value-type="float" office:value="330.141">
            <text:p>330,141</text:p>
          </table:table-cell>
          <table:table-cell office:value-type="float" office:value="197.913">
            <text:p>197,913</text:p>
          </table:table-cell>
          <table:table-cell office:value-type="float" office:value="628.161">
            <text:p>628,161</text:p>
          </table:table-cell>
          <table:table-cell office:value-type="float" office:value="171.251">
            <text:p>171,251</text:p>
          </table:table-cell>
          <table:table-cell office:value-type="float" office:value="149.891">
            <text:p>149,891</text:p>
          </table:table-cell>
          <table:table-cell office:value-type="float" office:value="197.472">
            <text:p>197,472</text:p>
          </table:table-cell>
          <table:table-cell office:value-type="float" office:value="737.882">
            <text:p>737,882</text:p>
          </table:table-cell>
          <table:table-cell office:value-type="float" office:value="646.381">
            <text:p>646,381</text:p>
          </table:table-cell>
          <table:table-cell office:value-type="float" office:value="1278.04">
            <text:p>1278,04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52.421">
            <text:p>252,421</text:p>
          </table:table-cell>
          <table:table-cell office:value-type="float" office:value="208.211">
            <text:p>208,211</text:p>
          </table:table-cell>
          <table:table-cell office:value-type="float" office:value="334.555">
            <text:p>334,555</text:p>
          </table:table-cell>
          <table:table-cell office:value-type="float" office:value="331.023">
            <text:p>331,023</text:p>
          </table:table-cell>
          <table:table-cell office:value-type="float" office:value="200.641">
            <text:p>200,641</text:p>
          </table:table-cell>
          <table:table-cell office:value-type="float" office:value="637.439">
            <text:p>637,439</text:p>
          </table:table-cell>
          <table:table-cell office:value-type="float" office:value="172.274">
            <text:p>172,274</text:p>
          </table:table-cell>
          <table:table-cell office:value-type="float" office:value="153.602">
            <text:p>153,602</text:p>
          </table:table-cell>
          <table:table-cell office:value-type="float" office:value="199.481">
            <text:p>199,481</text:p>
          </table:table-cell>
          <table:table-cell office:value-type="float" office:value="738.226">
            <text:p>738,226</text:p>
          </table:table-cell>
          <table:table-cell office:value-type="float" office:value="647.207">
            <text:p>647,207</text:p>
          </table:table-cell>
          <table:table-cell office:value-type="float" office:value="1279.56">
            <text:p>1279,56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52.883">
            <text:p>252,883</text:p>
          </table:table-cell>
          <table:table-cell office:value-type="float" office:value="208.38">
            <text:p>208,38</text:p>
          </table:table-cell>
          <table:table-cell office:value-type="float" office:value="340.382">
            <text:p>340,382</text:p>
          </table:table-cell>
          <table:table-cell office:value-type="float" office:value="331.692">
            <text:p>331,692</text:p>
          </table:table-cell>
          <table:table-cell office:value-type="float" office:value="199.536">
            <text:p>199,536</text:p>
          </table:table-cell>
          <table:table-cell office:value-type="float" office:value="632.374">
            <text:p>632,374</text:p>
          </table:table-cell>
          <table:table-cell office:value-type="float" office:value="172.884">
            <text:p>172,884</text:p>
          </table:table-cell>
          <table:table-cell office:value-type="float" office:value="149.606">
            <text:p>149,606</text:p>
          </table:table-cell>
          <table:table-cell office:value-type="float" office:value="199.394">
            <text:p>199,394</text:p>
          </table:table-cell>
          <table:table-cell office:value-type="float" office:value="738.505">
            <text:p>738,505</text:p>
          </table:table-cell>
          <table:table-cell office:value-type="float" office:value="647.628">
            <text:p>647,628</text:p>
          </table:table-cell>
          <table:table-cell office:value-type="float" office:value="1274.22">
            <text:p>1274,22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53.072">
            <text:p>253,072</text:p>
          </table:table-cell>
          <table:table-cell office:value-type="float" office:value="209.314">
            <text:p>209,314</text:p>
          </table:table-cell>
          <table:table-cell office:value-type="float" office:value="342.051">
            <text:p>342,051</text:p>
          </table:table-cell>
          <table:table-cell office:value-type="float" office:value="333.387">
            <text:p>333,387</text:p>
          </table:table-cell>
          <table:table-cell office:value-type="float" office:value="201.969">
            <text:p>201,969</text:p>
          </table:table-cell>
          <table:table-cell office:value-type="float" office:value="644.134">
            <text:p>644,134</text:p>
          </table:table-cell>
          <table:table-cell office:value-type="float" office:value="173.202">
            <text:p>173,202</text:p>
          </table:table-cell>
          <table:table-cell office:value-type="float" office:value="150.181">
            <text:p>150,181</text:p>
          </table:table-cell>
          <table:table-cell office:value-type="float" office:value="200.049">
            <text:p>200,049</text:p>
          </table:table-cell>
          <table:table-cell office:value-type="float" office:value="739.106">
            <text:p>739,106</text:p>
          </table:table-cell>
          <table:table-cell office:value-type="float" office:value="648.25">
            <text:p>648,25</text:p>
          </table:table-cell>
          <table:table-cell office:value-type="float" office:value="1271.15">
            <text:p>1271,1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54.132">
            <text:p>254,132</text:p>
          </table:table-cell>
          <table:table-cell office:value-type="float" office:value="210.359">
            <text:p>210,359</text:p>
          </table:table-cell>
          <table:table-cell office:value-type="float" office:value="341.963">
            <text:p>341,963</text:p>
          </table:table-cell>
          <table:table-cell office:value-type="float" office:value="334.356">
            <text:p>334,356</text:p>
          </table:table-cell>
          <table:table-cell office:value-type="float" office:value="200.922">
            <text:p>200,922</text:p>
          </table:table-cell>
          <table:table-cell office:value-type="float" office:value="633.628">
            <text:p>633,628</text:p>
          </table:table-cell>
          <table:table-cell office:value-type="float" office:value="173.646">
            <text:p>173,646</text:p>
          </table:table-cell>
          <table:table-cell office:value-type="float" office:value="155.091">
            <text:p>155,091</text:p>
          </table:table-cell>
          <table:table-cell office:value-type="float" office:value="199.65">
            <text:p>199,65</text:p>
          </table:table-cell>
          <table:table-cell office:value-type="float" office:value="739.06">
            <text:p>739,06</text:p>
          </table:table-cell>
          <table:table-cell office:value-type="float" office:value="649.043">
            <text:p>649,043</text:p>
          </table:table-cell>
          <table:table-cell office:value-type="float" office:value="1271.34">
            <text:p>1271,34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52.573">
            <text:p>252,573</text:p>
          </table:table-cell>
          <table:table-cell office:value-type="float" office:value="208.689">
            <text:p>208,689</text:p>
          </table:table-cell>
          <table:table-cell office:value-type="float" office:value="339.018">
            <text:p>339,018</text:p>
          </table:table-cell>
          <table:table-cell office:value-type="float" office:value="328.827">
            <text:p>328,827</text:p>
          </table:table-cell>
          <table:table-cell office:value-type="float" office:value="199.103">
            <text:p>199,103</text:p>
          </table:table-cell>
          <table:table-cell office:value-type="float" office:value="635.308">
            <text:p>635,308</text:p>
          </table:table-cell>
          <table:table-cell office:value-type="float" office:value="172.849">
            <text:p>172,849</text:p>
          </table:table-cell>
          <table:table-cell office:value-type="float" office:value="150.487">
            <text:p>150,487</text:p>
          </table:table-cell>
          <table:table-cell office:value-type="float" office:value="199.693">
            <text:p>199,693</text:p>
          </table:table-cell>
          <table:table-cell office:value-type="float" office:value="738.494">
            <text:p>738,494</text:p>
          </table:table-cell>
          <table:table-cell office:value-type="float" office:value="647.3">
            <text:p>647,3</text:p>
          </table:table-cell>
          <table:table-cell office:value-type="float" office:value="1270.66">
            <text:p>1270,66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53.7">
            <text:p>253,7</text:p>
          </table:table-cell>
          <table:table-cell office:value-type="float" office:value="209.46">
            <text:p>209,46</text:p>
          </table:table-cell>
          <table:table-cell office:value-type="float" office:value="342.133">
            <text:p>342,133</text:p>
          </table:table-cell>
          <table:table-cell office:value-type="float" office:value="330.029">
            <text:p>330,029</text:p>
          </table:table-cell>
          <table:table-cell office:value-type="float" office:value="200.401">
            <text:p>200,401</text:p>
          </table:table-cell>
          <table:table-cell office:value-type="float" office:value="639.99">
            <text:p>639,99</text:p>
          </table:table-cell>
          <table:table-cell office:value-type="float" office:value="173.423">
            <text:p>173,423</text:p>
          </table:table-cell>
          <table:table-cell office:value-type="float" office:value="150.452">
            <text:p>150,452</text:p>
          </table:table-cell>
          <table:table-cell office:value-type="float" office:value="200.034">
            <text:p>200,034</text:p>
          </table:table-cell>
          <table:table-cell office:value-type="float" office:value="738.828">
            <text:p>738,828</text:p>
          </table:table-cell>
          <table:table-cell office:value-type="float" office:value="648.369">
            <text:p>648,369</text:p>
          </table:table-cell>
          <table:table-cell office:value-type="float" office:value="1275.75">
            <text:p>1275,75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54.212">
            <text:p>254,212</text:p>
          </table:table-cell>
          <table:table-cell office:value-type="float" office:value="210.389">
            <text:p>210,389</text:p>
          </table:table-cell>
          <table:table-cell office:value-type="float" office:value="341.187">
            <text:p>341,187</text:p>
          </table:table-cell>
          <table:table-cell office:value-type="float" office:value="332.738">
            <text:p>332,738</text:p>
          </table:table-cell>
          <table:table-cell office:value-type="float" office:value="202.065">
            <text:p>202,065</text:p>
          </table:table-cell>
          <table:table-cell office:value-type="float" office:value="649.811">
            <text:p>649,811</text:p>
          </table:table-cell>
          <table:table-cell office:value-type="float" office:value="174.524">
            <text:p>174,524</text:p>
          </table:table-cell>
          <table:table-cell office:value-type="float" office:value="150.482">
            <text:p>150,482</text:p>
          </table:table-cell>
          <table:table-cell office:value-type="float" office:value="202.383">
            <text:p>202,383</text:p>
          </table:table-cell>
          <table:table-cell office:value-type="float" office:value="739.95">
            <text:p>739,95</text:p>
          </table:table-cell>
          <table:table-cell office:value-type="float" office:value="649.91">
            <text:p>649,91</text:p>
          </table:table-cell>
          <table:table-cell office:value-type="float" office:value="1266.29">
            <text:p>1266,29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51.981">
            <text:p>251,981</text:p>
          </table:table-cell>
          <table:table-cell office:value-type="float" office:value="207.607">
            <text:p>207,607</text:p>
          </table:table-cell>
          <table:table-cell office:value-type="float" office:value="336.108">
            <text:p>336,108</text:p>
          </table:table-cell>
          <table:table-cell office:value-type="float" office:value="328.945">
            <text:p>328,945</text:p>
          </table:table-cell>
          <table:table-cell office:value-type="float" office:value="199.579">
            <text:p>199,579</text:p>
          </table:table-cell>
          <table:table-cell office:value-type="float" office:value="641.419">
            <text:p>641,419</text:p>
          </table:table-cell>
          <table:table-cell office:value-type="float" office:value="172.463">
            <text:p>172,463</text:p>
          </table:table-cell>
          <table:table-cell office:value-type="float" office:value="150.434">
            <text:p>150,434</text:p>
          </table:table-cell>
          <table:table-cell office:value-type="float" office:value="199.681">
            <text:p>199,681</text:p>
          </table:table-cell>
          <table:table-cell office:value-type="float" office:value="738.287">
            <text:p>738,287</text:p>
          </table:table-cell>
          <table:table-cell office:value-type="float" office:value="647.137">
            <text:p>647,137</text:p>
          </table:table-cell>
          <table:table-cell office:value-type="float" office:value="1272.35">
            <text:p>1272,35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51.893">
            <text:p>251,893</text:p>
          </table:table-cell>
          <table:table-cell office:value-type="float" office:value="207.12">
            <text:p>207,12</text:p>
          </table:table-cell>
          <table:table-cell office:value-type="float" office:value="339.249">
            <text:p>339,249</text:p>
          </table:table-cell>
          <table:table-cell office:value-type="float" office:value="329.295">
            <text:p>329,295</text:p>
          </table:table-cell>
          <table:table-cell office:value-type="float" office:value="200.084">
            <text:p>200,084</text:p>
          </table:table-cell>
          <table:table-cell office:value-type="float" office:value="646.702">
            <text:p>646,702</text:p>
          </table:table-cell>
          <table:table-cell office:value-type="float" office:value="172.363">
            <text:p>172,363</text:p>
          </table:table-cell>
          <table:table-cell office:value-type="float" office:value="149.72">
            <text:p>149,72</text:p>
          </table:table-cell>
          <table:table-cell office:value-type="float" office:value="198.729">
            <text:p>198,729</text:p>
          </table:table-cell>
          <table:table-cell office:value-type="float" office:value="738.236">
            <text:p>738,236</text:p>
          </table:table-cell>
          <table:table-cell office:value-type="float" office:value="646.977">
            <text:p>646,977</text:p>
          </table:table-cell>
          <table:table-cell office:value-type="float" office:value="1276.62">
            <text:p>1276,62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53.774">
            <text:p>253,774</text:p>
          </table:table-cell>
          <table:table-cell office:value-type="float" office:value="209.167">
            <text:p>209,167</text:p>
          </table:table-cell>
          <table:table-cell office:value-type="float" office:value="340.654">
            <text:p>340,654</text:p>
          </table:table-cell>
          <table:table-cell office:value-type="float" office:value="331.843">
            <text:p>331,843</text:p>
          </table:table-cell>
          <table:table-cell office:value-type="float" office:value="201.937">
            <text:p>201,937</text:p>
          </table:table-cell>
          <table:table-cell office:value-type="float" office:value="652.583">
            <text:p>652,583</text:p>
          </table:table-cell>
          <table:table-cell office:value-type="float" office:value="174.022">
            <text:p>174,022</text:p>
          </table:table-cell>
          <table:table-cell office:value-type="float" office:value="150.478">
            <text:p>150,478</text:p>
          </table:table-cell>
          <table:table-cell office:value-type="float" office:value="200.866">
            <text:p>200,866</text:p>
          </table:table-cell>
          <table:table-cell office:value-type="float" office:value="739.788">
            <text:p>739,788</text:p>
          </table:table-cell>
          <table:table-cell office:value-type="float" office:value="648.127">
            <text:p>648,127</text:p>
          </table:table-cell>
          <table:table-cell office:value-type="float" office:value="1276.17">
            <text:p>1276,17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52.192">
            <text:p>252,192</text:p>
          </table:table-cell>
          <table:table-cell office:value-type="float" office:value="207.554">
            <text:p>207,554</text:p>
          </table:table-cell>
          <table:table-cell office:value-type="float" office:value="336.418">
            <text:p>336,418</text:p>
          </table:table-cell>
          <table:table-cell office:value-type="float" office:value="328.281">
            <text:p>328,281</text:p>
          </table:table-cell>
          <table:table-cell office:value-type="float" office:value="199.582">
            <text:p>199,582</text:p>
          </table:table-cell>
          <table:table-cell office:value-type="float" office:value="636.329">
            <text:p>636,329</text:p>
          </table:table-cell>
          <table:table-cell office:value-type="float" office:value="172.224">
            <text:p>172,224</text:p>
          </table:table-cell>
          <table:table-cell office:value-type="float" office:value="149.276">
            <text:p>149,276</text:p>
          </table:table-cell>
          <table:table-cell office:value-type="float" office:value="199.064">
            <text:p>199,064</text:p>
          </table:table-cell>
          <table:table-cell office:value-type="float" office:value="738.535">
            <text:p>738,535</text:p>
          </table:table-cell>
          <table:table-cell office:value-type="float" office:value="647.519">
            <text:p>647,519</text:p>
          </table:table-cell>
          <table:table-cell office:value-type="float" office:value="1275.95">
            <text:p>1275,95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51.877">
            <text:p>251,877</text:p>
          </table:table-cell>
          <table:table-cell office:value-type="float" office:value="207.056">
            <text:p>207,056</text:p>
          </table:table-cell>
          <table:table-cell office:value-type="float" office:value="340.588">
            <text:p>340,588</text:p>
          </table:table-cell>
          <table:table-cell office:value-type="float" office:value="327.852">
            <text:p>327,852</text:p>
          </table:table-cell>
          <table:table-cell office:value-type="float" office:value="198.361">
            <text:p>198,361</text:p>
          </table:table-cell>
          <table:table-cell office:value-type="float" office:value="629.549">
            <text:p>629,549</text:p>
          </table:table-cell>
          <table:table-cell office:value-type="float" office:value="171.644">
            <text:p>171,644</text:p>
          </table:table-cell>
          <table:table-cell office:value-type="float" office:value="151.557">
            <text:p>151,557</text:p>
          </table:table-cell>
          <table:table-cell office:value-type="float" office:value="198.539">
            <text:p>198,539</text:p>
          </table:table-cell>
          <table:table-cell office:value-type="float" office:value="738.341">
            <text:p>738,341</text:p>
          </table:table-cell>
          <table:table-cell office:value-type="float" office:value="647.008">
            <text:p>647,008</text:p>
          </table:table-cell>
          <table:table-cell office:value-type="float" office:value="1279.46">
            <text:p>1279,46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51.525">
            <text:p>251,525</text:p>
          </table:table-cell>
          <table:table-cell office:value-type="float" office:value="207.193">
            <text:p>207,193</text:p>
          </table:table-cell>
          <table:table-cell office:value-type="float" office:value="337.533">
            <text:p>337,533</text:p>
          </table:table-cell>
          <table:table-cell office:value-type="float" office:value="328.068">
            <text:p>328,068</text:p>
          </table:table-cell>
          <table:table-cell office:value-type="float" office:value="198.984">
            <text:p>198,984</text:p>
          </table:table-cell>
          <table:table-cell office:value-type="float" office:value="640.14">
            <text:p>640,14</text:p>
          </table:table-cell>
          <table:table-cell office:value-type="float" office:value="171.483">
            <text:p>171,483</text:p>
          </table:table-cell>
          <table:table-cell office:value-type="float" office:value="149.14">
            <text:p>149,14</text:p>
          </table:table-cell>
          <table:table-cell office:value-type="float" office:value="199.161">
            <text:p>199,161</text:p>
          </table:table-cell>
          <table:table-cell office:value-type="float" office:value="738.082">
            <text:p>738,082</text:p>
          </table:table-cell>
          <table:table-cell office:value-type="float" office:value="646.933">
            <text:p>646,933</text:p>
          </table:table-cell>
          <table:table-cell office:value-type="float" office:value="1280.56">
            <text:p>1280,56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1.609">
            <text:p>251,609</text:p>
          </table:table-cell>
          <table:table-cell office:value-type="float" office:value="206.494">
            <text:p>206,494</text:p>
          </table:table-cell>
          <table:table-cell office:value-type="float" office:value="333.653">
            <text:p>333,653</text:p>
          </table:table-cell>
          <table:table-cell office:value-type="float" office:value="328.034">
            <text:p>328,034</text:p>
          </table:table-cell>
          <table:table-cell office:value-type="float" office:value="198.27">
            <text:p>198,27</text:p>
          </table:table-cell>
          <table:table-cell office:value-type="float" office:value="635.176">
            <text:p>635,176</text:p>
          </table:table-cell>
          <table:table-cell office:value-type="float" office:value="171.2">
            <text:p>171,2</text:p>
          </table:table-cell>
          <table:table-cell office:value-type="float" office:value="150.258">
            <text:p>150,258</text:p>
          </table:table-cell>
          <table:table-cell office:value-type="float" office:value="197.956">
            <text:p>197,956</text:p>
          </table:table-cell>
          <table:table-cell office:value-type="float" office:value="737.659">
            <text:p>737,659</text:p>
          </table:table-cell>
          <table:table-cell office:value-type="float" office:value="646.513">
            <text:p>646,513</text:p>
          </table:table-cell>
          <table:table-cell office:value-type="float" office:value="1264.38">
            <text:p>1264,38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51.3">
            <text:p>251,3</text:p>
          </table:table-cell>
          <table:table-cell office:value-type="float" office:value="206.598">
            <text:p>206,598</text:p>
          </table:table-cell>
          <table:table-cell office:value-type="float" office:value="339.537">
            <text:p>339,537</text:p>
          </table:table-cell>
          <table:table-cell office:value-type="float" office:value="326.766">
            <text:p>326,766</text:p>
          </table:table-cell>
          <table:table-cell office:value-type="float" office:value="197.542">
            <text:p>197,542</text:p>
          </table:table-cell>
          <table:table-cell office:value-type="float" office:value="637.121">
            <text:p>637,121</text:p>
          </table:table-cell>
          <table:table-cell office:value-type="float" office:value="171.514">
            <text:p>171,514</text:p>
          </table:table-cell>
          <table:table-cell office:value-type="float" office:value="150.049">
            <text:p>150,049</text:p>
          </table:table-cell>
          <table:table-cell office:value-type="float" office:value="197.983">
            <text:p>197,983</text:p>
          </table:table-cell>
          <table:table-cell office:value-type="float" office:value="737.661">
            <text:p>737,661</text:p>
          </table:table-cell>
          <table:table-cell office:value-type="float" office:value="646.443">
            <text:p>646,443</text:p>
          </table:table-cell>
          <table:table-cell office:value-type="float" office:value="1277.87">
            <text:p>1277,87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52.019">
            <text:p>252,019</text:p>
          </table:table-cell>
          <table:table-cell office:value-type="float" office:value="208.056">
            <text:p>208,056</text:p>
          </table:table-cell>
          <table:table-cell office:value-type="float" office:value="337.291">
            <text:p>337,291</text:p>
          </table:table-cell>
          <table:table-cell office:value-type="float" office:value="330.858">
            <text:p>330,858</text:p>
          </table:table-cell>
          <table:table-cell office:value-type="float" office:value="200.672">
            <text:p>200,672</text:p>
          </table:table-cell>
          <table:table-cell office:value-type="float" office:value="643.728">
            <text:p>643,728</text:p>
          </table:table-cell>
          <table:table-cell office:value-type="float" office:value="172.061">
            <text:p>172,061</text:p>
          </table:table-cell>
          <table:table-cell office:value-type="float" office:value="150.872">
            <text:p>150,872</text:p>
          </table:table-cell>
          <table:table-cell office:value-type="float" office:value="199.037">
            <text:p>199,037</text:p>
          </table:table-cell>
          <table:table-cell office:value-type="float" office:value="738.61">
            <text:p>738,61</text:p>
          </table:table-cell>
          <table:table-cell office:value-type="float" office:value="647.329">
            <text:p>647,329</text:p>
          </table:table-cell>
          <table:table-cell office:value-type="float" office:value="1266.93">
            <text:p>1266,93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51.659">
            <text:p>251,659</text:p>
          </table:table-cell>
          <table:table-cell office:value-type="float" office:value="207.179">
            <text:p>207,179</text:p>
          </table:table-cell>
          <table:table-cell office:value-type="float" office:value="332.711">
            <text:p>332,711</text:p>
          </table:table-cell>
          <table:table-cell office:value-type="float" office:value="328.275">
            <text:p>328,275</text:p>
          </table:table-cell>
          <table:table-cell office:value-type="float" office:value="199.232">
            <text:p>199,232</text:p>
          </table:table-cell>
          <table:table-cell office:value-type="float" office:value="644.041">
            <text:p>644,041</text:p>
          </table:table-cell>
          <table:table-cell office:value-type="float" office:value="171.842">
            <text:p>171,842</text:p>
          </table:table-cell>
          <table:table-cell office:value-type="float" office:value="148.74">
            <text:p>148,74</text:p>
          </table:table-cell>
          <table:table-cell office:value-type="float" office:value="199.556">
            <text:p>199,556</text:p>
          </table:table-cell>
          <table:table-cell office:value-type="float" office:value="738.012">
            <text:p>738,012</text:p>
          </table:table-cell>
          <table:table-cell office:value-type="float" office:value="646.837">
            <text:p>646,837</text:p>
          </table:table-cell>
          <table:table-cell office:value-type="float" office:value="1280.88">
            <text:p>1280,88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52.322">
            <text:p>252,322</text:p>
          </table:table-cell>
          <table:table-cell office:value-type="float" office:value="207.698">
            <text:p>207,698</text:p>
          </table:table-cell>
          <table:table-cell office:value-type="float" office:value="333.336">
            <text:p>333,336</text:p>
          </table:table-cell>
          <table:table-cell office:value-type="float" office:value="327.842">
            <text:p>327,842</text:p>
          </table:table-cell>
          <table:table-cell office:value-type="float" office:value="198.809">
            <text:p>198,809</text:p>
          </table:table-cell>
          <table:table-cell office:value-type="float" office:value="642.587">
            <text:p>642,587</text:p>
          </table:table-cell>
          <table:table-cell office:value-type="float" office:value="172.239">
            <text:p>172,239</text:p>
          </table:table-cell>
          <table:table-cell office:value-type="float" office:value="151.616">
            <text:p>151,616</text:p>
          </table:table-cell>
          <table:table-cell office:value-type="float" office:value="200.085">
            <text:p>200,085</text:p>
          </table:table-cell>
          <table:table-cell office:value-type="float" office:value="738.183">
            <text:p>738,183</text:p>
          </table:table-cell>
          <table:table-cell office:value-type="float" office:value="647.36">
            <text:p>647,36</text:p>
          </table:table-cell>
          <table:table-cell office:value-type="float" office:value="1266.61">
            <text:p>1266,61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53.12">
            <text:p>253,12</text:p>
          </table:table-cell>
          <table:table-cell office:value-type="float" office:value="208.971">
            <text:p>208,971</text:p>
          </table:table-cell>
          <table:table-cell office:value-type="float" office:value="339.297">
            <text:p>339,297</text:p>
          </table:table-cell>
          <table:table-cell office:value-type="float" office:value="328.282">
            <text:p>328,282</text:p>
          </table:table-cell>
          <table:table-cell office:value-type="float" office:value="198.832">
            <text:p>198,832</text:p>
          </table:table-cell>
          <table:table-cell office:value-type="float" office:value="637.484">
            <text:p>637,484</text:p>
          </table:table-cell>
          <table:table-cell office:value-type="float" office:value="173.135">
            <text:p>173,135</text:p>
          </table:table-cell>
          <table:table-cell office:value-type="float" office:value="150.908">
            <text:p>150,908</text:p>
          </table:table-cell>
          <table:table-cell office:value-type="float" office:value="200.85">
            <text:p>200,85</text:p>
          </table:table-cell>
          <table:table-cell office:value-type="float" office:value="738.83">
            <text:p>738,83</text:p>
          </table:table-cell>
          <table:table-cell office:value-type="float" office:value="648.729">
            <text:p>648,729</text:p>
          </table:table-cell>
          <table:table-cell office:value-type="float" office:value="1278.11">
            <text:p>1278,1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51.322">
            <text:p>251,322</text:p>
          </table:table-cell>
          <table:table-cell office:value-type="float" office:value="206.701">
            <text:p>206,701</text:p>
          </table:table-cell>
          <table:table-cell office:value-type="float" office:value="337.971">
            <text:p>337,971</text:p>
          </table:table-cell>
          <table:table-cell office:value-type="float" office:value="326.2">
            <text:p>326,2</text:p>
          </table:table-cell>
          <table:table-cell office:value-type="float" office:value="198.129">
            <text:p>198,129</text:p>
          </table:table-cell>
          <table:table-cell office:value-type="float" office:value="636.694">
            <text:p>636,694</text:p>
          </table:table-cell>
          <table:table-cell office:value-type="float" office:value="171.335">
            <text:p>171,335</text:p>
          </table:table-cell>
          <table:table-cell office:value-type="float" office:value="150.42">
            <text:p>150,42</text:p>
          </table:table-cell>
          <table:table-cell office:value-type="float" office:value="196.938">
            <text:p>196,938</text:p>
          </table:table-cell>
          <table:table-cell office:value-type="float" office:value="737.771">
            <text:p>737,771</text:p>
          </table:table-cell>
          <table:table-cell office:value-type="float" office:value="645.961">
            <text:p>645,961</text:p>
          </table:table-cell>
          <table:table-cell office:value-type="float" office:value="1276.47">
            <text:p>1276,47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50.386">
            <text:p>250,386</text:p>
          </table:table-cell>
          <table:table-cell office:value-type="float" office:value="205.614">
            <text:p>205,614</text:p>
          </table:table-cell>
          <table:table-cell office:value-type="float" office:value="336.077">
            <text:p>336,077</text:p>
          </table:table-cell>
          <table:table-cell office:value-type="float" office:value="321.787">
            <text:p>321,787</text:p>
          </table:table-cell>
          <table:table-cell office:value-type="float" office:value="194.901">
            <text:p>194,901</text:p>
          </table:table-cell>
          <table:table-cell office:value-type="float" office:value="621.042">
            <text:p>621,042</text:p>
          </table:table-cell>
          <table:table-cell office:value-type="float" office:value="170.469">
            <text:p>170,469</text:p>
          </table:table-cell>
          <table:table-cell office:value-type="float" office:value="148.03">
            <text:p>148,03</text:p>
          </table:table-cell>
          <table:table-cell office:value-type="float" office:value="195.136">
            <text:p>195,136</text:p>
          </table:table-cell>
          <table:table-cell office:value-type="float" office:value="736.782">
            <text:p>736,782</text:p>
          </table:table-cell>
          <table:table-cell office:value-type="float" office:value="645.275">
            <text:p>645,275</text:p>
          </table:table-cell>
          <table:table-cell office:value-type="float" office:value="1256.08">
            <text:p>1256,08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50.985">
            <text:p>250,985</text:p>
          </table:table-cell>
          <table:table-cell office:value-type="float" office:value="205.875">
            <text:p>205,875</text:p>
          </table:table-cell>
          <table:table-cell office:value-type="float" office:value="335.996">
            <text:p>335,996</text:p>
          </table:table-cell>
          <table:table-cell office:value-type="float" office:value="323.59">
            <text:p>323,59</text:p>
          </table:table-cell>
          <table:table-cell office:value-type="float" office:value="196.099">
            <text:p>196,099</text:p>
          </table:table-cell>
          <table:table-cell office:value-type="float" office:value="627.378">
            <text:p>627,378</text:p>
          </table:table-cell>
          <table:table-cell office:value-type="float" office:value="170.778">
            <text:p>170,778</text:p>
          </table:table-cell>
          <table:table-cell office:value-type="float" office:value="149.062">
            <text:p>149,062</text:p>
          </table:table-cell>
          <table:table-cell office:value-type="float" office:value="197.481">
            <text:p>197,481</text:p>
          </table:table-cell>
          <table:table-cell office:value-type="float" office:value="737.561">
            <text:p>737,561</text:p>
          </table:table-cell>
          <table:table-cell office:value-type="float" office:value="645.24">
            <text:p>645,24</text:p>
          </table:table-cell>
          <table:table-cell office:value-type="float" office:value="1275.28">
            <text:p>1275,28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52.098">
            <text:p>252,098</text:p>
          </table:table-cell>
          <table:table-cell office:value-type="float" office:value="206.809">
            <text:p>206,809</text:p>
          </table:table-cell>
          <table:table-cell office:value-type="float" office:value="334.154">
            <text:p>334,154</text:p>
          </table:table-cell>
          <table:table-cell office:value-type="float" office:value="325.534">
            <text:p>325,534</text:p>
          </table:table-cell>
          <table:table-cell office:value-type="float" office:value="197.377">
            <text:p>197,377</text:p>
          </table:table-cell>
          <table:table-cell office:value-type="float" office:value="631.791">
            <text:p>631,791</text:p>
          </table:table-cell>
          <table:table-cell office:value-type="float" office:value="171.879">
            <text:p>171,879</text:p>
          </table:table-cell>
          <table:table-cell office:value-type="float" office:value="150.102">
            <text:p>150,102</text:p>
          </table:table-cell>
          <table:table-cell office:value-type="float" office:value="198.271">
            <text:p>198,271</text:p>
          </table:table-cell>
          <table:table-cell office:value-type="float" office:value="737.42">
            <text:p>737,42</text:p>
          </table:table-cell>
          <table:table-cell office:value-type="float" office:value="646.667">
            <text:p>646,667</text:p>
          </table:table-cell>
          <table:table-cell office:value-type="float" office:value="1279.02">
            <text:p>1279,02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1.082">
            <text:p>251,082</text:p>
          </table:table-cell>
          <table:table-cell office:value-type="float" office:value="206.253">
            <text:p>206,253</text:p>
          </table:table-cell>
          <table:table-cell office:value-type="float" office:value="333.956">
            <text:p>333,956</text:p>
          </table:table-cell>
          <table:table-cell office:value-type="float" office:value="325.247">
            <text:p>325,247</text:p>
          </table:table-cell>
          <table:table-cell office:value-type="float" office:value="195.863">
            <text:p>195,863</text:p>
          </table:table-cell>
          <table:table-cell office:value-type="float" office:value="621.922">
            <text:p>621,922</text:p>
          </table:table-cell>
          <table:table-cell office:value-type="float" office:value="170.743">
            <text:p>170,743</text:p>
          </table:table-cell>
          <table:table-cell office:value-type="float" office:value="149.698">
            <text:p>149,698</text:p>
          </table:table-cell>
          <table:table-cell office:value-type="float" office:value="197.196">
            <text:p>197,196</text:p>
          </table:table-cell>
          <table:table-cell office:value-type="float" office:value="737.605">
            <text:p>737,605</text:p>
          </table:table-cell>
          <table:table-cell office:value-type="float" office:value="645.623">
            <text:p>645,623</text:p>
          </table:table-cell>
          <table:table-cell office:value-type="float" office:value="1271.65">
            <text:p>1271,65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50.806">
            <text:p>250,806</text:p>
          </table:table-cell>
          <table:table-cell office:value-type="float" office:value="206.077">
            <text:p>206,077</text:p>
          </table:table-cell>
          <table:table-cell office:value-type="float" office:value="332.233">
            <text:p>332,233</text:p>
          </table:table-cell>
          <table:table-cell office:value-type="float" office:value="324.582">
            <text:p>324,582</text:p>
          </table:table-cell>
          <table:table-cell office:value-type="float" office:value="196.629">
            <text:p>196,629</text:p>
          </table:table-cell>
          <table:table-cell office:value-type="float" office:value="630.039">
            <text:p>630,039</text:p>
          </table:table-cell>
          <table:table-cell office:value-type="float" office:value="170.709">
            <text:p>170,709</text:p>
          </table:table-cell>
          <table:table-cell office:value-type="float" office:value="150.697">
            <text:p>150,697</text:p>
          </table:table-cell>
          <table:table-cell office:value-type="float" office:value="196.328">
            <text:p>196,328</text:p>
          </table:table-cell>
          <table:table-cell office:value-type="float" office:value="736.719">
            <text:p>736,719</text:p>
          </table:table-cell>
          <table:table-cell office:value-type="float" office:value="645.914">
            <text:p>645,914</text:p>
          </table:table-cell>
          <table:table-cell office:value-type="float" office:value="1275.13">
            <text:p>1275,13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49.668">
            <text:p>249,668</text:p>
          </table:table-cell>
          <table:table-cell office:value-type="float" office:value="204.656">
            <text:p>204,656</text:p>
          </table:table-cell>
          <table:table-cell office:value-type="float" office:value="333.905">
            <text:p>333,905</text:p>
          </table:table-cell>
          <table:table-cell office:value-type="float" office:value="321.67">
            <text:p>321,67</text:p>
          </table:table-cell>
          <table:table-cell office:value-type="float" office:value="193.398">
            <text:p>193,398</text:p>
          </table:table-cell>
          <table:table-cell office:value-type="float" office:value="611.268">
            <text:p>611,268</text:p>
          </table:table-cell>
          <table:table-cell office:value-type="float" office:value="169.557">
            <text:p>169,557</text:p>
          </table:table-cell>
          <table:table-cell office:value-type="float" office:value="148.743">
            <text:p>148,743</text:p>
          </table:table-cell>
          <table:table-cell office:value-type="float" office:value="195.116">
            <text:p>195,116</text:p>
          </table:table-cell>
          <table:table-cell office:value-type="float" office:value="736.289">
            <text:p>736,289</text:p>
          </table:table-cell>
          <table:table-cell office:value-type="float" office:value="644.724">
            <text:p>644,724</text:p>
          </table:table-cell>
          <table:table-cell office:value-type="float" office:value="1261.51">
            <text:p>1261,51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51.483">
            <text:p>251,483</text:p>
          </table:table-cell>
          <table:table-cell office:value-type="float" office:value="206.596">
            <text:p>206,596</text:p>
          </table:table-cell>
          <table:table-cell office:value-type="float" office:value="332.817">
            <text:p>332,817</text:p>
          </table:table-cell>
          <table:table-cell office:value-type="float" office:value="324.352">
            <text:p>324,352</text:p>
          </table:table-cell>
          <table:table-cell office:value-type="float" office:value="195.237">
            <text:p>195,237</text:p>
          </table:table-cell>
          <table:table-cell office:value-type="float" office:value="619.159">
            <text:p>619,159</text:p>
          </table:table-cell>
          <table:table-cell office:value-type="float" office:value="171.771">
            <text:p>171,771</text:p>
          </table:table-cell>
          <table:table-cell office:value-type="float" office:value="149.05">
            <text:p>149,05</text:p>
          </table:table-cell>
          <table:table-cell office:value-type="float" office:value="197.147">
            <text:p>197,147</text:p>
          </table:table-cell>
          <table:table-cell office:value-type="float" office:value="736.965">
            <text:p>736,965</text:p>
          </table:table-cell>
          <table:table-cell office:value-type="float" office:value="646.705">
            <text:p>646,705</text:p>
          </table:table-cell>
          <table:table-cell office:value-type="float" office:value="1273.97">
            <text:p>1273,97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50.16">
            <text:p>250,16</text:p>
          </table:table-cell>
          <table:table-cell office:value-type="float" office:value="205.835">
            <text:p>205,835</text:p>
          </table:table-cell>
          <table:table-cell office:value-type="float" office:value="333.286">
            <text:p>333,286</text:p>
          </table:table-cell>
          <table:table-cell office:value-type="float" office:value="326.351">
            <text:p>326,351</text:p>
          </table:table-cell>
          <table:table-cell office:value-type="float" office:value="197.133">
            <text:p>197,133</text:p>
          </table:table-cell>
          <table:table-cell office:value-type="float" office:value="626.238">
            <text:p>626,238</text:p>
          </table:table-cell>
          <table:table-cell office:value-type="float" office:value="170.715">
            <text:p>170,715</text:p>
          </table:table-cell>
          <table:table-cell office:value-type="float" office:value="149.872">
            <text:p>149,872</text:p>
          </table:table-cell>
          <table:table-cell office:value-type="float" office:value="195.593">
            <text:p>195,593</text:p>
          </table:table-cell>
          <table:table-cell office:value-type="float" office:value="737.048">
            <text:p>737,048</text:p>
          </table:table-cell>
          <table:table-cell office:value-type="float" office:value="645.839">
            <text:p>645,839</text:p>
          </table:table-cell>
          <table:table-cell office:value-type="float" office:value="1261.3">
            <text:p>1261,3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51.349">
            <text:p>251,349</text:p>
          </table:table-cell>
          <table:table-cell office:value-type="float" office:value="207.327">
            <text:p>207,327</text:p>
          </table:table-cell>
          <table:table-cell office:value-type="float" office:value="337.936">
            <text:p>337,936</text:p>
          </table:table-cell>
          <table:table-cell office:value-type="float" office:value="326.188">
            <text:p>326,188</text:p>
          </table:table-cell>
          <table:table-cell office:value-type="float" office:value="197.291">
            <text:p>197,291</text:p>
          </table:table-cell>
          <table:table-cell office:value-type="float" office:value="631.478">
            <text:p>631,478</text:p>
          </table:table-cell>
          <table:table-cell office:value-type="float" office:value="171.439">
            <text:p>171,439</text:p>
          </table:table-cell>
          <table:table-cell office:value-type="float" office:value="149.454">
            <text:p>149,454</text:p>
          </table:table-cell>
          <table:table-cell office:value-type="float" office:value="197.669">
            <text:p>197,669</text:p>
          </table:table-cell>
          <table:table-cell office:value-type="float" office:value="737.272">
            <text:p>737,272</text:p>
          </table:table-cell>
          <table:table-cell office:value-type="float" office:value="646.607">
            <text:p>646,607</text:p>
          </table:table-cell>
          <table:table-cell office:value-type="float" office:value="1272.63">
            <text:p>1272,63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51.522">
            <text:p>251,522</text:p>
          </table:table-cell>
          <table:table-cell office:value-type="float" office:value="207.1">
            <text:p>207,1</text:p>
          </table:table-cell>
          <table:table-cell office:value-type="float" office:value="338.306">
            <text:p>338,306</text:p>
          </table:table-cell>
          <table:table-cell office:value-type="float" office:value="329.336">
            <text:p>329,336</text:p>
          </table:table-cell>
          <table:table-cell office:value-type="float" office:value="199.058">
            <text:p>199,058</text:p>
          </table:table-cell>
          <table:table-cell office:value-type="float" office:value="632.77">
            <text:p>632,77</text:p>
          </table:table-cell>
          <table:table-cell office:value-type="float" office:value="171.891">
            <text:p>171,891</text:p>
          </table:table-cell>
          <table:table-cell office:value-type="float" office:value="148.733">
            <text:p>148,733</text:p>
          </table:table-cell>
          <table:table-cell office:value-type="float" office:value="197.622">
            <text:p>197,622</text:p>
          </table:table-cell>
          <table:table-cell office:value-type="float" office:value="737.429">
            <text:p>737,429</text:p>
          </table:table-cell>
          <table:table-cell office:value-type="float" office:value="646.64">
            <text:p>646,64</text:p>
          </table:table-cell>
          <table:table-cell office:value-type="float" office:value="1277.42">
            <text:p>1277,42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51.017">
            <text:p>251,017</text:p>
          </table:table-cell>
          <table:table-cell office:value-type="float" office:value="206.258">
            <text:p>206,258</text:p>
          </table:table-cell>
          <table:table-cell office:value-type="float" office:value="335.004">
            <text:p>335,004</text:p>
          </table:table-cell>
          <table:table-cell office:value-type="float" office:value="327.672">
            <text:p>327,672</text:p>
          </table:table-cell>
          <table:table-cell office:value-type="float" office:value="198.371">
            <text:p>198,371</text:p>
          </table:table-cell>
          <table:table-cell office:value-type="float" office:value="632.277">
            <text:p>632,277</text:p>
          </table:table-cell>
          <table:table-cell office:value-type="float" office:value="171.051">
            <text:p>171,051</text:p>
          </table:table-cell>
          <table:table-cell office:value-type="float" office:value="151.364">
            <text:p>151,364</text:p>
          </table:table-cell>
          <table:table-cell office:value-type="float" office:value="196.868">
            <text:p>196,868</text:p>
          </table:table-cell>
          <table:table-cell office:value-type="float" office:value="736.911">
            <text:p>736,911</text:p>
          </table:table-cell>
          <table:table-cell office:value-type="float" office:value="645.496">
            <text:p>645,496</text:p>
          </table:table-cell>
          <table:table-cell office:value-type="float" office:value="1272.93">
            <text:p>1272,93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51.126">
            <text:p>251,126</text:p>
          </table:table-cell>
          <table:table-cell office:value-type="float" office:value="206.68">
            <text:p>206,68</text:p>
          </table:table-cell>
          <table:table-cell office:value-type="float" office:value="335.43">
            <text:p>335,43</text:p>
          </table:table-cell>
          <table:table-cell office:value-type="float" office:value="328.355">
            <text:p>328,355</text:p>
          </table:table-cell>
          <table:table-cell office:value-type="float" office:value="197.861">
            <text:p>197,861</text:p>
          </table:table-cell>
          <table:table-cell office:value-type="float" office:value="628.861">
            <text:p>628,861</text:p>
          </table:table-cell>
          <table:table-cell office:value-type="float" office:value="171.021">
            <text:p>171,021</text:p>
          </table:table-cell>
          <table:table-cell office:value-type="float" office:value="149.94">
            <text:p>149,94</text:p>
          </table:table-cell>
          <table:table-cell office:value-type="float" office:value="195.528">
            <text:p>195,528</text:p>
          </table:table-cell>
          <table:table-cell office:value-type="float" office:value="737.178">
            <text:p>737,178</text:p>
          </table:table-cell>
          <table:table-cell office:value-type="float" office:value="645.873">
            <text:p>645,873</text:p>
          </table:table-cell>
          <table:table-cell office:value-type="float" office:value="1262.37">
            <text:p>1262,37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49.34">
            <text:p>249,34</text:p>
          </table:table-cell>
          <table:table-cell office:value-type="float" office:value="204.892">
            <text:p>204,892</text:p>
          </table:table-cell>
          <table:table-cell office:value-type="float" office:value="329.578">
            <text:p>329,578</text:p>
          </table:table-cell>
          <table:table-cell office:value-type="float" office:value="323.21">
            <text:p>323,21</text:p>
          </table:table-cell>
          <table:table-cell office:value-type="float" office:value="195.293">
            <text:p>195,293</text:p>
          </table:table-cell>
          <table:table-cell office:value-type="float" office:value="616.444">
            <text:p>616,444</text:p>
          </table:table-cell>
          <table:table-cell office:value-type="float" office:value="169.252">
            <text:p>169,252</text:p>
          </table:table-cell>
          <table:table-cell office:value-type="float" office:value="148.606">
            <text:p>148,606</text:p>
          </table:table-cell>
          <table:table-cell office:value-type="float" office:value="193.939">
            <text:p>193,939</text:p>
          </table:table-cell>
          <table:table-cell office:value-type="float" office:value="735.437">
            <text:p>735,437</text:p>
          </table:table-cell>
          <table:table-cell office:value-type="float" office:value="643.882">
            <text:p>643,882</text:p>
          </table:table-cell>
          <table:table-cell office:value-type="float" office:value="1273.11">
            <text:p>1273,11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50.874">
            <text:p>250,874</text:p>
          </table:table-cell>
          <table:table-cell office:value-type="float" office:value="206.457">
            <text:p>206,457</text:p>
          </table:table-cell>
          <table:table-cell office:value-type="float" office:value="338.121">
            <text:p>338,121</text:p>
          </table:table-cell>
          <table:table-cell office:value-type="float" office:value="327.129">
            <text:p>327,129</text:p>
          </table:table-cell>
          <table:table-cell office:value-type="float" office:value="198.984">
            <text:p>198,984</text:p>
          </table:table-cell>
          <table:table-cell office:value-type="float" office:value="634.42">
            <text:p>634,42</text:p>
          </table:table-cell>
          <table:table-cell office:value-type="float" office:value="170.899">
            <text:p>170,899</text:p>
          </table:table-cell>
          <table:table-cell office:value-type="float" office:value="150.537">
            <text:p>150,537</text:p>
          </table:table-cell>
          <table:table-cell office:value-type="float" office:value="194.721">
            <text:p>194,721</text:p>
          </table:table-cell>
          <table:table-cell office:value-type="float" office:value="736.73">
            <text:p>736,73</text:p>
          </table:table-cell>
          <table:table-cell office:value-type="float" office:value="645.464">
            <text:p>645,464</text:p>
          </table:table-cell>
          <table:table-cell office:value-type="float" office:value="1271.73">
            <text:p>1271,73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0.003">
            <text:p>250,003</text:p>
          </table:table-cell>
          <table:table-cell office:value-type="float" office:value="205.441">
            <text:p>205,441</text:p>
          </table:table-cell>
          <table:table-cell office:value-type="float" office:value="337.749">
            <text:p>337,749</text:p>
          </table:table-cell>
          <table:table-cell office:value-type="float" office:value="322.521">
            <text:p>322,521</text:p>
          </table:table-cell>
          <table:table-cell office:value-type="float" office:value="194.786">
            <text:p>194,786</text:p>
          </table:table-cell>
          <table:table-cell office:value-type="float" office:value="614.79">
            <text:p>614,79</text:p>
          </table:table-cell>
          <table:table-cell office:value-type="float" office:value="169.439">
            <text:p>169,439</text:p>
          </table:table-cell>
          <table:table-cell office:value-type="float" office:value="148.547">
            <text:p>148,547</text:p>
          </table:table-cell>
          <table:table-cell office:value-type="float" office:value="193.339">
            <text:p>193,339</text:p>
          </table:table-cell>
          <table:table-cell office:value-type="float" office:value="736.138">
            <text:p>736,138</text:p>
          </table:table-cell>
          <table:table-cell office:value-type="float" office:value="644.676">
            <text:p>644,676</text:p>
          </table:table-cell>
          <table:table-cell office:value-type="float" office:value="1272.64">
            <text:p>1272,64</text:p>
          </table:table-cell>
          <table:table-cell table:number-columns-repeated="2"/>
          <table:table-cell office:value-type="string">
            <text:p>hybrid</text:p>
          </table:table-cell>
          <table:table-cell office:value-type="string">
            <text:p>shared</text:p>
          </table:table-cell>
          <table:table-cell office:value-type="string">
            <text:p>global</text:p>
          </table:table-cell>
          <table:table-cell office:value-type="string">
            <text:p>prefixsum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51.216">
            <text:p>251,216</text:p>
          </table:table-cell>
          <table:table-cell office:value-type="float" office:value="207.038">
            <text:p>207,038</text:p>
          </table:table-cell>
          <table:table-cell office:value-type="float" office:value="336.068">
            <text:p>336,068</text:p>
          </table:table-cell>
          <table:table-cell office:value-type="float" office:value="326.496">
            <text:p>326,496</text:p>
          </table:table-cell>
          <table:table-cell office:value-type="float" office:value="197.264">
            <text:p>197,264</text:p>
          </table:table-cell>
          <table:table-cell office:value-type="float" office:value="623.59">
            <text:p>623,59</text:p>
          </table:table-cell>
          <table:table-cell office:value-type="float" office:value="171.237">
            <text:p>171,237</text:p>
          </table:table-cell>
          <table:table-cell office:value-type="float" office:value="150.022">
            <text:p>150,022</text:p>
          </table:table-cell>
          <table:table-cell office:value-type="float" office:value="195.881">
            <text:p>195,881</text:p>
          </table:table-cell>
          <table:table-cell office:value-type="float" office:value="737.087">
            <text:p>737,087</text:p>
          </table:table-cell>
          <table:table-cell office:value-type="float" office:value="645.622">
            <text:p>645,622</text:p>
          </table:table-cell>
          <table:table-cell office:value-type="float" office:value="1276.01">
            <text:p>1276,01</text:p>
          </table:table-cell>
          <table:table-cell/>
          <table:table-cell office:value-type="float" office:value="8">
            <text:p>8</text:p>
          </table:table-cell>
          <table:table-cell table:formula="of:=AVERAGE([.B4:.B204])" office:value-type="float" office:value="248.648313432836">
            <text:p>248,6483134328</text:p>
          </table:table-cell>
          <table:table-cell table:formula="of:=AVERAGE([.E4:.E204])" office:value-type="float" office:value="320.766368159204">
            <text:p>320,7663681592</text:p>
          </table:table-cell>
          <table:table-cell table:formula="of:=AVERAGE([.H4:.H204])" office:value-type="float" office:value="168.285850746269">
            <text:p>168,2858507463</text:p>
          </table:table-cell>
          <table:table-cell table:formula="of:=AVERAGE([.K4:.K204])" office:value-type="float" office:value="734.47528358209">
            <text:p>734,475283582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50.017">
            <text:p>250,017</text:p>
          </table:table-cell>
          <table:table-cell office:value-type="float" office:value="205.638">
            <text:p>205,638</text:p>
          </table:table-cell>
          <table:table-cell office:value-type="float" office:value="332.242">
            <text:p>332,242</text:p>
          </table:table-cell>
          <table:table-cell office:value-type="float" office:value="322.182">
            <text:p>322,182</text:p>
          </table:table-cell>
          <table:table-cell office:value-type="float" office:value="193.901">
            <text:p>193,901</text:p>
          </table:table-cell>
          <table:table-cell office:value-type="float" office:value="606.319">
            <text:p>606,319</text:p>
          </table:table-cell>
          <table:table-cell office:value-type="float" office:value="170.154">
            <text:p>170,154</text:p>
          </table:table-cell>
          <table:table-cell office:value-type="float" office:value="149.099">
            <text:p>149,099</text:p>
          </table:table-cell>
          <table:table-cell office:value-type="float" office:value="194.796">
            <text:p>194,796</text:p>
          </table:table-cell>
          <table:table-cell office:value-type="float" office:value="736.734">
            <text:p>736,734</text:p>
          </table:table-cell>
          <table:table-cell office:value-type="float" office:value="644.979">
            <text:p>644,979</text:p>
          </table:table-cell>
          <table:table-cell office:value-type="float" office:value="1263.3">
            <text:p>1263,3</text:p>
          </table:table-cell>
          <table:table-cell/>
          <table:table-cell office:value-type="float" office:value="16">
            <text:p>16</text:p>
          </table:table-cell>
          <table:table-cell table:formula="of:=AVERAGE([.C4:.C204])" office:value-type="float" office:value="204.249805970149">
            <text:p>204,2498059702</text:p>
          </table:table-cell>
          <table:table-cell table:formula="of:=AVERAGE([.F4:.F204])" office:value-type="float" office:value="191.187199004975">
            <text:p>191,187199005</text:p>
          </table:table-cell>
          <table:table-cell table:formula="of:=AVERAGE([.I4:.I204])" office:value-type="float" office:value="147.351213930348">
            <text:p>147,3512139303</text:p>
          </table:table-cell>
          <table:table-cell table:formula="of:=AVERAGE([.L4:.L204])" office:value-type="float" office:value="642.055482587065">
            <text:p>642,055482587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50.285">
            <text:p>250,285</text:p>
          </table:table-cell>
          <table:table-cell office:value-type="float" office:value="205.547">
            <text:p>205,547</text:p>
          </table:table-cell>
          <table:table-cell office:value-type="float" office:value="332.859">
            <text:p>332,859</text:p>
          </table:table-cell>
          <table:table-cell office:value-type="float" office:value="325.044">
            <text:p>325,044</text:p>
          </table:table-cell>
          <table:table-cell office:value-type="float" office:value="195.655">
            <text:p>195,655</text:p>
          </table:table-cell>
          <table:table-cell office:value-type="float" office:value="615.595">
            <text:p>615,595</text:p>
          </table:table-cell>
          <table:table-cell office:value-type="float" office:value="170.19">
            <text:p>170,19</text:p>
          </table:table-cell>
          <table:table-cell office:value-type="float" office:value="148.468">
            <text:p>148,468</text:p>
          </table:table-cell>
          <table:table-cell office:value-type="float" office:value="193.174">
            <text:p>193,174</text:p>
          </table:table-cell>
          <table:table-cell office:value-type="float" office:value="735.949">
            <text:p>735,949</text:p>
          </table:table-cell>
          <table:table-cell office:value-type="float" office:value="644.664">
            <text:p>644,664</text:p>
          </table:table-cell>
          <table:table-cell office:value-type="float" office:value="1270.42">
            <text:p>1270,42</text:p>
          </table:table-cell>
          <table:table-cell/>
          <table:table-cell office:value-type="float" office:value="32">
            <text:p>32</text:p>
          </table:table-cell>
          <table:table-cell table:formula="of:=AVERAGE([.D4:.D204])" office:value-type="float" office:value="335.611691542289">
            <text:p>335,6116915423</text:p>
          </table:table-cell>
          <table:table-cell table:formula="of:=AVERAGE([.G4:.G204])" office:value-type="float" office:value="587.165845771144">
            <text:p>587,1658457711</text:p>
          </table:table-cell>
          <table:table-cell table:formula="of:=AVERAGE([.J4:.J204])" office:value-type="float" office:value="190.37768159204">
            <text:p>190,377681592</text:p>
          </table:table-cell>
          <table:table-cell table:formula="of:=AVERAGE([.M4:.M204])" office:value-type="float" office:value="1264.04407960199">
            <text:p>1264,04407960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49.071">
            <text:p>249,071</text:p>
          </table:table-cell>
          <table:table-cell office:value-type="float" office:value="204.45">
            <text:p>204,45</text:p>
          </table:table-cell>
          <table:table-cell office:value-type="float" office:value="331.771">
            <text:p>331,771</text:p>
          </table:table-cell>
          <table:table-cell office:value-type="float" office:value="324.772">
            <text:p>324,772</text:p>
          </table:table-cell>
          <table:table-cell office:value-type="float" office:value="197.114">
            <text:p>197,114</text:p>
          </table:table-cell>
          <table:table-cell office:value-type="float" office:value="618.664">
            <text:p>618,664</text:p>
          </table:table-cell>
          <table:table-cell office:value-type="float" office:value="169.32">
            <text:p>169,32</text:p>
          </table:table-cell>
          <table:table-cell office:value-type="float" office:value="147.641">
            <text:p>147,641</text:p>
          </table:table-cell>
          <table:table-cell office:value-type="float" office:value="192.444">
            <text:p>192,444</text:p>
          </table:table-cell>
          <table:table-cell office:value-type="float" office:value="735.711">
            <text:p>735,711</text:p>
          </table:table-cell>
          <table:table-cell office:value-type="float" office:value="643.836">
            <text:p>643,836</text:p>
          </table:table-cell>
          <table:table-cell office:value-type="float" office:value="1271.69">
            <text:p>1271,69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48.336">
            <text:p>248,336</text:p>
          </table:table-cell>
          <table:table-cell office:value-type="float" office:value="204.282">
            <text:p>204,282</text:p>
          </table:table-cell>
          <table:table-cell office:value-type="float" office:value="330.887">
            <text:p>330,887</text:p>
          </table:table-cell>
          <table:table-cell office:value-type="float" office:value="321.39">
            <text:p>321,39</text:p>
          </table:table-cell>
          <table:table-cell office:value-type="float" office:value="193.893">
            <text:p>193,893</text:p>
          </table:table-cell>
          <table:table-cell office:value-type="float" office:value="611.036">
            <text:p>611,036</text:p>
          </table:table-cell>
          <table:table-cell office:value-type="float" office:value="168.398">
            <text:p>168,398</text:p>
          </table:table-cell>
          <table:table-cell office:value-type="float" office:value="149.071">
            <text:p>149,071</text:p>
          </table:table-cell>
          <table:table-cell office:value-type="float" office:value="191.403">
            <text:p>191,403</text:p>
          </table:table-cell>
          <table:table-cell office:value-type="float" office:value="734.796">
            <text:p>734,796</text:p>
          </table:table-cell>
          <table:table-cell office:value-type="float" office:value="643.778">
            <text:p>643,778</text:p>
          </table:table-cell>
          <table:table-cell office:value-type="float" office:value="1268.03">
            <text:p>1268,03</text:p>
          </table:table-cell>
          <table:table-cell>
            <draw:frame table:end-cell-address="Sheet1.U204" table:end-x="0.819cm" table:end-y="0.265cm" draw:z-index="0" draw:style-name="gr1" draw:text-style-name="P1" svg:width="15.983cm" svg:height="10.865cm" svg:x="0.643cm" svg:y="0.239cm">
              <draw:object draw:notify-on-update-of-ranges="Sheet1.O176:Sheet1.O178 Sheet1.P175:Sheet1.P175 Sheet1.P176:Sheet1.P178 Sheet1.Q175:Sheet1.Q175 Sheet1.Q176:Sheet1.Q178 Sheet1.R175:Sheet1.R175 Sheet1.R176:Sheet1.R178 Sheet1.S175:Sheet1.S175 Sheet1.S176:Sheet1.S17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46.97">
            <text:p>246,97</text:p>
          </table:table-cell>
          <table:table-cell office:value-type="float" office:value="202.554">
            <text:p>202,554</text:p>
          </table:table-cell>
          <table:table-cell office:value-type="float" office:value="331.803">
            <text:p>331,803</text:p>
          </table:table-cell>
          <table:table-cell office:value-type="float" office:value="317.427">
            <text:p>317,427</text:p>
          </table:table-cell>
          <table:table-cell office:value-type="float" office:value="191.008">
            <text:p>191,008</text:p>
          </table:table-cell>
          <table:table-cell office:value-type="float" office:value="599.567">
            <text:p>599,567</text:p>
          </table:table-cell>
          <table:table-cell office:value-type="float" office:value="166.723">
            <text:p>166,723</text:p>
          </table:table-cell>
          <table:table-cell office:value-type="float" office:value="145.4">
            <text:p>145,4</text:p>
          </table:table-cell>
          <table:table-cell office:value-type="float" office:value="190.118">
            <text:p>190,118</text:p>
          </table:table-cell>
          <table:table-cell office:value-type="float" office:value="734.308">
            <text:p>734,308</text:p>
          </table:table-cell>
          <table:table-cell office:value-type="float" office:value="641.99">
            <text:p>641,99</text:p>
          </table:table-cell>
          <table:table-cell office:value-type="float" office:value="1269.45">
            <text:p>1269,45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48.858">
            <text:p>248,858</text:p>
          </table:table-cell>
          <table:table-cell office:value-type="float" office:value="204.373">
            <text:p>204,373</text:p>
          </table:table-cell>
          <table:table-cell office:value-type="float" office:value="329.19">
            <text:p>329,19</text:p>
          </table:table-cell>
          <table:table-cell office:value-type="float" office:value="321.049">
            <text:p>321,049</text:p>
          </table:table-cell>
          <table:table-cell office:value-type="float" office:value="193.363">
            <text:p>193,363</text:p>
          </table:table-cell>
          <table:table-cell office:value-type="float" office:value="604.078">
            <text:p>604,078</text:p>
          </table:table-cell>
          <table:table-cell office:value-type="float" office:value="168.545">
            <text:p>168,545</text:p>
          </table:table-cell>
          <table:table-cell office:value-type="float" office:value="148.587">
            <text:p>148,587</text:p>
          </table:table-cell>
          <table:table-cell office:value-type="float" office:value="191.882">
            <text:p>191,882</text:p>
          </table:table-cell>
          <table:table-cell office:value-type="float" office:value="735.418">
            <text:p>735,418</text:p>
          </table:table-cell>
          <table:table-cell office:value-type="float" office:value="643.94">
            <text:p>643,94</text:p>
          </table:table-cell>
          <table:table-cell office:value-type="float" office:value="1258.83">
            <text:p>1258,83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47.585">
            <text:p>247,585</text:p>
          </table:table-cell>
          <table:table-cell office:value-type="float" office:value="203.209">
            <text:p>203,209</text:p>
          </table:table-cell>
          <table:table-cell office:value-type="float" office:value="326.517">
            <text:p>326,517</text:p>
          </table:table-cell>
          <table:table-cell office:value-type="float" office:value="319.073">
            <text:p>319,073</text:p>
          </table:table-cell>
          <table:table-cell office:value-type="float" office:value="192.361">
            <text:p>192,361</text:p>
          </table:table-cell>
          <table:table-cell office:value-type="float" office:value="603.403">
            <text:p>603,403</text:p>
          </table:table-cell>
          <table:table-cell office:value-type="float" office:value="167.863">
            <text:p>167,863</text:p>
          </table:table-cell>
          <table:table-cell office:value-type="float" office:value="149.002">
            <text:p>149,002</text:p>
          </table:table-cell>
          <table:table-cell office:value-type="float" office:value="190.587">
            <text:p>190,587</text:p>
          </table:table-cell>
          <table:table-cell office:value-type="float" office:value="734.942">
            <text:p>734,942</text:p>
          </table:table-cell>
          <table:table-cell office:value-type="float" office:value="642.784">
            <text:p>642,784</text:p>
          </table:table-cell>
          <table:table-cell office:value-type="float" office:value="1264.82">
            <text:p>1264,8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8.481">
            <text:p>248,481</text:p>
          </table:table-cell>
          <table:table-cell office:value-type="float" office:value="204.305">
            <text:p>204,305</text:p>
          </table:table-cell>
          <table:table-cell office:value-type="float" office:value="336.603">
            <text:p>336,603</text:p>
          </table:table-cell>
          <table:table-cell office:value-type="float" office:value="322.403">
            <text:p>322,403</text:p>
          </table:table-cell>
          <table:table-cell office:value-type="float" office:value="193.456">
            <text:p>193,456</text:p>
          </table:table-cell>
          <table:table-cell office:value-type="float" office:value="606.329">
            <text:p>606,329</text:p>
          </table:table-cell>
          <table:table-cell office:value-type="float" office:value="168.031">
            <text:p>168,031</text:p>
          </table:table-cell>
          <table:table-cell office:value-type="float" office:value="147.291">
            <text:p>147,291</text:p>
          </table:table-cell>
          <table:table-cell office:value-type="float" office:value="191.642">
            <text:p>191,642</text:p>
          </table:table-cell>
          <table:table-cell office:value-type="float" office:value="734.887">
            <text:p>734,887</text:p>
          </table:table-cell>
          <table:table-cell office:value-type="float" office:value="643.12">
            <text:p>643,12</text:p>
          </table:table-cell>
          <table:table-cell office:value-type="float" office:value="1266.06">
            <text:p>1266,06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47.895">
            <text:p>247,895</text:p>
          </table:table-cell>
          <table:table-cell office:value-type="float" office:value="203.464">
            <text:p>203,464</text:p>
          </table:table-cell>
          <table:table-cell office:value-type="float" office:value="332.761">
            <text:p>332,761</text:p>
          </table:table-cell>
          <table:table-cell office:value-type="float" office:value="320.138">
            <text:p>320,138</text:p>
          </table:table-cell>
          <table:table-cell office:value-type="float" office:value="192.49">
            <text:p>192,49</text:p>
          </table:table-cell>
          <table:table-cell office:value-type="float" office:value="605.877">
            <text:p>605,877</text:p>
          </table:table-cell>
          <table:table-cell office:value-type="float" office:value="167.932">
            <text:p>167,932</text:p>
          </table:table-cell>
          <table:table-cell office:value-type="float" office:value="146.59">
            <text:p>146,59</text:p>
          </table:table-cell>
          <table:table-cell office:value-type="float" office:value="191.633">
            <text:p>191,633</text:p>
          </table:table-cell>
          <table:table-cell office:value-type="float" office:value="734.69">
            <text:p>734,69</text:p>
          </table:table-cell>
          <table:table-cell office:value-type="float" office:value="643.146">
            <text:p>643,146</text:p>
          </table:table-cell>
          <table:table-cell office:value-type="float" office:value="1267.41">
            <text:p>1267,41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50.533">
            <text:p>250,533</text:p>
          </table:table-cell>
          <table:table-cell office:value-type="float" office:value="205.644">
            <text:p>205,644</text:p>
          </table:table-cell>
          <table:table-cell office:value-type="float" office:value="336.729">
            <text:p>336,729</text:p>
          </table:table-cell>
          <table:table-cell office:value-type="float" office:value="325.488">
            <text:p>325,488</text:p>
          </table:table-cell>
          <table:table-cell office:value-type="float" office:value="196.2">
            <text:p>196,2</text:p>
          </table:table-cell>
          <table:table-cell office:value-type="float" office:value="619.22">
            <text:p>619,22</text:p>
          </table:table-cell>
          <table:table-cell office:value-type="float" office:value="170.546">
            <text:p>170,546</text:p>
          </table:table-cell>
          <table:table-cell office:value-type="float" office:value="149.655">
            <text:p>149,655</text:p>
          </table:table-cell>
          <table:table-cell office:value-type="float" office:value="194.662">
            <text:p>194,662</text:p>
          </table:table-cell>
          <table:table-cell office:value-type="float" office:value="736.296">
            <text:p>736,296</text:p>
          </table:table-cell>
          <table:table-cell office:value-type="float" office:value="645.787">
            <text:p>645,787</text:p>
          </table:table-cell>
          <table:table-cell office:value-type="float" office:value="1252.8">
            <text:p>1252,8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49.34">
            <text:p>249,34</text:p>
          </table:table-cell>
          <table:table-cell office:value-type="float" office:value="204.594">
            <text:p>204,594</text:p>
          </table:table-cell>
          <table:table-cell office:value-type="float" office:value="333.314">
            <text:p>333,314</text:p>
          </table:table-cell>
          <table:table-cell office:value-type="float" office:value="324.952">
            <text:p>324,952</text:p>
          </table:table-cell>
          <table:table-cell office:value-type="float" office:value="196.512">
            <text:p>196,512</text:p>
          </table:table-cell>
          <table:table-cell office:value-type="float" office:value="620.803">
            <text:p>620,803</text:p>
          </table:table-cell>
          <table:table-cell office:value-type="float" office:value="168.944">
            <text:p>168,944</text:p>
          </table:table-cell>
          <table:table-cell office:value-type="float" office:value="148.904">
            <text:p>148,904</text:p>
          </table:table-cell>
          <table:table-cell office:value-type="float" office:value="194.102">
            <text:p>194,102</text:p>
          </table:table-cell>
          <table:table-cell office:value-type="float" office:value="736.032">
            <text:p>736,032</text:p>
          </table:table-cell>
          <table:table-cell office:value-type="float" office:value="644.703">
            <text:p>644,703</text:p>
          </table:table-cell>
          <table:table-cell office:value-type="float" office:value="1272.82">
            <text:p>1272,82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50.666">
            <text:p>250,666</text:p>
          </table:table-cell>
          <table:table-cell office:value-type="float" office:value="206.147">
            <text:p>206,147</text:p>
          </table:table-cell>
          <table:table-cell office:value-type="float" office:value="337.628">
            <text:p>337,628</text:p>
          </table:table-cell>
          <table:table-cell office:value-type="float" office:value="327.252">
            <text:p>327,252</text:p>
          </table:table-cell>
          <table:table-cell office:value-type="float" office:value="197.725">
            <text:p>197,725</text:p>
          </table:table-cell>
          <table:table-cell office:value-type="float" office:value="626.154">
            <text:p>626,154</text:p>
          </table:table-cell>
          <table:table-cell office:value-type="float" office:value="170.792">
            <text:p>170,792</text:p>
          </table:table-cell>
          <table:table-cell office:value-type="float" office:value="151.04">
            <text:p>151,04</text:p>
          </table:table-cell>
          <table:table-cell office:value-type="float" office:value="195.134">
            <text:p>195,134</text:p>
          </table:table-cell>
          <table:table-cell office:value-type="float" office:value="737.11">
            <text:p>737,11</text:p>
          </table:table-cell>
          <table:table-cell office:value-type="float" office:value="645.107">
            <text:p>645,107</text:p>
          </table:table-cell>
          <table:table-cell office:value-type="float" office:value="1277.76">
            <text:p>1277,76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49.68">
            <text:p>249,68</text:p>
          </table:table-cell>
          <table:table-cell office:value-type="float" office:value="205.392">
            <text:p>205,392</text:p>
          </table:table-cell>
          <table:table-cell office:value-type="float" office:value="333.896">
            <text:p>333,896</text:p>
          </table:table-cell>
          <table:table-cell office:value-type="float" office:value="324.566">
            <text:p>324,566</text:p>
          </table:table-cell>
          <table:table-cell office:value-type="float" office:value="196.42">
            <text:p>196,42</text:p>
          </table:table-cell>
          <table:table-cell office:value-type="float" office:value="622.941">
            <text:p>622,941</text:p>
          </table:table-cell>
          <table:table-cell office:value-type="float" office:value="169.817">
            <text:p>169,817</text:p>
          </table:table-cell>
          <table:table-cell office:value-type="float" office:value="149.808">
            <text:p>149,808</text:p>
          </table:table-cell>
          <table:table-cell office:value-type="float" office:value="194.976">
            <text:p>194,976</text:p>
          </table:table-cell>
          <table:table-cell office:value-type="float" office:value="736.706">
            <text:p>736,706</text:p>
          </table:table-cell>
          <table:table-cell office:value-type="float" office:value="645.133">
            <text:p>645,133</text:p>
          </table:table-cell>
          <table:table-cell office:value-type="float" office:value="1277.15">
            <text:p>1277,15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50.301">
            <text:p>250,301</text:p>
          </table:table-cell>
          <table:table-cell office:value-type="float" office:value="205.975">
            <text:p>205,975</text:p>
          </table:table-cell>
          <table:table-cell office:value-type="float" office:value="335.25">
            <text:p>335,25</text:p>
          </table:table-cell>
          <table:table-cell office:value-type="float" office:value="327.788">
            <text:p>327,788</text:p>
          </table:table-cell>
          <table:table-cell office:value-type="float" office:value="197.86">
            <text:p>197,86</text:p>
          </table:table-cell>
          <table:table-cell office:value-type="float" office:value="623.914">
            <text:p>623,914</text:p>
          </table:table-cell>
          <table:table-cell office:value-type="float" office:value="170.271">
            <text:p>170,271</text:p>
          </table:table-cell>
          <table:table-cell office:value-type="float" office:value="149.15">
            <text:p>149,15</text:p>
          </table:table-cell>
          <table:table-cell office:value-type="float" office:value="195.897">
            <text:p>195,897</text:p>
          </table:table-cell>
          <table:table-cell office:value-type="float" office:value="737.019">
            <text:p>737,019</text:p>
          </table:table-cell>
          <table:table-cell office:value-type="float" office:value="645.915">
            <text:p>645,915</text:p>
          </table:table-cell>
          <table:table-cell office:value-type="float" office:value="1265.69">
            <text:p>1265,69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50.373">
            <text:p>250,373</text:p>
          </table:table-cell>
          <table:table-cell office:value-type="float" office:value="205.432">
            <text:p>205,432</text:p>
          </table:table-cell>
          <table:table-cell office:value-type="float" office:value="338.818">
            <text:p>338,818</text:p>
          </table:table-cell>
          <table:table-cell office:value-type="float" office:value="325.155">
            <text:p>325,155</text:p>
          </table:table-cell>
          <table:table-cell office:value-type="float" office:value="195.929">
            <text:p>195,929</text:p>
          </table:table-cell>
          <table:table-cell office:value-type="float" office:value="612.405">
            <text:p>612,405</text:p>
          </table:table-cell>
          <table:table-cell office:value-type="float" office:value="170.256">
            <text:p>170,256</text:p>
          </table:table-cell>
          <table:table-cell office:value-type="float" office:value="148.882">
            <text:p>148,882</text:p>
          </table:table-cell>
          <table:table-cell office:value-type="float" office:value="195.203">
            <text:p>195,203</text:p>
          </table:table-cell>
          <table:table-cell office:value-type="float" office:value="737.155">
            <text:p>737,155</text:p>
          </table:table-cell>
          <table:table-cell office:value-type="float" office:value="645.642">
            <text:p>645,642</text:p>
          </table:table-cell>
          <table:table-cell office:value-type="float" office:value="1276.66">
            <text:p>1276,66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51.69">
            <text:p>251,69</text:p>
          </table:table-cell>
          <table:table-cell office:value-type="float" office:value="207.054">
            <text:p>207,054</text:p>
          </table:table-cell>
          <table:table-cell office:value-type="float" office:value="333.69">
            <text:p>333,69</text:p>
          </table:table-cell>
          <table:table-cell office:value-type="float" office:value="327.975">
            <text:p>327,975</text:p>
          </table:table-cell>
          <table:table-cell office:value-type="float" office:value="196.378">
            <text:p>196,378</text:p>
          </table:table-cell>
          <table:table-cell office:value-type="float" office:value="612.485">
            <text:p>612,485</text:p>
          </table:table-cell>
          <table:table-cell office:value-type="float" office:value="171.722">
            <text:p>171,722</text:p>
          </table:table-cell>
          <table:table-cell office:value-type="float" office:value="150.756">
            <text:p>150,756</text:p>
          </table:table-cell>
          <table:table-cell office:value-type="float" office:value="196.666">
            <text:p>196,666</text:p>
          </table:table-cell>
          <table:table-cell office:value-type="float" office:value="737.62">
            <text:p>737,62</text:p>
          </table:table-cell>
          <table:table-cell office:value-type="float" office:value="646.56">
            <text:p>646,56</text:p>
          </table:table-cell>
          <table:table-cell office:value-type="float" office:value="1275">
            <text:p>1275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51.873">
            <text:p>251,873</text:p>
          </table:table-cell>
          <table:table-cell office:value-type="float" office:value="207.158">
            <text:p>207,158</text:p>
          </table:table-cell>
          <table:table-cell office:value-type="float" office:value="344.304">
            <text:p>344,304</text:p>
          </table:table-cell>
          <table:table-cell office:value-type="float" office:value="326.631">
            <text:p>326,631</text:p>
          </table:table-cell>
          <table:table-cell office:value-type="float" office:value="196.172">
            <text:p>196,172</text:p>
          </table:table-cell>
          <table:table-cell office:value-type="float" office:value="620.282">
            <text:p>620,282</text:p>
          </table:table-cell>
          <table:table-cell office:value-type="float" office:value="171.729">
            <text:p>171,729</text:p>
          </table:table-cell>
          <table:table-cell office:value-type="float" office:value="149.235">
            <text:p>149,235</text:p>
          </table:table-cell>
          <table:table-cell office:value-type="float" office:value="197.914">
            <text:p>197,914</text:p>
          </table:table-cell>
          <table:table-cell office:value-type="float" office:value="737.057">
            <text:p>737,057</text:p>
          </table:table-cell>
          <table:table-cell office:value-type="float" office:value="646.844">
            <text:p>646,844</text:p>
          </table:table-cell>
          <table:table-cell office:value-type="float" office:value="1278.25">
            <text:p>1278,2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0.99">
            <text:p>250,99</text:p>
          </table:table-cell>
          <table:table-cell office:value-type="float" office:value="205.97">
            <text:p>205,97</text:p>
          </table:table-cell>
          <table:table-cell office:value-type="float" office:value="338.549">
            <text:p>338,549</text:p>
          </table:table-cell>
          <table:table-cell office:value-type="float" office:value="326.361">
            <text:p>326,361</text:p>
          </table:table-cell>
          <table:table-cell office:value-type="float" office:value="196.74">
            <text:p>196,74</text:p>
          </table:table-cell>
          <table:table-cell office:value-type="float" office:value="621.376">
            <text:p>621,376</text:p>
          </table:table-cell>
          <table:table-cell office:value-type="float" office:value="170.569">
            <text:p>170,569</text:p>
          </table:table-cell>
          <table:table-cell office:value-type="float" office:value="149.045">
            <text:p>149,045</text:p>
          </table:table-cell>
          <table:table-cell office:value-type="float" office:value="197.079">
            <text:p>197,079</text:p>
          </table:table-cell>
          <table:table-cell office:value-type="float" office:value="737.366">
            <text:p>737,366</text:p>
          </table:table-cell>
          <table:table-cell office:value-type="float" office:value="645.928">
            <text:p>645,928</text:p>
          </table:table-cell>
          <table:table-cell office:value-type="float" office:value="1246.21">
            <text:p>1246,21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50.521">
            <text:p>250,521</text:p>
          </table:table-cell>
          <table:table-cell office:value-type="float" office:value="205.185">
            <text:p>205,185</text:p>
          </table:table-cell>
          <table:table-cell office:value-type="float" office:value="337.926">
            <text:p>337,926</text:p>
          </table:table-cell>
          <table:table-cell office:value-type="float" office:value="324.996">
            <text:p>324,996</text:p>
          </table:table-cell>
          <table:table-cell office:value-type="float" office:value="196.262">
            <text:p>196,262</text:p>
          </table:table-cell>
          <table:table-cell office:value-type="float" office:value="624.834">
            <text:p>624,834</text:p>
          </table:table-cell>
          <table:table-cell office:value-type="float" office:value="170.589">
            <text:p>170,589</text:p>
          </table:table-cell>
          <table:table-cell office:value-type="float" office:value="149.105">
            <text:p>149,105</text:p>
          </table:table-cell>
          <table:table-cell office:value-type="float" office:value="196.737">
            <text:p>196,737</text:p>
          </table:table-cell>
          <table:table-cell office:value-type="float" office:value="737.148">
            <text:p>737,148</text:p>
          </table:table-cell>
          <table:table-cell office:value-type="float" office:value="645.437">
            <text:p>645,437</text:p>
          </table:table-cell>
          <table:table-cell office:value-type="float" office:value="1277.48">
            <text:p>1277,48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50.87">
            <text:p>250,87</text:p>
          </table:table-cell>
          <table:table-cell office:value-type="float" office:value="205.949">
            <text:p>205,949</text:p>
          </table:table-cell>
          <table:table-cell office:value-type="float" office:value="332.58">
            <text:p>332,58</text:p>
          </table:table-cell>
          <table:table-cell office:value-type="float" office:value="326.931">
            <text:p>326,931</text:p>
          </table:table-cell>
          <table:table-cell office:value-type="float" office:value="198.348">
            <text:p>198,348</text:p>
          </table:table-cell>
          <table:table-cell office:value-type="float" office:value="630.423">
            <text:p>630,423</text:p>
          </table:table-cell>
          <table:table-cell office:value-type="float" office:value="170.479">
            <text:p>170,479</text:p>
          </table:table-cell>
          <table:table-cell office:value-type="float" office:value="149.217">
            <text:p>149,217</text:p>
          </table:table-cell>
          <table:table-cell office:value-type="float" office:value="195.855">
            <text:p>195,855</text:p>
          </table:table-cell>
          <table:table-cell office:value-type="float" office:value="737.73">
            <text:p>737,73</text:p>
          </table:table-cell>
          <table:table-cell office:value-type="float" office:value="645.615">
            <text:p>645,615</text:p>
          </table:table-cell>
          <table:table-cell office:value-type="float" office:value="1263.1">
            <text:p>1263,1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51.104">
            <text:p>251,104</text:p>
          </table:table-cell>
          <table:table-cell office:value-type="float" office:value="206.702">
            <text:p>206,702</text:p>
          </table:table-cell>
          <table:table-cell office:value-type="float" office:value="337.6">
            <text:p>337,6</text:p>
          </table:table-cell>
          <table:table-cell office:value-type="float" office:value="326.522">
            <text:p>326,522</text:p>
          </table:table-cell>
          <table:table-cell office:value-type="float" office:value="197.521">
            <text:p>197,521</text:p>
          </table:table-cell>
          <table:table-cell office:value-type="float" office:value="629.342">
            <text:p>629,342</text:p>
          </table:table-cell>
          <table:table-cell office:value-type="float" office:value="171.383">
            <text:p>171,383</text:p>
          </table:table-cell>
          <table:table-cell office:value-type="float" office:value="150.498">
            <text:p>150,498</text:p>
          </table:table-cell>
          <table:table-cell office:value-type="float" office:value="196.087">
            <text:p>196,087</text:p>
          </table:table-cell>
          <table:table-cell office:value-type="float" office:value="737.406">
            <text:p>737,406</text:p>
          </table:table-cell>
          <table:table-cell office:value-type="float" office:value="645.945">
            <text:p>645,945</text:p>
          </table:table-cell>
          <table:table-cell office:value-type="float" office:value="1272.17">
            <text:p>1272,17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47.962">
            <text:p>247,962</text:p>
          </table:table-cell>
          <table:table-cell office:value-type="float" office:value="205.442">
            <text:p>205,442</text:p>
          </table:table-cell>
          <table:table-cell office:value-type="float" office:value="338.331">
            <text:p>338,331</text:p>
          </table:table-cell>
          <table:table-cell office:value-type="float" office:value="318.873">
            <text:p>318,873</text:p>
          </table:table-cell>
          <table:table-cell office:value-type="float" office:value="186.003">
            <text:p>186,003</text:p>
          </table:table-cell>
          <table:table-cell office:value-type="float" office:value="541.909">
            <text:p>541,909</text:p>
          </table:table-cell>
          <table:table-cell office:value-type="float" office:value="167.051">
            <text:p>167,051</text:p>
          </table:table-cell>
          <table:table-cell office:value-type="float" office:value="149.488">
            <text:p>149,488</text:p>
          </table:table-cell>
          <table:table-cell office:value-type="float" office:value="186.102">
            <text:p>186,102</text:p>
          </table:table-cell>
          <table:table-cell office:value-type="float" office:value="732.706">
            <text:p>732,706</text:p>
          </table:table-cell>
          <table:table-cell office:value-type="float" office:value="641.313">
            <text:p>641,313</text:p>
          </table:table-cell>
          <table:table-cell office:value-type="float" office:value="1255.64">
            <text:p>1255,64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47.07">
            <text:p>247,07</text:p>
          </table:table-cell>
          <table:table-cell office:value-type="float" office:value="204.09">
            <text:p>204,09</text:p>
          </table:table-cell>
          <table:table-cell office:value-type="float" office:value="332.917">
            <text:p>332,917</text:p>
          </table:table-cell>
          <table:table-cell office:value-type="float" office:value="316.632">
            <text:p>316,632</text:p>
          </table:table-cell>
          <table:table-cell office:value-type="float" office:value="185.46">
            <text:p>185,46</text:p>
          </table:table-cell>
          <table:table-cell office:value-type="float" office:value="546.288">
            <text:p>546,288</text:p>
          </table:table-cell>
          <table:table-cell office:value-type="float" office:value="166.233">
            <text:p>166,233</text:p>
          </table:table-cell>
          <table:table-cell office:value-type="float" office:value="147.159">
            <text:p>147,159</text:p>
          </table:table-cell>
          <table:table-cell office:value-type="float" office:value="184.6">
            <text:p>184,6</text:p>
          </table:table-cell>
          <table:table-cell office:value-type="float" office:value="731.868">
            <text:p>731,868</text:p>
          </table:table-cell>
          <table:table-cell office:value-type="float" office:value="639.654">
            <text:p>639,654</text:p>
          </table:table-cell>
          <table:table-cell office:value-type="float" office:value="1258.26">
            <text:p>1258,26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46.683">
            <text:p>246,683</text:p>
          </table:table-cell>
          <table:table-cell office:value-type="float" office:value="203.886">
            <text:p>203,886</text:p>
          </table:table-cell>
          <table:table-cell office:value-type="float" office:value="337.916">
            <text:p>337,916</text:p>
          </table:table-cell>
          <table:table-cell office:value-type="float" office:value="317.219">
            <text:p>317,219</text:p>
          </table:table-cell>
          <table:table-cell office:value-type="float" office:value="186.069">
            <text:p>186,069</text:p>
          </table:table-cell>
          <table:table-cell office:value-type="float" office:value="547.745">
            <text:p>547,745</text:p>
          </table:table-cell>
          <table:table-cell office:value-type="float" office:value="165.801">
            <text:p>165,801</text:p>
          </table:table-cell>
          <table:table-cell office:value-type="float" office:value="147.138">
            <text:p>147,138</text:p>
          </table:table-cell>
          <table:table-cell office:value-type="float" office:value="184.647">
            <text:p>184,647</text:p>
          </table:table-cell>
          <table:table-cell office:value-type="float" office:value="731.927">
            <text:p>731,927</text:p>
          </table:table-cell>
          <table:table-cell office:value-type="float" office:value="639.619">
            <text:p>639,619</text:p>
          </table:table-cell>
          <table:table-cell office:value-type="float" office:value="1263.97">
            <text:p>1263,97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6.048">
            <text:p>246,048</text:p>
          </table:table-cell>
          <table:table-cell office:value-type="float" office:value="203.441">
            <text:p>203,441</text:p>
          </table:table-cell>
          <table:table-cell office:value-type="float" office:value="330.509">
            <text:p>330,509</text:p>
          </table:table-cell>
          <table:table-cell office:value-type="float" office:value="315.135">
            <text:p>315,135</text:p>
          </table:table-cell>
          <table:table-cell office:value-type="float" office:value="184.832">
            <text:p>184,832</text:p>
          </table:table-cell>
          <table:table-cell office:value-type="float" office:value="542.583">
            <text:p>542,583</text:p>
          </table:table-cell>
          <table:table-cell office:value-type="float" office:value="165.239">
            <text:p>165,239</text:p>
          </table:table-cell>
          <table:table-cell office:value-type="float" office:value="147.712">
            <text:p>147,712</text:p>
          </table:table-cell>
          <table:table-cell office:value-type="float" office:value="184.298">
            <text:p>184,298</text:p>
          </table:table-cell>
          <table:table-cell office:value-type="float" office:value="731.494">
            <text:p>731,494</text:p>
          </table:table-cell>
          <table:table-cell office:value-type="float" office:value="639.451">
            <text:p>639,451</text:p>
          </table:table-cell>
          <table:table-cell office:value-type="float" office:value="1253.71">
            <text:p>1253,71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46.079">
            <text:p>246,079</text:p>
          </table:table-cell>
          <table:table-cell office:value-type="float" office:value="203.17">
            <text:p>203,17</text:p>
          </table:table-cell>
          <table:table-cell office:value-type="float" office:value="331.891">
            <text:p>331,891</text:p>
          </table:table-cell>
          <table:table-cell office:value-type="float" office:value="314.654">
            <text:p>314,654</text:p>
          </table:table-cell>
          <table:table-cell office:value-type="float" office:value="183.591">
            <text:p>183,591</text:p>
          </table:table-cell>
          <table:table-cell office:value-type="float" office:value="538.604">
            <text:p>538,604</text:p>
          </table:table-cell>
          <table:table-cell office:value-type="float" office:value="165.272">
            <text:p>165,272</text:p>
          </table:table-cell>
          <table:table-cell office:value-type="float" office:value="146.934">
            <text:p>146,934</text:p>
          </table:table-cell>
          <table:table-cell office:value-type="float" office:value="184.037">
            <text:p>184,037</text:p>
          </table:table-cell>
          <table:table-cell office:value-type="float" office:value="731.247">
            <text:p>731,247</text:p>
          </table:table-cell>
          <table:table-cell office:value-type="float" office:value="639.204">
            <text:p>639,204</text:p>
          </table:table-cell>
          <table:table-cell office:value-type="float" office:value="1257.7">
            <text:p>1257,7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45.424">
            <text:p>245,424</text:p>
          </table:table-cell>
          <table:table-cell office:value-type="float" office:value="201.824">
            <text:p>201,824</text:p>
          </table:table-cell>
          <table:table-cell office:value-type="float" office:value="333.195">
            <text:p>333,195</text:p>
          </table:table-cell>
          <table:table-cell office:value-type="float" office:value="312.452">
            <text:p>312,452</text:p>
          </table:table-cell>
          <table:table-cell office:value-type="float" office:value="183.858">
            <text:p>183,858</text:p>
          </table:table-cell>
          <table:table-cell office:value-type="float" office:value="546.14">
            <text:p>546,14</text:p>
          </table:table-cell>
          <table:table-cell office:value-type="float" office:value="164.731">
            <text:p>164,731</text:p>
          </table:table-cell>
          <table:table-cell office:value-type="float" office:value="144.858">
            <text:p>144,858</text:p>
          </table:table-cell>
          <table:table-cell office:value-type="float" office:value="182.791">
            <text:p>182,791</text:p>
          </table:table-cell>
          <table:table-cell office:value-type="float" office:value="730.744">
            <text:p>730,744</text:p>
          </table:table-cell>
          <table:table-cell office:value-type="float" office:value="638.363">
            <text:p>638,363</text:p>
          </table:table-cell>
          <table:table-cell office:value-type="float" office:value="1262.16">
            <text:p>1262,1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5.457">
            <text:p>245,457</text:p>
          </table:table-cell>
          <table:table-cell office:value-type="float" office:value="201.61">
            <text:p>201,61</text:p>
          </table:table-cell>
          <table:table-cell office:value-type="float" office:value="328.78">
            <text:p>328,78</text:p>
          </table:table-cell>
          <table:table-cell office:value-type="float" office:value="311.283">
            <text:p>311,283</text:p>
          </table:table-cell>
          <table:table-cell office:value-type="float" office:value="183.022">
            <text:p>183,022</text:p>
          </table:table-cell>
          <table:table-cell office:value-type="float" office:value="542.164">
            <text:p>542,164</text:p>
          </table:table-cell>
          <table:table-cell office:value-type="float" office:value="164.374">
            <text:p>164,374</text:p>
          </table:table-cell>
          <table:table-cell office:value-type="float" office:value="143.909">
            <text:p>143,909</text:p>
          </table:table-cell>
          <table:table-cell office:value-type="float" office:value="183.358">
            <text:p>183,358</text:p>
          </table:table-cell>
          <table:table-cell office:value-type="float" office:value="730.733">
            <text:p>730,733</text:p>
          </table:table-cell>
          <table:table-cell office:value-type="float" office:value="638.033">
            <text:p>638,033</text:p>
          </table:table-cell>
          <table:table-cell office:value-type="float" office:value="1261.36">
            <text:p>1261,3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.04.2015</text:date>, <text:time>23:4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8T23:47:39.73</dc:date>
    <dc:creator>Pavel Macenauer</dc:creator>
    <meta:document-statistic meta:table-count="1" meta:cell-count="2649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10.866cm" xlink:href=".." xlink:type="simple" chart:class="chart:line" chart:style-name="ch1">
        <chart:legend chart:legend-position="bottom" svg:x="3.554cm" svg:y="10.057cm" style:legend-expansion="wide" chart:style-name="ch2"/>
        <chart:plot-area chart:style-name="ch3" table:cell-range-address="Sheet1.O175:Sheet1.S178" chart:data-source-has-labels="both" svg:x="1.357cm" svg:y="1.003cm" svg:width="13.989cm" svg:height="7.829cm">
          <chartooo:coordinate-region svg:x="2.349cm" svg:y="1.216cm" svg:width="12.81cm" svg:height="6.943cm"/>
          <chart:axis chart:dimension="x" chart:name="primary-x" chart:style-name="ch4" chartooo:axis-type="auto">
            <chartooo:date-scale/>
            <chart:title svg:x="6.614cm" svg:y="9.05cm" chart:style-name="ch5">
              <text:p>width / height of a block</text:p>
            </chart:title>
            <chart:categories table:cell-range-address="Sheet1.O176:Sheet1.O178"/>
          </chart:axis>
          <chart:axis chart:dimension="y" chart:name="primary-y" chart:style-name="ch4">
            <chart:title svg:x="0.451cm" svg:y="6.853cm" chart:style-name="ch6">
              <text:p>detection processing [ms]</text:p>
            </chart:title>
            <chart:grid chart:style-name="ch7" chart:class="major"/>
          </chart:axis>
          <chart:series chart:style-name="ch8" chart:values-cell-range-address="Sheet1.P176:Sheet1.P178" chart:label-cell-address="Sheet1.P175:Sheet1.P175" chart:class="chart:line">
            <chart:data-point chart:repeated="3"/>
          </chart:series>
          <chart:series chart:style-name="ch9" chart:values-cell-range-address="Sheet1.Q176:Sheet1.Q178" chart:label-cell-address="Sheet1.Q175:Sheet1.Q175" chart:class="chart:line">
            <chart:data-point chart:repeated="3"/>
          </chart:series>
          <chart:series chart:style-name="ch10" chart:values-cell-range-address="Sheet1.R176:Sheet1.R178" chart:label-cell-address="Sheet1.R175:Sheet1.R175" chart:class="chart:line">
            <chart:data-point chart:repeated="3"/>
          </chart:series>
          <chart:series chart:style-name="ch11" chart:values-cell-range-address="Sheet1.S176:Sheet1.S178" chart:label-cell-address="Sheet1.S175:Sheet1.S17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</text:p>
                <draw:g>
                  <svg:desc>Sheet1.P175:Sheet1.P175</svg:desc>
                </draw:g>
              </table:table-cell>
              <table:table-cell office:value-type="string">
                <text:p>shared</text:p>
                <draw:g>
                  <svg:desc>Sheet1.Q175:Sheet1.Q175</svg:desc>
                </draw:g>
              </table:table-cell>
              <table:table-cell office:value-type="string">
                <text:p>global</text:p>
                <draw:g>
                  <svg:desc>Sheet1.R175:Sheet1.R175</svg:desc>
                </draw:g>
              </table:table-cell>
              <table:table-cell office:value-type="string">
                <text:p>prefixsum</text:p>
                <draw:g>
                  <svg:desc>Sheet1.S175:Sheet1.S17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O176:Sheet1.O178</svg:desc>
                </draw:g>
              </table:table-cell>
              <table:table-cell office:value-type="float" office:value="248.648313432836">
                <text:p>248.648313432836</text:p>
                <draw:g>
                  <svg:desc>Sheet1.P176:Sheet1.P178</svg:desc>
                </draw:g>
              </table:table-cell>
              <table:table-cell office:value-type="float" office:value="320.766368159204">
                <text:p>320.766368159204</text:p>
                <draw:g>
                  <svg:desc>Sheet1.Q176:Sheet1.Q178</svg:desc>
                </draw:g>
              </table:table-cell>
              <table:table-cell office:value-type="float" office:value="168.285850746269">
                <text:p>168.285850746269</text:p>
                <draw:g>
                  <svg:desc>Sheet1.R176:Sheet1.R178</svg:desc>
                </draw:g>
              </table:table-cell>
              <table:table-cell office:value-type="float" office:value="734.47528358209">
                <text:p>734.47528358209</text:p>
                <draw:g>
                  <svg:desc>Sheet1.S176:Sheet1.S17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4.249805970149">
                <text:p>204.249805970149</text:p>
              </table:table-cell>
              <table:table-cell office:value-type="float" office:value="191.187199004975">
                <text:p>191.187199004975</text:p>
              </table:table-cell>
              <table:table-cell office:value-type="float" office:value="147.351213930348">
                <text:p>147.351213930348</text:p>
              </table:table-cell>
              <table:table-cell office:value-type="float" office:value="642.055482587065">
                <text:p>642.0554825870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5.611691542289">
                <text:p>335.611691542289</text:p>
              </table:table-cell>
              <table:table-cell office:value-type="float" office:value="587.165845771144">
                <text:p>587.165845771144</text:p>
              </table:table-cell>
              <table:table-cell office:value-type="float" office:value="190.37768159204">
                <text:p>190.37768159204</text:p>
              </table:table-cell>
              <table:table-cell office:value-type="float" office:value="1264.04407960199">
                <text:p>1264.04407960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